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" style:parent-style-name="Standard" style:family="paragraph">
      <style:paragraph-properties fo:margin-bottom="0in" style:line-height-at-least="0.1979in" fo:background-color="#FFFFFF"/>
    </style:style>
    <style:style style:name="T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" style:parent-style-name="Standard" style:family="paragraph">
      <style:paragraph-properties fo:margin-bottom="0in" style:line-height-at-least="0.1979in" fo:background-color="#FFFFFF"/>
    </style:style>
    <style:style style:name="T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" style:parent-style-name="Standard" style:family="paragraph">
      <style:paragraph-properties fo:margin-bottom="0in" style:line-height-at-least="0.1979in" fo:background-color="#FFFFFF"/>
    </style:style>
    <style:style style:name="T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" style:parent-style-name="Standard" style:family="paragraph">
      <style:paragraph-properties fo:margin-bottom="0in" style:line-height-at-least="0.1979in" fo:background-color="#FFFFFF"/>
    </style:style>
    <style:style style:name="T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" style:parent-style-name="Standard" style:family="paragraph">
      <style:paragraph-properties fo:margin-bottom="0in" style:line-height-at-least="0.1979in" fo:background-color="#FFFFFF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4" style:parent-style-name="Standard" style:family="paragraph">
      <style:paragraph-properties fo:margin-bottom="0in" style:line-height-at-least="0.1979in" fo:background-color="#FFFFFF"/>
    </style:style>
    <style:style style:name="T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0" style:parent-style-name="Standard" style:family="paragraph">
      <style:paragraph-properties fo:margin-bottom="0in" style:line-height-at-least="0.1979in" fo:background-color="#FFFFFF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3" style:parent-style-name="Standard" style:family="paragraph">
      <style:paragraph-properties fo:margin-bottom="0in" style:line-height-at-least="0.1979in" fo:background-color="#FFFFFF"/>
    </style:style>
    <style:style style:name="T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6" style:parent-style-name="Standard" style:family="paragraph">
      <style:paragraph-properties fo:margin-bottom="0in" style:line-height-at-least="0.1979in" fo:background-color="#FFFFFF"/>
    </style:style>
    <style:style style:name="T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61" style:parent-style-name="Standard" style:family="paragraph">
      <style:paragraph-properties fo:margin-bottom="0in" style:line-height-at-least="0.1979in" fo:background-color="#FFFFFF"/>
    </style:style>
    <style:style style:name="T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6" style:parent-style-name="Standard" style:family="paragraph">
      <style:paragraph-properties fo:margin-bottom="0in" style:line-height-at-least="0.1979in" fo:background-color="#FFFFFF"/>
    </style:style>
    <style:style style:name="T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69" style:parent-style-name="Standard" style:family="paragraph">
      <style:paragraph-properties fo:margin-bottom="0in" style:line-height-at-least="0.1979in" fo:background-color="#FFFFFF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4" style:parent-style-name="Standard" style:family="paragraph">
      <style:paragraph-properties fo:margin-bottom="0in" style:line-height-at-least="0.1979in" fo:background-color="#FFFFFF"/>
    </style:style>
    <style:style style:name="T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79" style:parent-style-name="Standard" style:family="paragraph">
      <style:paragraph-properties fo:margin-bottom="0in" style:line-height-at-least="0.1979in" fo:background-color="#FFFFFF"/>
    </style:style>
    <style:style style:name="T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85" style:parent-style-name="Standard" style:family="paragraph">
      <style:paragraph-properties fo:margin-bottom="0in" style:line-height-at-least="0.1979in" fo:background-color="#FFFFFF"/>
    </style:style>
    <style:style style:name="T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" style:parent-style-name="Standard" style:family="paragraph">
      <style:paragraph-properties fo:margin-bottom="0in" style:line-height-at-least="0.1979in" fo:background-color="#FFFFFF"/>
    </style:style>
    <style:style style:name="T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" style:parent-style-name="Standard" style:family="paragraph">
      <style:paragraph-properties fo:margin-bottom="0in" style:line-height-at-least="0.1979in" fo:background-color="#FFFFFF"/>
    </style:style>
    <style:style style:name="T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" style:parent-style-name="Standard" style:family="paragraph">
      <style:paragraph-properties fo:margin-bottom="0in" style:line-height-at-least="0.1979in" fo:background-color="#FFFFFF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" style:parent-style-name="Standard" style:family="paragraph">
      <style:paragraph-properties fo:margin-bottom="0in" style:line-height-at-least="0.1979in" fo:background-color="#FFFFFF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7" style:parent-style-name="Standard" style:family="paragraph">
      <style:paragraph-properties fo:margin-bottom="0in" style:line-height-at-least="0.1979in" fo:background-color="#FFFFFF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0" style:parent-style-name="Standard" style:family="paragraph">
      <style:paragraph-properties fo:margin-bottom="0in" style:line-height-at-least="0.1979in" fo:background-color="#FFFFFF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8" style:parent-style-name="Standard" style:family="paragraph">
      <style:paragraph-properties fo:margin-bottom="0in" style:line-height-at-least="0.1979in" fo:background-color="#FFFFFF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1" style:parent-style-name="Standard" style:family="paragraph">
      <style:paragraph-properties fo:margin-bottom="0in" style:line-height-at-least="0.1979in" fo:background-color="#FFFFFF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9" style:parent-style-name="Standard" style:family="paragraph">
      <style:paragraph-properties fo:margin-bottom="0in" style:line-height-at-least="0.1979in" fo:background-color="#FFFFFF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2" style:parent-style-name="Standard" style:family="paragraph">
      <style:paragraph-properties fo:margin-bottom="0in" style:line-height-at-least="0.1979in" fo:background-color="#FFFFFF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5" style:parent-style-name="Standard" style:family="paragraph">
      <style:paragraph-properties fo:margin-bottom="0in" style:line-height-at-least="0.1979in" fo:background-color="#FFFFFF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8" style:parent-style-name="Standard" style:family="paragraph">
      <style:paragraph-properties fo:margin-bottom="0in" style:line-height-at-least="0.1979in" fo:background-color="#FFFFFF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6" style:parent-style-name="Standard" style:family="paragraph">
      <style:paragraph-properties fo:margin-bottom="0in" style:line-height-at-least="0.1979in" fo:background-color="#FFFFFF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9" style:parent-style-name="Standard" style:family="paragraph">
      <style:paragraph-properties fo:margin-bottom="0in" style:line-height-at-least="0.1979in" fo:background-color="#FFFFFF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52" style:parent-style-name="Standard" style:family="paragraph">
      <style:paragraph-properties fo:margin-bottom="0in" style:line-height-at-least="0.1979in" fo:background-color="#FFFFFF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5" style:parent-style-name="Standard" style:family="paragraph">
      <style:paragraph-properties fo:margin-bottom="0in" style:line-height-at-least="0.1979in" fo:background-color="#FFFFFF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8" style:parent-style-name="Standard" style:family="paragraph">
      <style:paragraph-properties fo:margin-bottom="0in" style:line-height-at-least="0.1979in" fo:background-color="#FFFFFF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63" style:parent-style-name="Standard" style:family="paragraph">
      <style:paragraph-properties fo:margin-bottom="0in" style:line-height-at-least="0.1979in" fo:background-color="#FFFFFF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" style:parent-style-name="Standard" style:family="paragraph">
      <style:paragraph-properties fo:margin-bottom="0in" style:line-height-at-least="0.1979in" fo:background-color="#FFFFFF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0" style:parent-style-name="Standard" style:family="paragraph">
      <style:paragraph-properties fo:margin-bottom="0in" style:line-height-at-least="0.1979in" fo:background-color="#FFFFFF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3" style:parent-style-name="Standard" style:family="paragraph">
      <style:paragraph-properties fo:margin-bottom="0in" style:line-height-at-least="0.1979in" fo:background-color="#FFFFFF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7" style:parent-style-name="Standard" style:family="paragraph">
      <style:paragraph-properties fo:margin-bottom="0in" style:line-height-at-least="0.1979in" fo:background-color="#FFFFFF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5" style:parent-style-name="Standard" style:family="paragraph">
      <style:paragraph-properties fo:margin-bottom="0in" style:line-height-at-least="0.1979in" fo:background-color="#FFFFFF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8" style:parent-style-name="Standard" style:family="paragraph">
      <style:paragraph-properties fo:margin-bottom="0in" style:line-height-at-least="0.1979in" fo:background-color="#FFFFFF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FFFFFF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" style:parent-style-name="Standard" style:family="paragraph">
      <style:paragraph-properties fo:margin-bottom="0in" style:line-height-at-least="0.1979in" fo:background-color="#FFFFFF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3" style:parent-style-name="Standard" style:family="paragraph">
      <style:paragraph-properties fo:margin-bottom="0in" style:line-height-at-least="0.1979in" fo:background-color="#FFFFFF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9" style:parent-style-name="Standard" style:family="paragraph">
      <style:paragraph-properties fo:margin-bottom="0in" style:line-height-at-least="0.1979in" fo:background-color="#FFFFFF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" style:parent-style-name="Standard" style:family="paragraph">
      <style:paragraph-properties fo:margin-bottom="0in" style:line-height-at-least="0.1979in" fo:background-color="#FFFFFF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1" style:parent-style-name="Standard" style:family="paragraph">
      <style:paragraph-properties fo:margin-bottom="0in" style:line-height-at-least="0.1979in" fo:background-color="#FFFFFF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" style:parent-style-name="Standard" style:family="paragraph">
      <style:paragraph-properties fo:margin-bottom="0in" style:line-height-at-least="0.1979in" fo:background-color="#FFFFFF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2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" style:parent-style-name="Standard" style:family="paragraph">
      <style:paragraph-properties fo:margin-bottom="0in" style:line-height-at-least="0.1979in" fo:background-color="#FFFFFF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1" style:parent-style-name="Standard" style:family="paragraph">
      <style:paragraph-properties fo:margin-bottom="0in" style:line-height-at-least="0.1979in" fo:background-color="#FFFFFF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9" style:parent-style-name="Standard" style:family="paragraph">
      <style:paragraph-properties fo:margin-bottom="0in" style:line-height-at-least="0.1979in" fo:background-color="#FFFFFF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" style:parent-style-name="Standard" style:family="paragraph">
      <style:paragraph-properties fo:margin-bottom="0in" style:line-height-at-least="0.1979in" fo:background-color="#FFFFFF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1" style:parent-style-name="Standard" style:family="paragraph">
      <style:paragraph-properties fo:margin-bottom="0in" style:line-height-at-least="0.1979in" fo:background-color="#FFFFFF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66" style:parent-style-name="Standard" style:family="paragraph">
      <style:paragraph-properties fo:margin-bottom="0in" style:line-height-at-least="0.1979in" fo:background-color="#FFFFFF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71" style:parent-style-name="Standard" style:family="paragraph">
      <style:paragraph-properties fo:margin-bottom="0in" style:line-height-at-least="0.1979in" fo:background-color="#FFFFFF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76" style:parent-style-name="Standard" style:family="paragraph">
      <style:paragraph-properties fo:margin-bottom="0in" style:line-height-at-least="0.1979in" fo:background-color="#FFFFFF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1" style:parent-style-name="Standard" style:family="paragraph">
      <style:paragraph-properties fo:margin-bottom="0in" style:line-height-at-least="0.1979in" fo:background-color="#FFFFFF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6" style:parent-style-name="Standard" style:family="paragraph">
      <style:paragraph-properties fo:margin-bottom="0in" style:line-height-at-least="0.1979in" fo:background-color="#FFFFFF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91" style:parent-style-name="Standard" style:family="paragraph">
      <style:paragraph-properties fo:margin-bottom="0in" style:line-height-at-least="0.1979in" fo:background-color="#FFFFFF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7" style:parent-style-name="Standard" style:family="paragraph">
      <style:paragraph-properties fo:margin-bottom="0in" style:line-height-at-least="0.1979in" fo:background-color="#FFFFFF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2" style:parent-style-name="Standard" style:family="paragraph">
      <style:paragraph-properties fo:margin-bottom="0in" style:line-height-at-least="0.1979in" fo:background-color="#FFFFFF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5" style:parent-style-name="Standard" style:family="paragraph">
      <style:paragraph-properties fo:margin-bottom="0in" style:line-height-at-least="0.1979in" fo:background-color="#FFFFFF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" style:parent-style-name="Standard" style:family="paragraph">
      <style:paragraph-properties fo:margin-bottom="0in" style:line-height-at-least="0.1979in" fo:background-color="#FFFFFF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0" style:parent-style-name="Standard" style:family="paragraph">
      <style:paragraph-properties fo:margin-bottom="0in" style:line-height-at-least="0.1979in" fo:background-color="#FFFFFF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35" style:parent-style-name="Standard" style:family="paragraph">
      <style:paragraph-properties fo:margin-bottom="0in" style:line-height-at-least="0.1979in" fo:background-color="#FFFFFF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338" style:parent-style-name="Standard" style:family="paragraph">
      <style:paragraph-properties fo:margin-bottom="0in" style:line-height-at-least="0.1979in" fo:background-color="#FFFFFF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43" style:parent-style-name="Standard" style:family="paragraph">
      <style:paragraph-properties fo:margin-bottom="0in" style:line-height-at-least="0.1979in" fo:background-color="#FFFFFF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3" style:parent-style-name="Standard" style:family="paragraph">
      <style:paragraph-properties fo:margin-bottom="0in" style:line-height-at-least="0.1979in" fo:background-color="#FFFFFF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3" style:parent-style-name="Standard" style:family="paragraph">
      <style:paragraph-properties fo:margin-bottom="0in" style:line-height-at-least="0.1979in" fo:background-color="#FFFFFF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6" style:parent-style-name="Standard" style:family="paragraph">
      <style:paragraph-properties fo:margin-bottom="0in" style:line-height-at-least="0.1979in" fo:background-color="#FFFFFF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9" style:parent-style-name="Standard" style:family="paragraph">
      <style:paragraph-properties fo:margin-bottom="0in" style:line-height-at-least="0.1979in" fo:background-color="#FFFFFF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2" style:parent-style-name="Standard" style:family="paragraph">
      <style:paragraph-properties fo:margin-bottom="0in" style:line-height-at-least="0.1979in" fo:background-color="#FFFFFF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5" style:parent-style-name="Standard" style:family="paragraph">
      <style:paragraph-properties fo:margin-bottom="0in" style:line-height-at-least="0.1979in" fo:background-color="#FFFFFF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8" style:parent-style-name="Standard" style:family="paragraph">
      <style:paragraph-properties fo:margin-bottom="0in" style:line-height-at-least="0.1979in" fo:background-color="#FFFFFF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2" style:parent-style-name="Standard" style:family="paragraph">
      <style:paragraph-properties fo:margin-bottom="0in" style:line-height-at-least="0.1979in" fo:background-color="#FFFFFF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9" style:parent-style-name="Standard" style:family="paragraph">
      <style:paragraph-properties fo:margin-bottom="0in" style:line-height-at-least="0.1979in" fo:background-color="#FFFFFF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6" style:parent-style-name="Standard" style:family="paragraph">
      <style:paragraph-properties fo:margin-bottom="0in" style:line-height-at-least="0.1979in" fo:background-color="#FFFFFF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53" style:parent-style-name="Standard" style:family="paragraph">
      <style:paragraph-properties fo:margin-bottom="0in" style:line-height-at-least="0.1979in" fo:background-color="#FFFFFF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7" style:parent-style-name="Standard" style:family="paragraph">
      <style:paragraph-properties fo:margin-bottom="0in" style:line-height-at-least="0.1979in" fo:background-color="#FFFFFF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2" style:parent-style-name="Standard" style:family="paragraph">
      <style:paragraph-properties fo:margin-bottom="0in" style:line-height-at-least="0.1979in" fo:background-color="#FFFFFF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6" style:parent-style-name="Standard" style:family="paragraph">
      <style:paragraph-properties fo:margin-bottom="0in" style:line-height-at-least="0.1979in" fo:background-color="#FFFFFF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9" style:parent-style-name="Standard" style:family="paragraph">
      <style:paragraph-properties fo:margin-bottom="0in" style:line-height-at-least="0.1979in" fo:background-color="#FFFFFF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84" style:parent-style-name="Standard" style:family="paragraph">
      <style:paragraph-properties fo:margin-bottom="0in" style:line-height-at-least="0.1979in" fo:background-color="#FFFFFF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4" style:parent-style-name="Standard" style:family="paragraph">
      <style:paragraph-properties fo:margin-bottom="0in" style:line-height-at-least="0.1979in" fo:background-color="#FFFFFF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507" style:parent-style-name="Standard" style:family="paragraph">
      <style:paragraph-properties fo:margin-bottom="0in" style:line-height-at-least="0.1979in" fo:background-color="#FFFFFF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3" style:parent-style-name="Standard" style:family="paragraph">
      <style:paragraph-properties fo:margin-bottom="0in" style:line-height-at-least="0.1979in" fo:background-color="#FFFFFF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20" style:parent-style-name="Standard" style:family="paragraph">
      <style:paragraph-properties fo:margin-bottom="0in" style:line-height-at-least="0.1979in" fo:background-color="#FFFFFF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3" style:parent-style-name="Standard" style:family="paragraph">
      <style:paragraph-properties fo:margin-bottom="0in" style:line-height-at-least="0.1979in" fo:background-color="#FFFFFF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6" style:parent-style-name="Standard" style:family="paragraph">
      <style:paragraph-properties fo:margin-bottom="0in" style:line-height-at-least="0.1979in" fo:background-color="#FFFFFF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9" style:parent-style-name="Standard" style:family="paragraph">
      <style:paragraph-properties fo:margin-bottom="0in" style:line-height-at-least="0.1979in" fo:background-color="#FFFFFF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3" style:parent-style-name="Standard" style:family="paragraph">
      <style:paragraph-properties fo:margin-bottom="0in" style:line-height-at-least="0.1979in" fo:background-color="#FFFFFF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50" style:parent-style-name="Standard" style:family="paragraph">
      <style:paragraph-properties fo:margin-bottom="0in" style:line-height-at-least="0.1979in" fo:background-color="#FFFFFF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67" style:parent-style-name="Standard" style:family="paragraph">
      <style:paragraph-properties fo:margin-bottom="0in" style:line-height-at-least="0.1979in" fo:background-color="#FFFFFF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4" style:parent-style-name="Standard" style:family="paragraph">
      <style:paragraph-properties fo:margin-bottom="0in" style:line-height-at-least="0.1979in" fo:background-color="#FFFFFF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7" style:parent-style-name="Standard" style:family="paragraph">
      <style:paragraph-properties fo:margin-bottom="0in" style:line-height-at-least="0.1979in" fo:background-color="#FFFFFF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90" style:parent-style-name="Standard" style:family="paragraph">
      <style:paragraph-properties fo:margin-bottom="0in" style:line-height-at-least="0.1979in" fo:background-color="#FFFFFF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93" style:parent-style-name="Standard" style:family="paragraph">
      <style:paragraph-properties fo:margin-bottom="0in" style:line-height-at-least="0.1979in" fo:background-color="#FFFFFF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03" style:parent-style-name="Standard" style:family="paragraph">
      <style:paragraph-properties fo:margin-bottom="0in" style:line-height-at-least="0.1979in" fo:background-color="#FFFFFF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06" style:parent-style-name="Standard" style:family="paragraph">
      <style:paragraph-properties fo:margin-bottom="0in" style:line-height-at-least="0.1979in" fo:background-color="#FFFFFF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11" style:parent-style-name="Standard" style:family="paragraph">
      <style:paragraph-properties fo:margin-bottom="0in" style:line-height-at-least="0.1979in" fo:background-color="#FFFFFF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16" style:parent-style-name="Standard" style:family="paragraph">
      <style:paragraph-properties fo:margin-bottom="0in" style:line-height-at-least="0.1979in" fo:background-color="#FFFFFF"/>
    </style:style>
    <style:style style:name="T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4" style:parent-style-name="Standard" style:family="paragraph">
      <style:paragraph-properties fo:margin-bottom="0in" style:line-height-at-least="0.1979in" fo:background-color="#FFFFFF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36" style:parent-style-name="Standard" style:family="paragraph">
      <style:paragraph-properties fo:margin-bottom="0in" style:line-height-at-least="0.1979in" fo:background-color="#FFFFFF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0" style:parent-style-name="Standard" style:family="paragraph">
      <style:paragraph-properties fo:margin-bottom="0in" style:line-height-at-least="0.1979in" fo:background-color="#FFFFFF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3" style:parent-style-name="Standard" style:family="paragraph">
      <style:paragraph-properties fo:margin-bottom="0in" style:line-height-at-least="0.1979in" fo:background-color="#FFFFFF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6" style:parent-style-name="Standard" style:family="paragraph">
      <style:paragraph-properties fo:margin-bottom="0in" style:line-height-at-least="0.1979in" fo:background-color="#FFFFFF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51" style:parent-style-name="Standard" style:family="paragraph">
      <style:paragraph-properties fo:margin-bottom="0in" style:line-height-at-least="0.1979in" fo:background-color="#FFFFFF"/>
    </style:style>
    <style:style style:name="T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56" style:parent-style-name="Standard" style:family="paragraph">
      <style:paragraph-properties fo:margin-bottom="0in" style:line-height-at-least="0.1979in" fo:background-color="#FFFFFF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64" style:parent-style-name="Standard" style:family="paragraph">
      <style:paragraph-properties fo:margin-bottom="0in" style:line-height-at-least="0.1979in" fo:background-color="#FFFFFF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76" style:parent-style-name="Standard" style:family="paragraph">
      <style:paragraph-properties fo:margin-bottom="0in" style:line-height-at-least="0.1979in" fo:background-color="#FFFFFF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80" style:parent-style-name="Standard" style:family="paragraph">
      <style:paragraph-properties fo:margin-bottom="0in" style:line-height-at-least="0.1979in" fo:background-color="#FFFFFF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83" style:parent-style-name="Standard" style:family="paragraph">
      <style:paragraph-properties fo:margin-bottom="0in" style:line-height-at-least="0.1979in" fo:background-color="#FFFFFF"/>
    </style:style>
    <style:style style:name="T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86" style:parent-style-name="Standard" style:family="paragraph">
      <style:paragraph-properties fo:margin-bottom="0in" style:line-height-at-least="0.1979in" fo:background-color="#FFFFFF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91" style:parent-style-name="Standard" style:family="paragraph">
      <style:paragraph-properties fo:margin-bottom="0in" style:line-height-at-least="0.1979in" fo:background-color="#FFFFFF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96" style:parent-style-name="Standard" style:family="paragraph">
      <style:paragraph-properties fo:margin-bottom="0in" style:line-height-at-least="0.1979in" fo:background-color="#FFFFFF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04" style:parent-style-name="Standard" style:family="paragraph">
      <style:paragraph-properties fo:margin-bottom="0in" style:line-height-at-least="0.1979in" fo:background-color="#FFFFFF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16" style:parent-style-name="Standard" style:family="paragraph">
      <style:paragraph-properties fo:margin-bottom="0in" style:line-height-at-least="0.1979in" fo:background-color="#FFFFFF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20" style:parent-style-name="Standard" style:family="paragraph">
      <style:paragraph-properties fo:margin-bottom="0in" style:line-height-at-least="0.1979in" fo:background-color="#FFFFFF"/>
    </style:style>
    <style:style style:name="T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23" style:parent-style-name="Standard" style:family="paragraph">
      <style:paragraph-properties fo:margin-bottom="0in" style:line-height-at-least="0.1979in" fo:background-color="#FFFFFF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26" style:parent-style-name="Standard" style:family="paragraph">
      <style:paragraph-properties fo:margin-bottom="0in" style:line-height-at-least="0.1979in" fo:background-color="#FFFFFF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31" style:parent-style-name="Standard" style:family="paragraph">
      <style:paragraph-properties fo:margin-bottom="0in" style:line-height-at-least="0.1979in" fo:background-color="#FFFFFF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36" style:parent-style-name="Standard" style:family="paragraph">
      <style:paragraph-properties fo:margin-bottom="0in" style:line-height-at-least="0.1979in" fo:background-color="#FFFFFF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44" style:parent-style-name="Standard" style:family="paragraph">
      <style:paragraph-properties fo:margin-bottom="0in" style:line-height-at-least="0.1979in" fo:background-color="#FFFFFF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56" style:parent-style-name="Standard" style:family="paragraph">
      <style:paragraph-properties fo:margin-bottom="0in" style:line-height-at-least="0.1979in" fo:background-color="#FFFFFF"/>
    </style:style>
    <style:style style:name="T7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60" style:parent-style-name="Standard" style:family="paragraph">
      <style:paragraph-properties fo:margin-bottom="0in" style:line-height-at-least="0.1979in" fo:background-color="#FFFFFF"/>
    </style:style>
    <style:style style:name="T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3" style:parent-style-name="Standard" style:family="paragraph">
      <style:paragraph-properties fo:margin-bottom="0in" style:line-height-at-least="0.1979in" fo:background-color="#FFFFFF"/>
    </style:style>
    <style:style style:name="T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6" style:parent-style-name="Standard" style:family="paragraph">
      <style:paragraph-properties fo:margin-bottom="0in" style:line-height-at-least="0.1979in" fo:background-color="#FFFFFF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71" style:parent-style-name="Standard" style:family="paragraph">
      <style:paragraph-properties fo:margin-bottom="0in" style:line-height-at-least="0.1979in" fo:background-color="#FFFFFF"/>
    </style:style>
    <style:style style:name="T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76" style:parent-style-name="Standard" style:family="paragraph">
      <style:paragraph-properties fo:margin-bottom="0in" style:line-height-at-least="0.1979in" fo:background-color="#FFFFFF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4" style:parent-style-name="Standard" style:family="paragraph">
      <style:paragraph-properties fo:margin-bottom="0in" style:line-height-at-least="0.1979in" fo:background-color="#FFFFFF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6" style:parent-style-name="Standard" style:family="paragraph">
      <style:paragraph-properties fo:margin-bottom="0in" style:line-height-at-least="0.1979in" fo:background-color="#FFFFFF"/>
    </style:style>
    <style:style style:name="T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00" style:parent-style-name="Standard" style:family="paragraph">
      <style:paragraph-properties fo:margin-bottom="0in" style:line-height-at-least="0.1979in" fo:background-color="#FFFFFF"/>
    </style:style>
    <style:style style:name="T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03" style:parent-style-name="Standard" style:family="paragraph">
      <style:paragraph-properties fo:margin-bottom="0in" style:line-height-at-least="0.1979in" fo:background-color="#FFFFFF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06" style:parent-style-name="Standard" style:family="paragraph">
      <style:paragraph-properties fo:margin-bottom="0in" style:line-height-at-least="0.1979in" fo:background-color="#FFFFFF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11" style:parent-style-name="Standard" style:family="paragraph">
      <style:paragraph-properties fo:margin-bottom="0in" style:line-height-at-least="0.1979in" fo:background-color="#FFFFFF"/>
    </style:style>
    <style:style style:name="T8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16" style:parent-style-name="Standard" style:family="paragraph">
      <style:paragraph-properties fo:margin-bottom="0in" style:line-height-at-least="0.1979in" fo:background-color="#FFFFFF"/>
    </style:style>
    <style:style style:name="T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4" style:parent-style-name="Standard" style:family="paragraph">
      <style:paragraph-properties fo:margin-bottom="0in" style:line-height-at-least="0.1979in" fo:background-color="#FFFFFF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36" style:parent-style-name="Standard" style:family="paragraph">
      <style:paragraph-properties fo:margin-bottom="0in" style:line-height-at-least="0.1979in" fo:background-color="#FFFFFF"/>
    </style:style>
    <style:style style:name="T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40" style:parent-style-name="Standard" style:family="paragraph">
      <style:paragraph-properties fo:margin-bottom="0in" style:line-height-at-least="0.1979in" fo:background-color="#FFFFFF"/>
    </style:style>
    <style:style style:name="T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3" style:parent-style-name="Standard" style:family="paragraph">
      <style:paragraph-properties fo:margin-bottom="0in" style:line-height-at-least="0.1979in" fo:background-color="#FFFFFF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6" style:parent-style-name="Standard" style:family="paragraph">
      <style:paragraph-properties fo:margin-bottom="0in" style:line-height-at-least="0.1979in" fo:background-color="#FFFFFF"/>
    </style:style>
    <style:style style:name="T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51" style:parent-style-name="Standard" style:family="paragraph">
      <style:paragraph-properties fo:margin-bottom="0in" style:line-height-at-least="0.1979in" fo:background-color="#FFFFFF"/>
    </style:style>
    <style:style style:name="T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56" style:parent-style-name="Standard" style:family="paragraph">
      <style:paragraph-properties fo:margin-bottom="0in" style:line-height-at-least="0.1979in" fo:background-color="#FFFFFF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64" style:parent-style-name="Standard" style:family="paragraph">
      <style:paragraph-properties fo:margin-bottom="0in" style:line-height-at-least="0.1979in" fo:background-color="#FFFFFF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76" style:parent-style-name="Standard" style:family="paragraph">
      <style:paragraph-properties fo:margin-bottom="0in" style:line-height-at-least="0.1979in" fo:background-color="#FFFFFF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80" style:parent-style-name="Standard" style:family="paragraph">
      <style:paragraph-properties fo:margin-bottom="0in" style:line-height-at-least="0.1979in" fo:background-color="#FFFFFF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3" style:parent-style-name="Standard" style:family="paragraph">
      <style:paragraph-properties fo:margin-bottom="0in" style:line-height-at-least="0.1979in" fo:background-color="#FFFFFF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6" style:parent-style-name="Standard" style:family="paragraph">
      <style:paragraph-properties fo:margin-bottom="0in" style:line-height-at-least="0.1979in" fo:background-color="#FFFFFF"/>
    </style:style>
    <style:style style:name="T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91" style:parent-style-name="Standard" style:family="paragraph">
      <style:paragraph-properties fo:margin-bottom="0in" style:line-height-at-least="0.1979in" fo:background-color="#FFFFFF"/>
    </style:style>
    <style:style style:name="T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96" style:parent-style-name="Standard" style:family="paragraph">
      <style:paragraph-properties fo:margin-bottom="0in" style:line-height-at-least="0.1979in" fo:background-color="#FFFFFF"/>
    </style:style>
    <style:style style:name="T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04" style:parent-style-name="Standard" style:family="paragraph">
      <style:paragraph-properties fo:margin-bottom="0in" style:line-height-at-least="0.1979in" fo:background-color="#FFFFFF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16" style:parent-style-name="Standard" style:family="paragraph">
      <style:paragraph-properties fo:margin-bottom="0in" style:line-height-at-least="0.1979in" fo:background-color="#FFFFFF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20" style:parent-style-name="Standard" style:family="paragraph">
      <style:paragraph-properties fo:margin-bottom="0in" style:line-height-at-least="0.1979in" fo:background-color="#FFFFFF"/>
    </style:style>
    <style:style style:name="T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3" style:parent-style-name="Standard" style:family="paragraph">
      <style:paragraph-properties fo:margin-bottom="0in" style:line-height-at-least="0.1979in" fo:background-color="#FFFFFF"/>
    </style:style>
    <style:style style:name="T9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6" style:parent-style-name="Standard" style:family="paragraph">
      <style:paragraph-properties fo:margin-bottom="0in" style:line-height-at-least="0.1979in" fo:background-color="#FFFFFF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9" style:parent-style-name="Standard" style:family="paragraph">
      <style:paragraph-properties fo:margin-bottom="0in" style:line-height-at-least="0.1979in" fo:background-color="#FFFFFF"/>
    </style:style>
    <style:style style:name="T9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32" style:parent-style-name="Standard" style:family="paragraph">
      <style:paragraph-properties fo:margin-bottom="0in" style:line-height-at-least="0.1979in" fo:background-color="#FFFFFF"/>
    </style:style>
    <style:style style:name="T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1" style:parent-style-name="Standard" style:family="paragraph">
      <style:paragraph-properties fo:margin-bottom="0in" style:line-height-at-least="0.1979in" fo:background-color="#FFFFFF"/>
    </style:style>
    <style:style style:name="T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4" style:parent-style-name="Standard" style:family="paragraph">
      <style:paragraph-properties fo:margin-bottom="0in" style:line-height-at-least="0.1979in" fo:background-color="#FFFFFF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7" style:parent-style-name="Standard" style:family="paragraph">
      <style:paragraph-properties fo:margin-bottom="0in" style:line-height-at-least="0.1979in" fo:background-color="#FFFFFF"/>
    </style:style>
    <style:style style:name="T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5" style:parent-style-name="Standard" style:family="paragraph">
      <style:paragraph-properties fo:margin-bottom="0in" style:line-height-at-least="0.1979in" fo:background-color="#FFFFFF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4" style:parent-style-name="Standard" style:family="paragraph">
      <style:paragraph-properties fo:margin-bottom="0in" style:line-height-at-least="0.1979in" fo:background-color="#FFFFFF"/>
    </style:style>
    <style:style style:name="T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7" style:parent-style-name="Standard" style:family="paragraph">
      <style:paragraph-properties fo:margin-bottom="0in" style:line-height-at-least="0.1979in" fo:background-color="#FFFFFF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90" style:parent-style-name="Standard" style:family="paragraph">
      <style:paragraph-properties fo:margin-bottom="0in" style:line-height-at-least="0.1979in" fo:background-color="#FFFFFF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00" style:parent-style-name="Standard" style:family="paragraph">
      <style:paragraph-properties fo:margin-bottom="0in" style:line-height-at-least="0.1979in" fo:background-color="#FFFFFF"/>
    </style:style>
    <style:style style:name="T1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5" style:parent-style-name="Standard" style:family="paragraph">
      <style:paragraph-properties fo:margin-bottom="0in" style:line-height-at-least="0.1979in" fo:background-color="#FFFFFF"/>
    </style:style>
    <style:style style:name="T1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8" style:parent-style-name="Standard" style:family="paragraph">
      <style:paragraph-properties fo:margin-bottom="0in" style:line-height-at-least="0.1979in" fo:background-color="#FFFFFF"/>
    </style:style>
    <style:style style:name="T1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3" style:parent-style-name="Standard" style:family="paragraph">
      <style:paragraph-properties fo:margin-bottom="0in" style:line-height-at-least="0.1979in" fo:background-color="#FFFFFF"/>
    </style:style>
    <style:style style:name="T1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8" style:parent-style-name="Standard" style:family="paragraph">
      <style:paragraph-properties fo:margin-bottom="0in" style:line-height-at-least="0.1979in" fo:background-color="#FFFFFF"/>
    </style:style>
    <style:style style:name="T1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1" style:parent-style-name="Standard" style:family="paragraph">
      <style:paragraph-properties fo:margin-bottom="0in" style:line-height-at-least="0.1979in" fo:background-color="#FFFFFF"/>
    </style:style>
    <style:style style:name="T1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6" style:parent-style-name="Standard" style:family="paragraph">
      <style:paragraph-properties fo:margin-bottom="0in" style:line-height-at-least="0.1979in" fo:background-color="#FFFFFF"/>
    </style:style>
    <style:style style:name="T1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9" style:parent-style-name="Standard" style:family="paragraph">
      <style:paragraph-properties fo:margin-bottom="0in" style:line-height-at-least="0.1979in" fo:background-color="#FFFFFF"/>
    </style:style>
    <style:style style:name="T1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4" style:parent-style-name="Standard" style:family="paragraph">
      <style:paragraph-properties fo:margin-bottom="0in" style:line-height-at-least="0.1979in" fo:background-color="#FFFFFF"/>
    </style:style>
    <style:style style:name="T1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7" style:parent-style-name="Standard" style:family="paragraph">
      <style:paragraph-properties fo:margin-bottom="0in" style:line-height-at-least="0.1979in" fo:background-color="#FFFFFF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0" style:parent-style-name="Standard" style:family="paragraph">
      <style:paragraph-properties fo:margin-bottom="0in" style:line-height-at-least="0.1979in" fo:background-color="#FFFFFF"/>
    </style:style>
    <style:style style:name="T1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3" style:parent-style-name="Standard" style:family="paragraph">
      <style:paragraph-properties fo:margin-bottom="0in" style:line-height-at-least="0.1979in" fo:background-color="#FFFFFF"/>
    </style:style>
    <style:style style:name="T10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0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070" style:parent-style-name="Standard" style:family="paragraph">
      <style:paragraph-properties fo:margin-bottom="0in" style:line-height-at-least="0.1979in" fo:background-color="#FFFFFF"/>
    </style:style>
    <style:style style:name="T1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076" style:parent-style-name="Standard" style:family="paragraph">
      <style:paragraph-properties fo:margin-bottom="0in" style:line-height-at-least="0.1979in" fo:background-color="#FFFFFF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79" style:parent-style-name="Standard" style:family="paragraph">
      <style:paragraph-properties fo:margin-bottom="0in" style:line-height-at-least="0.1979in" fo:background-color="#FFFFFF"/>
    </style:style>
    <style:style style:name="T1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06" style:parent-style-name="Standard" style:family="paragraph">
      <style:paragraph-properties fo:margin-bottom="0in" style:line-height-at-least="0.1979in" fo:background-color="#FFFFFF"/>
    </style:style>
    <style:style style:name="T1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1" style:parent-style-name="Standard" style:family="paragraph">
      <style:paragraph-properties fo:margin-bottom="0in" style:line-height-at-least="0.1979in" fo:background-color="#FFFFFF"/>
    </style:style>
    <style:style style:name="T1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8" style:parent-style-name="Standard" style:family="paragraph">
      <style:paragraph-properties fo:margin-bottom="0in" style:line-height-at-least="0.1979in" fo:background-color="#FFFFFF"/>
    </style:style>
    <style:style style:name="T1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4" style:parent-style-name="Standard" style:family="paragraph">
      <style:paragraph-properties fo:margin-bottom="0in" style:line-height-at-least="0.1979in" fo:background-color="#FFFFFF"/>
    </style:style>
    <style:style style:name="T1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7" style:parent-style-name="Standard" style:family="paragraph">
      <style:paragraph-properties fo:margin-bottom="0in" style:line-height-at-least="0.1979in" fo:background-color="#FFFFFF"/>
    </style:style>
    <style:style style:name="T1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70" style:parent-style-name="Standard" style:family="paragraph">
      <style:paragraph-properties fo:margin-bottom="0in" style:line-height-at-least="0.1979in" fo:background-color="#FFFFFF"/>
    </style:style>
    <style:style style:name="T1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197" style:parent-style-name="Standard" style:family="paragraph">
      <style:paragraph-properties fo:margin-bottom="0in" style:line-height-at-least="0.1979in" fo:background-color="#FFFFFF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03" style:parent-style-name="Standard" style:family="paragraph">
      <style:paragraph-properties fo:margin-bottom="0in" style:line-height-at-least="0.1979in" fo:background-color="#FFFFFF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06" style:parent-style-name="Standard" style:family="paragraph">
      <style:paragraph-properties fo:margin-bottom="0in" style:line-height-at-least="0.1979in" fo:background-color="#FFFFFF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33" style:parent-style-name="Standard" style:family="paragraph">
      <style:paragraph-properties fo:margin-bottom="0in" style:line-height-at-least="0.1979in" fo:background-color="#FFFFFF"/>
    </style:style>
    <style:style style:name="T1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39" style:parent-style-name="Standard" style:family="paragraph">
      <style:paragraph-properties fo:margin-bottom="0in" style:line-height-at-least="0.1979in" fo:background-color="#FFFFFF"/>
    </style:style>
    <style:style style:name="T1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2" style:parent-style-name="Standard" style:family="paragraph">
      <style:paragraph-properties fo:margin-bottom="0in" style:line-height-at-least="0.1979in" fo:background-color="#FFFFFF"/>
    </style:style>
    <style:style style:name="T1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69" style:parent-style-name="Standard" style:family="paragraph">
      <style:paragraph-properties fo:margin-bottom="0in" style:line-height-at-least="0.1979in" fo:background-color="#FFFFFF"/>
    </style:style>
    <style:style style:name="T1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75" style:parent-style-name="Standard" style:family="paragraph">
      <style:paragraph-properties fo:margin-bottom="0in" style:line-height-at-least="0.1979in" fo:background-color="#FFFFFF"/>
    </style:style>
    <style:style style:name="T12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78" style:parent-style-name="Standard" style:family="paragraph">
      <style:paragraph-properties fo:margin-bottom="0in" style:line-height-at-least="0.1979in" fo:background-color="#FFFFFF"/>
    </style:style>
    <style:style style:name="T1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05" style:parent-style-name="Standard" style:family="paragraph">
      <style:paragraph-properties fo:margin-bottom="0in" style:line-height-at-least="0.1979in" fo:background-color="#FFFFFF"/>
    </style:style>
    <style:style style:name="T13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11" style:parent-style-name="Standard" style:family="paragraph">
      <style:paragraph-properties fo:margin-bottom="0in" style:line-height-at-least="0.1979in" fo:background-color="#FFFFFF"/>
    </style:style>
    <style:style style:name="T13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14" style:parent-style-name="Standard" style:family="paragraph">
      <style:paragraph-properties fo:margin-bottom="0in" style:line-height-at-least="0.1979in" fo:background-color="#FFFFFF"/>
    </style:style>
    <style:style style:name="T1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41" style:parent-style-name="Standard" style:family="paragraph">
      <style:paragraph-properties fo:margin-bottom="0in" style:line-height-at-least="0.1979in" fo:background-color="#FFFFFF"/>
    </style:style>
    <style:style style:name="T13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47" style:parent-style-name="Standard" style:family="paragraph">
      <style:paragraph-properties fo:margin-bottom="0in" style:line-height-at-least="0.1979in" fo:background-color="#FFFFFF"/>
    </style:style>
    <style:style style:name="T1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0" style:parent-style-name="Standard" style:family="paragraph">
      <style:paragraph-properties fo:margin-bottom="0in" style:line-height-at-least="0.1979in" fo:background-color="#FFFFFF"/>
    </style:style>
    <style:style style:name="T1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3" style:parent-style-name="Standard" style:family="paragraph">
      <style:paragraph-properties fo:margin-bottom="0in" style:line-height-at-least="0.1979in" fo:background-color="#FFFFFF"/>
    </style:style>
    <style:style style:name="T1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6" style:parent-style-name="Standard" style:family="paragraph">
      <style:paragraph-properties fo:margin-bottom="0in" style:line-height-at-least="0.1979in" fo:background-color="#FFFFFF"/>
    </style:style>
    <style:style style:name="T1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9" style:parent-style-name="Standard" style:family="paragraph">
      <style:paragraph-properties fo:margin-bottom="0in" style:line-height-at-least="0.1979in" fo:background-color="#FFFFFF"/>
    </style:style>
    <style:style style:name="T1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62" style:parent-style-name="Standard" style:family="paragraph">
      <style:paragraph-properties fo:margin-bottom="0in" style:line-height-at-least="0.1979in" fo:background-color="#FFFFFF"/>
    </style:style>
    <style:style style:name="T1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79" style:parent-style-name="Standard" style:family="paragraph">
      <style:paragraph-properties fo:margin-bottom="0in" style:line-height-at-least="0.1979in" fo:background-color="#FFFFFF"/>
    </style:style>
    <style:style style:name="T1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2" style:parent-style-name="Standard" style:family="paragraph">
      <style:paragraph-properties fo:margin-bottom="0in" style:line-height-at-least="0.1979in" fo:background-color="#FFFFFF"/>
    </style:style>
    <style:style style:name="T13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4" style:parent-style-name="Standard" style:family="paragraph">
      <style:paragraph-properties fo:margin-bottom="0in" style:line-height-at-least="0.1979in" fo:background-color="#FFFFFF"/>
    </style:style>
    <style:style style:name="T13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6" style:parent-style-name="Standard" style:family="paragraph">
      <style:paragraph-properties fo:margin-bottom="0in" style:line-height-at-least="0.1979in" fo:background-color="#FFFFFF"/>
    </style:style>
    <style:style style:name="T138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3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95" style:parent-style-name="Standard" style:family="paragraph">
      <style:paragraph-properties fo:margin-bottom="0in" style:line-height-at-least="0.1979in" fo:background-color="#FFFFFF"/>
    </style:style>
    <style:style style:name="T139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04" style:parent-style-name="Standard" style:family="paragraph">
      <style:paragraph-properties fo:margin-bottom="0in" style:line-height-at-least="0.1979in" fo:background-color="#FFFFFF"/>
    </style:style>
    <style:style style:name="T140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13" style:parent-style-name="Standard" style:family="paragraph">
      <style:paragraph-properties fo:margin-bottom="0in" style:line-height-at-least="0.1979in" fo:background-color="#FFFFFF"/>
    </style:style>
    <style:style style:name="T141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2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23" style:parent-style-name="Standard" style:family="paragraph">
      <style:paragraph-properties fo:margin-bottom="0in" style:line-height-at-least="0.1979in" fo:background-color="#FFFFFF"/>
    </style:style>
    <style:style style:name="T142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5" style:parent-style-name="Standard" style:family="paragraph">
      <style:paragraph-properties fo:margin-bottom="0in" style:line-height-at-least="0.1979in" fo:background-color="#FFFFFF"/>
    </style:style>
    <style:style style:name="T142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7" style:parent-style-name="Standard" style:family="paragraph">
      <style:paragraph-properties fo:margin-bottom="0in" style:line-height-at-least="0.1979in" fo:background-color="#FFFFFF"/>
    </style:style>
    <style:style style:name="T142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9" style:parent-style-name="Standard" style:family="paragraph">
      <style:paragraph-properties fo:margin-bottom="0in" style:line-height-at-least="0.1979in" fo:background-color="#FFFFFF"/>
    </style:style>
    <style:style style:name="T143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1" style:parent-style-name="Standard" style:family="paragraph">
      <style:paragraph-properties fo:margin-bottom="0in" style:line-height-at-least="0.1979in" fo:background-color="#FFFFFF"/>
    </style:style>
    <style:style style:name="T143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3" style:parent-style-name="Standard" style:family="paragraph">
      <style:paragraph-properties fo:margin-bottom="0in" style:line-height-at-least="0.1979in" fo:background-color="#FFFFFF"/>
    </style:style>
    <style:style style:name="T143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5" style:parent-style-name="Standard" style:family="paragraph">
      <style:paragraph-properties fo:margin-bottom="0in" style:line-height-at-least="0.1979in" fo:background-color="#FFFFFF"/>
    </style:style>
    <style:style style:name="T143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37" style:parent-style-name="Standard" style:family="paragraph">
      <style:paragraph-properties fo:margin-bottom="0in" style:line-height-at-least="0.1979in" fo:background-color="#FFFFFF"/>
    </style:style>
    <style:style style:name="T143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39" style:parent-style-name="Standard" style:family="paragraph">
      <style:paragraph-properties fo:margin-bottom="0in" style:line-height-at-least="0.1979in" fo:background-color="#FFFFFF"/>
    </style:style>
    <style:style style:name="T144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1" style:parent-style-name="Standard" style:family="paragraph">
      <style:paragraph-properties fo:margin-bottom="0in" style:line-height-at-least="0.1979in" fo:background-color="#FFFFFF"/>
    </style:style>
    <style:style style:name="T144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3" style:parent-style-name="Standard" style:family="paragraph">
      <style:paragraph-properties fo:margin-bottom="0in" style:line-height-at-least="0.1979in" fo:background-color="#FFFFFF"/>
    </style:style>
    <style:style style:name="T144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5" style:parent-style-name="Standard" style:family="paragraph">
      <style:paragraph-properties fo:margin-bottom="0in" style:line-height-at-least="0.1979in" fo:background-color="#FFFFFF"/>
    </style:style>
    <style:style style:name="T144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7" style:parent-style-name="Standard" style:family="paragraph">
      <style:paragraph-properties fo:margin-bottom="0in" style:line-height-at-least="0.1979in" fo:background-color="#FFFFFF"/>
    </style:style>
    <style:style style:name="T144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9" style:parent-style-name="Standard" style:family="paragraph">
      <style:paragraph-properties fo:margin-bottom="0in" style:line-height-at-least="0.1979in" fo:background-color="#FFFFFF"/>
    </style:style>
    <style:style style:name="T145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1" style:parent-style-name="Standard" style:family="paragraph">
      <style:paragraph-properties fo:margin-bottom="0in" style:line-height-at-least="0.1979in" fo:background-color="#FFFFFF"/>
    </style:style>
    <style:style style:name="T145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3" style:parent-style-name="Standard" style:family="paragraph">
      <style:paragraph-properties fo:margin-bottom="0.1666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54" style:parent-style-name="Standard" style:family="paragraph">
      <style:paragraph-properties fo:margin-bottom="0in" style:line-height-at-least="0.1979in" fo:background-color="#FFFFFF"/>
    </style:style>
    <style:style style:name="T145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6" style:parent-style-name="Standard" style:family="paragraph">
      <style:paragraph-properties fo:margin-bottom="0in" style:line-height-at-least="0.1979in" fo:background-color="#FFFFFF"/>
    </style:style>
    <style:style style:name="T145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8" style:parent-style-name="Standard" style:family="paragraph">
      <style:paragraph-properties fo:margin-bottom="0in" style:line-height-at-least="0.1979in" fo:background-color="#FFFFFF"/>
    </style:style>
    <style:style style:name="T1459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0" style:parent-style-name="Standard" style:family="paragraph">
      <style:paragraph-properties fo:margin-bottom="0in" style:line-height-at-least="0.1979in" fo:background-color="#FFFFFF"/>
    </style:style>
    <style:style style:name="T1461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2" style:parent-style-name="Standard" style:family="paragraph">
      <style:paragraph-properties fo:margin-bottom="0in" style:line-height-at-least="0.1979in" fo:background-color="#FFFFFF"/>
    </style:style>
    <style:style style:name="T1463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4" style:parent-style-name="Standard" style:family="paragraph">
      <style:paragraph-properties fo:margin-bottom="0in" style:line-height-at-least="0.1979in" fo:background-color="#FFFFFF"/>
    </style:style>
    <style:style style:name="T146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67" style:parent-style-name="Standard" style:family="paragraph">
      <style:paragraph-properties fo:margin-bottom="0in" style:line-height-at-least="0.1979in" fo:background-color="#FFFFFF"/>
    </style:style>
    <style:style style:name="T14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72" style:parent-style-name="Standard" style:family="paragraph">
      <style:paragraph-properties fo:margin-bottom="0in" style:line-height-at-least="0.1979in" fo:background-color="#FFFFFF"/>
    </style:style>
    <style:style style:name="T1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78" style:parent-style-name="Standard" style:family="paragraph">
      <style:paragraph-properties fo:margin-bottom="0in" style:line-height-at-least="0.1979in" fo:background-color="#FFFFFF"/>
    </style:style>
    <style:style style:name="T1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82" style:parent-style-name="Standard" style:family="paragraph">
      <style:paragraph-properties fo:margin-bottom="0in" style:line-height-at-least="0.1979in" fo:background-color="#FFFFFF"/>
    </style:style>
    <style:style style:name="T1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86" style:parent-style-name="Standard" style:family="paragraph">
      <style:paragraph-properties fo:margin-bottom="0in" style:line-height-at-least="0.1979in" fo:background-color="#FFFFFF"/>
    </style:style>
    <style:style style:name="T1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P14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0" style:parent-style-name="Standard" style:family="paragraph">
      <style:paragraph-properties fo:margin-bottom="0in" style:line-height-at-least="0.1979in" fo:background-color="#FFFFFF"/>
    </style:style>
    <style:style style:name="T1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4" style:parent-style-name="Standard" style:family="paragraph">
      <style:paragraph-properties fo:margin-bottom="0in" style:line-height-at-least="0.1979in" fo:background-color="#FFFFFF"/>
    </style:style>
    <style:style style:name="T1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8" style:parent-style-name="Standard" style:family="paragraph">
      <style:paragraph-properties fo:margin-bottom="0in" style:line-height-at-least="0.1979in" fo:background-color="#FFFFFF"/>
    </style:style>
    <style:style style:name="T1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04" style:parent-style-name="Standard" style:family="paragraph">
      <style:paragraph-properties fo:margin-bottom="0in" style:line-height-at-least="0.1979in" fo:background-color="#FFFFFF"/>
    </style:style>
    <style:style style:name="T1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10" style:parent-style-name="Standard" style:family="paragraph">
      <style:paragraph-properties fo:margin-bottom="0in" style:line-height-at-least="0.1979in" fo:background-color="#FFFFFF"/>
    </style:style>
    <style:style style:name="T1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20" style:parent-style-name="Standard" style:family="paragraph">
      <style:paragraph-properties fo:margin-bottom="0in" style:line-height-at-least="0.1979in" fo:background-color="#FFFFFF"/>
    </style:style>
    <style:style style:name="T1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26" style:parent-style-name="Standard" style:family="paragraph">
      <style:paragraph-properties fo:margin-bottom="0in" style:line-height-at-least="0.1979in" fo:background-color="#FFFFFF"/>
    </style:style>
    <style:style style:name="T1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32" style:parent-style-name="Standard" style:family="paragraph">
      <style:paragraph-properties fo:margin-bottom="0in" style:line-height-at-least="0.1979in" fo:background-color="#FFFFFF"/>
    </style:style>
    <style:style style:name="T15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38" style:parent-style-name="Standard" style:family="paragraph">
      <style:paragraph-properties fo:margin-bottom="0in" style:line-height-at-least="0.1979in" fo:background-color="#FFFFFF"/>
    </style:style>
    <style:style style:name="T1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44" style:parent-style-name="Standard" style:family="paragraph">
      <style:paragraph-properties fo:margin-bottom="0in" style:line-height-at-least="0.1979in" fo:background-color="#FFFFFF"/>
    </style:style>
    <style:style style:name="T1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50" style:parent-style-name="Standard" style:family="paragraph">
      <style:paragraph-properties fo:margin-bottom="0in" style:line-height-at-least="0.1979in" fo:background-color="#FFFFFF"/>
    </style:style>
    <style:style style:name="T1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56" style:parent-style-name="Standard" style:family="paragraph">
      <style:paragraph-properties fo:margin-bottom="0in" style:line-height-at-least="0.1979in" fo:background-color="#FFFFFF"/>
    </style:style>
    <style:style style:name="T1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0" style:parent-style-name="Standard" style:family="paragraph">
      <style:paragraph-properties fo:margin-bottom="0in" style:line-height-at-least="0.1979in" fo:background-color="#FFFFFF"/>
    </style:style>
    <style:style style:name="T1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56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7" style:parent-style-name="Standard" style:family="paragraph">
      <style:paragraph-properties fo:margin-bottom="0in" style:line-height-at-least="0.1979in" fo:background-color="#FFFFFF"/>
    </style:style>
    <style:style style:name="T1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71" style:parent-style-name="Standard" style:family="paragraph">
      <style:paragraph-properties fo:margin-bottom="0in" style:line-height-at-least="0.1979in" fo:background-color="#FFFFFF"/>
    </style:style>
    <style:style style:name="T1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77" style:parent-style-name="Standard" style:family="paragraph">
      <style:paragraph-properties fo:margin-bottom="0in" style:line-height-at-least="0.1979in" fo:background-color="#FFFFFF"/>
    </style:style>
    <style:style style:name="T1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85" style:parent-style-name="Standard" style:family="paragraph">
      <style:paragraph-properties fo:margin-bottom="0in" style:line-height-at-least="0.1979in" fo:background-color="#FFFFFF"/>
    </style:style>
    <style:style style:name="T1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91" style:parent-style-name="Standard" style:family="paragraph">
      <style:paragraph-properties fo:margin-bottom="0in" style:line-height-at-least="0.1979in" fo:background-color="#FFFFFF"/>
    </style:style>
    <style:style style:name="T1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601" style:parent-style-name="Standard" style:family="paragraph">
      <style:paragraph-properties fo:margin-bottom="0in" style:line-height-at-least="0.1979in" fo:background-color="#FFFFFF"/>
    </style:style>
    <style:style style:name="T1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5" style:parent-style-name="Standard" style:family="paragraph">
      <style:paragraph-properties fo:margin-bottom="0in" style:line-height-at-least="0.1979in" fo:background-color="#FFFFFF"/>
    </style:style>
    <style:style style:name="T1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11" style:parent-style-name="Standard" style:family="paragraph">
      <style:paragraph-properties fo:margin-bottom="0in" style:line-height-at-least="0.1979in" fo:background-color="#FFFFFF"/>
    </style:style>
    <style:style style:name="T1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2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26" style:parent-style-name="Standard" style:family="paragraph">
      <style:paragraph-properties fo:margin-bottom="0in" style:line-height-at-least="0.1979in" fo:background-color="#FFFFFF"/>
    </style:style>
    <style:style style:name="T1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32" style:parent-style-name="Standard" style:family="paragraph">
      <style:paragraph-properties fo:margin-bottom="0in" style:line-height-at-least="0.1979in" fo:background-color="#FFFFFF"/>
    </style:style>
    <style:style style:name="T1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44" style:parent-style-name="Standard" style:family="paragraph">
      <style:paragraph-properties fo:margin-bottom="0in" style:line-height-at-least="0.1979in" fo:background-color="#FFFFFF"/>
    </style:style>
    <style:style style:name="T1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57" style:parent-style-name="Standard" style:family="paragraph">
      <style:paragraph-properties fo:margin-bottom="0in" style:line-height-at-least="0.1979in" fo:background-color="#FFFFFF"/>
    </style:style>
    <style:style style:name="T1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61" style:parent-style-name="Standard" style:family="paragraph">
      <style:paragraph-properties fo:margin-bottom="0in" style:line-height-at-least="0.1979in" fo:background-color="#FFFFFF"/>
    </style:style>
    <style:style style:name="T1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1" style:parent-style-name="Standard" style:family="paragraph">
      <style:paragraph-properties fo:margin-bottom="0in" style:line-height-at-least="0.1979in" fo:background-color="#FFFFFF"/>
    </style:style>
    <style:style style:name="T1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3" style:parent-style-name="Standard" style:family="paragraph">
      <style:paragraph-properties fo:margin-bottom="0in" style:line-height-at-least="0.1979in" fo:background-color="#FFFFFF"/>
    </style:style>
    <style:style style:name="T1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95" style:parent-style-name="Standard" style:family="paragraph">
      <style:paragraph-properties fo:margin-bottom="0in" style:line-height-at-least="0.1979in" fo:background-color="#FFFFFF"/>
    </style:style>
    <style:style style:name="T16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07" style:parent-style-name="Standard" style:family="paragraph">
      <style:paragraph-properties fo:margin-bottom="0in" style:line-height-at-least="0.1979in" fo:background-color="#FFFFFF"/>
    </style:style>
    <style:style style:name="T17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27" style:parent-style-name="Standard" style:family="paragraph">
      <style:paragraph-properties fo:margin-bottom="0in" style:line-height-at-least="0.1979in" fo:background-color="#FFFFFF"/>
    </style:style>
    <style:style style:name="T17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5" style:parent-style-name="Standard" style:family="paragraph">
      <style:paragraph-properties fo:margin-bottom="0in" style:line-height-at-least="0.1979in" fo:background-color="#FFFFFF"/>
    </style:style>
    <style:style style:name="T17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9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7" style:parent-style-name="Standard" style:family="paragraph">
      <style:paragraph-properties fo:margin-bottom="0in" style:line-height-at-least="0.1979in" fo:background-color="#FFFFFF"/>
    </style:style>
    <style:style style:name="T17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1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00" style:parent-style-name="Standard" style:family="paragraph">
      <style:paragraph-properties fo:margin-bottom="0in" style:line-height-at-least="0.1979in" fo:background-color="#FFFFFF"/>
    </style:style>
    <style:style style:name="T1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10" style:parent-style-name="Standard" style:family="paragraph">
      <style:paragraph-properties fo:margin-bottom="0in" style:line-height-at-least="0.1979in" fo:background-color="#FFFFFF"/>
    </style:style>
    <style:style style:name="T1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20" style:parent-style-name="Standard" style:family="paragraph">
      <style:paragraph-properties fo:margin-bottom="0in" style:line-height-at-least="0.1979in" fo:background-color="#FFFFFF"/>
    </style:style>
    <style:style style:name="T1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28" style:parent-style-name="Standard" style:family="paragraph">
      <style:paragraph-properties fo:margin-bottom="0in" style:line-height-at-least="0.1979in" fo:background-color="#FFFFFF"/>
    </style:style>
    <style:style style:name="T1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0" style:parent-style-name="Standard" style:family="paragraph">
      <style:paragraph-properties fo:margin-bottom="0in" style:line-height-at-least="0.1979in" fo:background-color="#FFFFFF"/>
    </style:style>
    <style:style style:name="T1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4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50" style:parent-style-name="Standard" style:family="paragraph">
      <style:paragraph-properties fo:margin-bottom="0in" style:line-height-at-least="0.1979in" fo:background-color="#FFFFFF"/>
    </style:style>
    <style:style style:name="T1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5" style:parent-style-name="Standard" style:family="paragraph">
      <style:paragraph-properties fo:margin-bottom="0in" style:line-height-at-least="0.1979in" fo:background-color="#FFFFFF"/>
    </style:style>
    <style:style style:name="T1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9" style:parent-style-name="Standard" style:family="paragraph">
      <style:paragraph-properties fo:margin-bottom="0in" style:line-height-at-least="0.1979in" fo:background-color="#FFFFFF"/>
    </style:style>
    <style:style style:name="T1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89" style:parent-style-name="Standard" style:family="paragraph">
      <style:paragraph-properties fo:margin-bottom="0in" style:line-height-at-least="0.1979in" fo:background-color="#FFFFFF"/>
    </style:style>
    <style:style style:name="T1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00" style:parent-style-name="Standard" style:family="paragraph">
      <style:paragraph-properties fo:margin-bottom="0in" style:line-height-at-least="0.1979in" fo:background-color="#FFFFFF"/>
    </style:style>
    <style:style style:name="T1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04" style:parent-style-name="Standard" style:family="paragraph">
      <style:paragraph-properties fo:margin-bottom="0in" style:line-height-at-least="0.1979in" fo:background-color="#FFFFFF"/>
    </style:style>
    <style:style style:name="T1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14" style:parent-style-name="Standard" style:family="paragraph">
      <style:paragraph-properties fo:margin-bottom="0in" style:line-height-at-least="0.1979in" fo:background-color="#FFFFFF"/>
    </style:style>
    <style:style style:name="T1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6" style:parent-style-name="Standard" style:family="paragraph">
      <style:paragraph-properties fo:margin-bottom="0in" style:line-height-at-least="0.1979in" fo:background-color="#FFFFFF"/>
    </style:style>
    <style:style style:name="T1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0" style:parent-style-name="Standard" style:family="paragraph">
      <style:paragraph-properties fo:margin-bottom="0in" style:line-height-at-least="0.1979in" fo:background-color="#FFFFFF"/>
    </style:style>
    <style:style style:name="T1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0" style:parent-style-name="Standard" style:family="paragraph">
      <style:paragraph-properties fo:margin-bottom="0in" style:line-height-at-least="0.1979in" fo:background-color="#FFFFFF"/>
    </style:style>
    <style:style style:name="T1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1" style:parent-style-name="Standard" style:family="paragraph">
      <style:paragraph-properties fo:margin-bottom="0in" style:line-height-at-least="0.1979in" fo:background-color="#FFFFFF"/>
    </style:style>
    <style:style style:name="T1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5" style:parent-style-name="Standard" style:family="paragraph">
      <style:paragraph-properties fo:margin-bottom="0in" style:line-height-at-least="0.1979in" fo:background-color="#FFFFFF"/>
    </style:style>
    <style:style style:name="T19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65" style:parent-style-name="Standard" style:family="paragraph">
      <style:paragraph-properties fo:margin-bottom="0in" style:line-height-at-least="0.1979in" fo:background-color="#FFFFFF"/>
    </style:style>
    <style:style style:name="T1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6" style:parent-style-name="Standard" style:family="paragraph">
      <style:paragraph-properties fo:margin-bottom="0in" style:line-height-at-least="0.1979in" fo:background-color="#FFFFFF"/>
    </style:style>
    <style:style style:name="T1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82" style:parent-style-name="Standard" style:family="paragraph">
      <style:paragraph-properties fo:margin-bottom="0in" style:line-height-at-least="0.1979in" fo:background-color="#FFFFFF"/>
    </style:style>
    <style:style style:name="T1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04" style:parent-style-name="Standard" style:family="paragraph">
      <style:paragraph-properties fo:margin-bottom="0in" style:line-height-at-least="0.1979in" fo:background-color="#FFFFFF"/>
    </style:style>
    <style:style style:name="T2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011" style:parent-style-name="Standard" style:family="paragraph">
      <style:paragraph-properties fo:margin-bottom="0in" style:line-height-at-least="0.1979in" fo:background-color="#FFFFFF"/>
    </style:style>
    <style:style style:name="T2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P2020" style:parent-style-name="Standard" style:family="paragraph">
      <style:paragraph-properties fo:margin-bottom="0in" style:line-height-at-least="0.1979in" fo:background-color="#FFFFFF"/>
    </style:style>
    <style:style style:name="T2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0" style:parent-style-name="Standard" style:family="paragraph">
      <style:paragraph-properties fo:margin-bottom="0in" style:line-height-at-least="0.1979in" fo:background-color="#FFFFFF"/>
    </style:style>
    <style:style style:name="T2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4" style:parent-style-name="Standard" style:family="paragraph">
      <style:paragraph-properties fo:margin-bottom="0in" style:line-height-at-least="0.1979in" fo:background-color="#FFFFFF"/>
    </style:style>
    <style:style style:name="T2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7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79" style:parent-style-name="Standard" style:family="paragraph">
      <style:paragraph-properties fo:margin-bottom="0in" style:line-height-at-least="0.1979in" fo:background-color="#FFFFFF"/>
    </style:style>
    <style:style style:name="T2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85" style:parent-style-name="Standard" style:family="paragraph">
      <style:paragraph-properties fo:margin-bottom="0in" style:line-height-at-least="0.1979in" fo:background-color="#FFFFFF"/>
    </style:style>
    <style:style style:name="T2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05" style:parent-style-name="Standard" style:family="paragraph">
      <style:paragraph-properties fo:margin-bottom="0in" style:line-height-at-least="0.1979in" fo:background-color="#FFFFFF"/>
    </style:style>
    <style:style style:name="T21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1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17" style:parent-style-name="Standard" style:family="paragraph">
      <style:paragraph-properties fo:margin-bottom="0in" style:line-height-at-least="0.1979in" fo:background-color="#FFFFFF"/>
    </style:style>
    <style:style style:name="T2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3" style:parent-style-name="Standard" style:family="paragraph">
      <style:paragraph-properties fo:margin-bottom="0in" style:line-height-at-least="0.1979in" fo:background-color="#FFFFFF"/>
    </style:style>
    <style:style style:name="T21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7" style:parent-style-name="Standard" style:family="paragraph">
      <style:paragraph-properties fo:margin-bottom="0in" style:line-height-at-least="0.1979in" fo:background-color="#FFFFFF"/>
    </style:style>
    <style:style style:name="T2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1" style:parent-style-name="Standard" style:family="paragraph">
      <style:paragraph-properties fo:margin-bottom="0in" style:line-height-at-least="0.1979in" fo:background-color="#FFFFFF"/>
    </style:style>
    <style:style style:name="T2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6" style:parent-style-name="Standard" style:family="paragraph">
      <style:paragraph-properties fo:margin-bottom="0in" style:line-height-at-least="0.1979in" fo:background-color="#FFFFFF"/>
    </style:style>
    <style:style style:name="T2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2" style:parent-style-name="Standard" style:family="paragraph">
      <style:paragraph-properties fo:margin-bottom="0in" style:line-height-at-least="0.1979in" fo:background-color="#FFFFFF"/>
    </style:style>
    <style:style style:name="T2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8" style:parent-style-name="Standard" style:family="paragraph">
      <style:paragraph-properties fo:margin-bottom="0in" style:line-height-at-least="0.1979in" fo:background-color="#FFFFFF"/>
    </style:style>
    <style:style style:name="T2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64" style:parent-style-name="Standard" style:family="paragraph">
      <style:paragraph-properties fo:margin-bottom="0in" style:line-height-at-least="0.1979in" fo:background-color="#FFFFFF"/>
    </style:style>
    <style:style style:name="T2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167" style:parent-style-name="Standard" style:family="paragraph">
      <style:paragraph-properties fo:margin-bottom="0in" style:line-height-at-least="0.1979in" fo:background-color="#FFFFFF"/>
    </style:style>
    <style:style style:name="T2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71" style:parent-style-name="Standard" style:family="paragraph">
      <style:paragraph-properties fo:margin-bottom="0in" style:line-height-at-least="0.1979in" fo:background-color="#FFFFFF"/>
    </style:style>
    <style:style style:name="T2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77" style:parent-style-name="Standard" style:family="paragraph">
      <style:paragraph-properties fo:margin-bottom="0in" style:line-height-at-least="0.1979in" fo:background-color="#FFFFFF"/>
    </style:style>
    <style:style style:name="T2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83" style:parent-style-name="Standard" style:family="paragraph">
      <style:paragraph-properties fo:margin-bottom="0in" style:line-height-at-least="0.1979in" fo:background-color="#FFFFFF"/>
    </style:style>
    <style:style style:name="T2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89" style:parent-style-name="Standard" style:family="paragraph">
      <style:paragraph-properties fo:margin-bottom="0in" style:line-height-at-least="0.1979in" fo:background-color="#FFFFFF"/>
    </style:style>
    <style:style style:name="T2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19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9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96" style:parent-style-name="Standard" style:family="paragraph">
      <style:paragraph-properties fo:margin-bottom="0in" style:line-height-at-least="0.1979in" fo:background-color="#FFFFFF"/>
    </style:style>
    <style:style style:name="T2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02" style:parent-style-name="Standard" style:family="paragraph">
      <style:paragraph-properties fo:margin-bottom="0in" style:line-height-at-least="0.1979in" fo:background-color="#FFFFFF"/>
    </style:style>
    <style:style style:name="T2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08" style:parent-style-name="Standard" style:family="paragraph">
      <style:paragraph-properties fo:margin-bottom="0in" style:line-height-at-least="0.1979in" fo:background-color="#FFFFFF"/>
    </style:style>
    <style:style style:name="T2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14" style:parent-style-name="Standard" style:family="paragraph">
      <style:paragraph-properties fo:margin-bottom="0in" style:line-height-at-least="0.1979in" fo:background-color="#FFFFFF"/>
    </style:style>
    <style:style style:name="T2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20" style:parent-style-name="Standard" style:family="paragraph">
      <style:paragraph-properties fo:margin-bottom="0in" style:line-height-at-least="0.1979in" fo:background-color="#FFFFFF"/>
    </style:style>
    <style:style style:name="T2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26" style:parent-style-name="Standard" style:family="paragraph">
      <style:paragraph-properties fo:margin-bottom="0in" style:line-height-at-least="0.1979in" fo:background-color="#FFFFFF"/>
    </style:style>
    <style:style style:name="T2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32" style:parent-style-name="Standard" style:family="paragraph">
      <style:paragraph-properties fo:margin-bottom="0in" style:line-height-at-least="0.1979in" fo:background-color="#FFFFFF"/>
    </style:style>
    <style:style style:name="T2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38" style:parent-style-name="Standard" style:family="paragraph">
      <style:paragraph-properties fo:margin-bottom="0in" style:line-height-at-least="0.1979in" fo:background-color="#FFFFFF"/>
    </style:style>
    <style:style style:name="T2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2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5" style:parent-style-name="Standard" style:family="paragraph">
      <style:paragraph-properties fo:margin-bottom="0in" style:line-height-at-least="0.1979in" fo:background-color="#FFFFFF"/>
    </style:style>
    <style:style style:name="T2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51" style:parent-style-name="Standard" style:family="paragraph">
      <style:paragraph-properties fo:margin-bottom="0in" style:line-height-at-least="0.1979in" fo:background-color="#FFFFFF"/>
    </style:style>
    <style:style style:name="T2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57" style:parent-style-name="Standard" style:family="paragraph">
      <style:paragraph-properties fo:margin-bottom="0in" style:line-height-at-least="0.1979in" fo:background-color="#FFFFFF"/>
    </style:style>
    <style:style style:name="T2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63" style:parent-style-name="Standard" style:family="paragraph">
      <style:paragraph-properties fo:margin-bottom="0in" style:line-height-at-least="0.1979in" fo:background-color="#FFFFFF"/>
    </style:style>
    <style:style style:name="T2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69" style:parent-style-name="Standard" style:family="paragraph">
      <style:paragraph-properties fo:margin-bottom="0in" style:line-height-at-least="0.1979in" fo:background-color="#FFFFFF"/>
    </style:style>
    <style:style style:name="T2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75" style:parent-style-name="Standard" style:family="paragraph">
      <style:paragraph-properties fo:margin-bottom="0in" style:line-height-at-least="0.1979in" fo:background-color="#FFFFFF"/>
    </style:style>
    <style:style style:name="T22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1" style:parent-style-name="Standard" style:family="paragraph">
      <style:paragraph-properties fo:margin-bottom="0in" style:line-height-at-least="0.1979in" fo:background-color="#FFFFFF"/>
    </style:style>
    <style:style style:name="T22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7" style:parent-style-name="Standard" style:family="paragraph">
      <style:paragraph-properties fo:margin-bottom="0in" style:line-height-at-least="0.1979in" fo:background-color="#FFFFFF"/>
    </style:style>
    <style:style style:name="T22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29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9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94" style:parent-style-name="Standard" style:family="paragraph">
      <style:paragraph-properties fo:margin-bottom="0in" style:line-height-at-least="0.1979in" fo:background-color="#FFFFFF"/>
    </style:style>
    <style:style style:name="T2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00" style:parent-style-name="Standard" style:family="paragraph">
      <style:paragraph-properties fo:margin-bottom="0in" style:line-height-at-least="0.1979in" fo:background-color="#FFFFFF"/>
    </style:style>
    <style:style style:name="T2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06" style:parent-style-name="Standard" style:family="paragraph">
      <style:paragraph-properties fo:margin-bottom="0in" style:line-height-at-least="0.1979in" fo:background-color="#FFFFFF"/>
    </style:style>
    <style:style style:name="T2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12" style:parent-style-name="Standard" style:family="paragraph">
      <style:paragraph-properties fo:margin-bottom="0in" style:line-height-at-least="0.1979in" fo:background-color="#FFFFFF"/>
    </style:style>
    <style:style style:name="T2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18" style:parent-style-name="Standard" style:family="paragraph">
      <style:paragraph-properties fo:margin-bottom="0in" style:line-height-at-least="0.1979in" fo:background-color="#FFFFFF"/>
    </style:style>
    <style:style style:name="T2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24" style:parent-style-name="Standard" style:family="paragraph">
      <style:paragraph-properties fo:margin-bottom="0in" style:line-height-at-least="0.1979in" fo:background-color="#FFFFFF"/>
    </style:style>
    <style:style style:name="T2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30" style:parent-style-name="Standard" style:family="paragraph">
      <style:paragraph-properties fo:margin-bottom="0in" style:line-height-at-least="0.1979in" fo:background-color="#FFFFFF"/>
    </style:style>
    <style:style style:name="T2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36" style:parent-style-name="Standard" style:family="paragraph">
      <style:paragraph-properties fo:margin-bottom="0in" style:line-height-at-least="0.1979in" fo:background-color="#FFFFFF"/>
    </style:style>
    <style:style style:name="T2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34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3" style:parent-style-name="Standard" style:family="paragraph">
      <style:paragraph-properties fo:margin-bottom="0in" style:line-height-at-least="0.1979in" fo:background-color="#FFFFFF"/>
    </style:style>
    <style:style style:name="T2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9" style:parent-style-name="Standard" style:family="paragraph">
      <style:paragraph-properties fo:margin-bottom="0in" style:line-height-at-least="0.1979in" fo:background-color="#FFFFFF"/>
    </style:style>
    <style:style style:name="T2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55" style:parent-style-name="Standard" style:family="paragraph">
      <style:paragraph-properties fo:margin-bottom="0in" style:line-height-at-least="0.1979in" fo:background-color="#FFFFFF"/>
    </style:style>
    <style:style style:name="T2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61" style:parent-style-name="Standard" style:family="paragraph">
      <style:paragraph-properties fo:margin-bottom="0in" style:line-height-at-least="0.1979in" fo:background-color="#FFFFFF"/>
    </style:style>
    <style:style style:name="T2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67" style:parent-style-name="Standard" style:family="paragraph">
      <style:paragraph-properties fo:margin-bottom="0in" style:line-height-at-least="0.1979in" fo:background-color="#FFFFFF"/>
    </style:style>
    <style:style style:name="T23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73" style:parent-style-name="Standard" style:family="paragraph">
      <style:paragraph-properties fo:margin-bottom="0in" style:line-height-at-least="0.1979in" fo:background-color="#FFFFFF"/>
    </style:style>
    <style:style style:name="T23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79" style:parent-style-name="Standard" style:family="paragraph">
      <style:paragraph-properties fo:margin-bottom="0in" style:line-height-at-least="0.1979in" fo:background-color="#FFFFFF"/>
    </style:style>
    <style:style style:name="T2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85" style:parent-style-name="Standard" style:family="paragraph">
      <style:paragraph-properties fo:margin-bottom="0in" style:line-height-at-least="0.1979in" fo:background-color="#FFFFFF"/>
    </style:style>
    <style:style style:name="T23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39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2" style:parent-style-name="Standard" style:family="paragraph">
      <style:paragraph-properties fo:margin-bottom="0in" style:line-height-at-least="0.1979in" fo:background-color="#FFFFFF"/>
    </style:style>
    <style:style style:name="T2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8" style:parent-style-name="Standard" style:family="paragraph">
      <style:paragraph-properties fo:margin-bottom="0in" style:line-height-at-least="0.1979in" fo:background-color="#FFFFFF"/>
    </style:style>
    <style:style style:name="T2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04" style:parent-style-name="Standard" style:family="paragraph">
      <style:paragraph-properties fo:margin-bottom="0in" style:line-height-at-least="0.1979in" fo:background-color="#FFFFFF"/>
    </style:style>
    <style:style style:name="T2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10" style:parent-style-name="Standard" style:family="paragraph">
      <style:paragraph-properties fo:margin-bottom="0in" style:line-height-at-least="0.1979in" fo:background-color="#FFFFFF"/>
    </style:style>
    <style:style style:name="T2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413" style:parent-style-name="Standard" style:family="paragraph">
      <style:paragraph-properties fo:margin-bottom="0in" style:line-height-at-least="0.1979in" fo:background-color="#FFFFFF"/>
    </style:style>
    <style:style style:name="T2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17" style:parent-style-name="Standard" style:family="paragraph">
      <style:paragraph-properties fo:margin-bottom="0in" style:line-height-at-least="0.1979in" fo:background-color="#FFFFFF"/>
    </style:style>
    <style:style style:name="T2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23" style:parent-style-name="Standard" style:family="paragraph">
      <style:paragraph-properties fo:margin-bottom="0in" style:line-height-at-least="0.1979in" fo:background-color="#FFFFFF"/>
    </style:style>
    <style:style style:name="T2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29" style:parent-style-name="Standard" style:family="paragraph">
      <style:paragraph-properties fo:margin-bottom="0in" style:line-height-at-least="0.1979in" fo:background-color="#FFFFFF"/>
    </style:style>
    <style:style style:name="T2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35" style:parent-style-name="Standard" style:family="paragraph">
      <style:paragraph-properties fo:margin-bottom="0in" style:line-height-at-least="0.1979in" fo:background-color="#FFFFFF"/>
    </style:style>
    <style:style style:name="T24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4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2" style:parent-style-name="Standard" style:family="paragraph">
      <style:paragraph-properties fo:margin-bottom="0in" style:line-height-at-least="0.1979in" fo:background-color="#FFFFFF"/>
    </style:style>
    <style:style style:name="T2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8" style:parent-style-name="Standard" style:family="paragraph">
      <style:paragraph-properties fo:margin-bottom="0in" style:line-height-at-least="0.1979in" fo:background-color="#FFFFFF"/>
    </style:style>
    <style:style style:name="T2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54" style:parent-style-name="Standard" style:family="paragraph">
      <style:paragraph-properties fo:margin-bottom="0in" style:line-height-at-least="0.1979in" fo:background-color="#FFFFFF"/>
    </style:style>
    <style:style style:name="T2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60" style:parent-style-name="Standard" style:family="paragraph">
      <style:paragraph-properties fo:margin-bottom="0in" style:line-height-at-least="0.1979in" fo:background-color="#FFFFFF"/>
    </style:style>
    <style:style style:name="T2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66" style:parent-style-name="Standard" style:family="paragraph">
      <style:paragraph-properties fo:margin-bottom="0in" style:line-height-at-least="0.1979in" fo:background-color="#FFFFFF"/>
    </style:style>
    <style:style style:name="T2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72" style:parent-style-name="Standard" style:family="paragraph">
      <style:paragraph-properties fo:margin-bottom="0in" style:line-height-at-least="0.1979in" fo:background-color="#FFFFFF"/>
    </style:style>
    <style:style style:name="T2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78" style:parent-style-name="Standard" style:family="paragraph">
      <style:paragraph-properties fo:margin-bottom="0in" style:line-height-at-least="0.1979in" fo:background-color="#FFFFFF"/>
    </style:style>
    <style:style style:name="T2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84" style:parent-style-name="Standard" style:family="paragraph">
      <style:paragraph-properties fo:margin-bottom="0in" style:line-height-at-least="0.1979in" fo:background-color="#FFFFFF"/>
    </style:style>
    <style:style style:name="T2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4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1" style:parent-style-name="Standard" style:family="paragraph">
      <style:paragraph-properties fo:margin-bottom="0in" style:line-height-at-least="0.1979in" fo:background-color="#FFFFFF"/>
    </style:style>
    <style:style style:name="T2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7" style:parent-style-name="Standard" style:family="paragraph">
      <style:paragraph-properties fo:margin-bottom="0in" style:line-height-at-least="0.1979in" fo:background-color="#FFFFFF"/>
    </style:style>
    <style:style style:name="T24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03" style:parent-style-name="Standard" style:family="paragraph">
      <style:paragraph-properties fo:margin-bottom="0in" style:line-height-at-least="0.1979in" fo:background-color="#FFFFFF"/>
    </style:style>
    <style:style style:name="T2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09" style:parent-style-name="Standard" style:family="paragraph">
      <style:paragraph-properties fo:margin-bottom="0in" style:line-height-at-least="0.1979in" fo:background-color="#FFFFFF"/>
    </style:style>
    <style:style style:name="T2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15" style:parent-style-name="Standard" style:family="paragraph">
      <style:paragraph-properties fo:margin-bottom="0in" style:line-height-at-least="0.1979in" fo:background-color="#FFFFFF"/>
    </style:style>
    <style:style style:name="T2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21" style:parent-style-name="Standard" style:family="paragraph">
      <style:paragraph-properties fo:margin-bottom="0in" style:line-height-at-least="0.1979in" fo:background-color="#FFFFFF"/>
    </style:style>
    <style:style style:name="T25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27" style:parent-style-name="Standard" style:family="paragraph">
      <style:paragraph-properties fo:margin-bottom="0in" style:line-height-at-least="0.1979in" fo:background-color="#FFFFFF"/>
    </style:style>
    <style:style style:name="T2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33" style:parent-style-name="Standard" style:family="paragraph">
      <style:paragraph-properties fo:margin-bottom="0in" style:line-height-at-least="0.1979in" fo:background-color="#FFFFFF"/>
    </style:style>
    <style:style style:name="T2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53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40" style:parent-style-name="Standard" style:family="paragraph">
      <style:paragraph-properties fo:margin-bottom="0in" style:line-height-at-least="0.1979in" fo:background-color="#FFFFFF"/>
    </style:style>
    <style:style style:name="T2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46" style:parent-style-name="Standard" style:family="paragraph">
      <style:paragraph-properties fo:margin-bottom="0in" style:line-height-at-least="0.1979in" fo:background-color="#FFFFFF"/>
    </style:style>
    <style:style style:name="T2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52" style:parent-style-name="Standard" style:family="paragraph">
      <style:paragraph-properties fo:margin-bottom="0in" style:line-height-at-least="0.1979in" fo:background-color="#FFFFFF"/>
    </style:style>
    <style:style style:name="T2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58" style:parent-style-name="Standard" style:family="paragraph">
      <style:paragraph-properties fo:margin-bottom="0in" style:line-height-at-least="0.1979in" fo:background-color="#FFFFFF"/>
    </style:style>
    <style:style style:name="T2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64" style:parent-style-name="Standard" style:family="paragraph">
      <style:paragraph-properties fo:margin-bottom="0in" style:line-height-at-least="0.1979in" fo:background-color="#FFFFFF"/>
    </style:style>
    <style:style style:name="T2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70" style:parent-style-name="Standard" style:family="paragraph">
      <style:paragraph-properties fo:margin-bottom="0in" style:line-height-at-least="0.1979in" fo:background-color="#FFFFFF"/>
    </style:style>
    <style:style style:name="T2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76" style:parent-style-name="Standard" style:family="paragraph">
      <style:paragraph-properties fo:margin-bottom="0in" style:line-height-at-least="0.1979in" fo:background-color="#FFFFFF"/>
    </style:style>
    <style:style style:name="T2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2" style:parent-style-name="Standard" style:family="paragraph">
      <style:paragraph-properties fo:margin-bottom="0in" style:line-height-at-least="0.1979in" fo:background-color="#FFFFFF"/>
    </style:style>
    <style:style style:name="T2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5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9" style:parent-style-name="Standard" style:family="paragraph">
      <style:paragraph-properties fo:margin-bottom="0in" style:line-height-at-least="0.1979in" fo:background-color="#FFFFFF"/>
    </style:style>
    <style:style style:name="T2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95" style:parent-style-name="Standard" style:family="paragraph">
      <style:paragraph-properties fo:margin-bottom="0in" style:line-height-at-least="0.1979in" fo:background-color="#FFFFFF"/>
    </style:style>
    <style:style style:name="T2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01" style:parent-style-name="Standard" style:family="paragraph">
      <style:paragraph-properties fo:margin-bottom="0in" style:line-height-at-least="0.1979in" fo:background-color="#FFFFFF"/>
    </style:style>
    <style:style style:name="T2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07" style:parent-style-name="Standard" style:family="paragraph">
      <style:paragraph-properties fo:margin-bottom="0in" style:line-height-at-least="0.1979in" fo:background-color="#FFFFFF"/>
    </style:style>
    <style:style style:name="T2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13" style:parent-style-name="Standard" style:family="paragraph">
      <style:paragraph-properties fo:margin-bottom="0in" style:line-height-at-least="0.1979in" fo:background-color="#FFFFFF"/>
    </style:style>
    <style:style style:name="T2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19" style:parent-style-name="Standard" style:family="paragraph">
      <style:paragraph-properties fo:margin-bottom="0in" style:line-height-at-least="0.1979in" fo:background-color="#FFFFFF"/>
    </style:style>
    <style:style style:name="T2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25" style:parent-style-name="Standard" style:family="paragraph">
      <style:paragraph-properties fo:margin-bottom="0in" style:line-height-at-least="0.1979in" fo:background-color="#FFFFFF"/>
    </style:style>
    <style:style style:name="T26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1" style:parent-style-name="Standard" style:family="paragraph">
      <style:paragraph-properties fo:margin-bottom="0in" style:line-height-at-least="0.1979in" fo:background-color="#FFFFFF"/>
    </style:style>
    <style:style style:name="T26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3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3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6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8" style:parent-style-name="Standard" style:family="paragraph">
      <style:paragraph-properties fo:margin-bottom="0in" style:line-height-at-least="0.1979in" fo:background-color="#FFFFFF"/>
    </style:style>
    <style:style style:name="T2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44" style:parent-style-name="Standard" style:family="paragraph">
      <style:paragraph-properties fo:margin-bottom="0in" style:line-height-at-least="0.1979in" fo:background-color="#FFFFFF"/>
    </style:style>
    <style:style style:name="T2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50" style:parent-style-name="Standard" style:family="paragraph">
      <style:paragraph-properties fo:margin-bottom="0in" style:line-height-at-least="0.1979in" fo:background-color="#FFFFFF"/>
    </style:style>
    <style:style style:name="T2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56" style:parent-style-name="Standard" style:family="paragraph">
      <style:paragraph-properties fo:margin-bottom="0in" style:line-height-at-least="0.1979in" fo:background-color="#FFFFFF"/>
    </style:style>
    <style:style style:name="T2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659" style:parent-style-name="Standard" style:family="paragraph">
      <style:paragraph-properties fo:margin-bottom="0in" style:line-height-at-least="0.1979in" fo:background-color="#FFFFFF"/>
    </style:style>
    <style:style style:name="T2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63" style:parent-style-name="Standard" style:family="paragraph">
      <style:paragraph-properties fo:margin-bottom="0in" style:line-height-at-least="0.1979in" fo:background-color="#FFFFFF"/>
    </style:style>
    <style:style style:name="T2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69" style:parent-style-name="Standard" style:family="paragraph">
      <style:paragraph-properties fo:margin-bottom="0in" style:line-height-at-least="0.1979in" fo:background-color="#FFFFFF"/>
    </style:style>
    <style:style style:name="T2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75" style:parent-style-name="Standard" style:family="paragraph">
      <style:paragraph-properties fo:margin-bottom="0in" style:line-height-at-least="0.1979in" fo:background-color="#FFFFFF"/>
    </style:style>
    <style:style style:name="T2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1" style:parent-style-name="Standard" style:family="paragraph">
      <style:paragraph-properties fo:margin-bottom="0in" style:line-height-at-least="0.1979in" fo:background-color="#FFFFFF"/>
    </style:style>
    <style:style style:name="T2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68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8" style:parent-style-name="Standard" style:family="paragraph">
      <style:paragraph-properties fo:margin-bottom="0in" style:line-height-at-least="0.1979in" fo:background-color="#FFFFFF"/>
    </style:style>
    <style:style style:name="T2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94" style:parent-style-name="Standard" style:family="paragraph">
      <style:paragraph-properties fo:margin-bottom="0in" style:line-height-at-least="0.1979in" fo:background-color="#FFFFFF"/>
    </style:style>
    <style:style style:name="T2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00" style:parent-style-name="Standard" style:family="paragraph">
      <style:paragraph-properties fo:margin-bottom="0in" style:line-height-at-least="0.1979in" fo:background-color="#FFFFFF"/>
    </style:style>
    <style:style style:name="T2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06" style:parent-style-name="Standard" style:family="paragraph">
      <style:paragraph-properties fo:margin-bottom="0in" style:line-height-at-least="0.1979in" fo:background-color="#FFFFFF"/>
    </style:style>
    <style:style style:name="T2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12" style:parent-style-name="Standard" style:family="paragraph">
      <style:paragraph-properties fo:margin-bottom="0in" style:line-height-at-least="0.1979in" fo:background-color="#FFFFFF"/>
    </style:style>
    <style:style style:name="T2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18" style:parent-style-name="Standard" style:family="paragraph">
      <style:paragraph-properties fo:margin-bottom="0in" style:line-height-at-least="0.1979in" fo:background-color="#FFFFFF"/>
    </style:style>
    <style:style style:name="T2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24" style:parent-style-name="Standard" style:family="paragraph">
      <style:paragraph-properties fo:margin-bottom="0in" style:line-height-at-least="0.1979in" fo:background-color="#FFFFFF"/>
    </style:style>
    <style:style style:name="T2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0" style:parent-style-name="Standard" style:family="paragraph">
      <style:paragraph-properties fo:margin-bottom="0in" style:line-height-at-least="0.1979in" fo:background-color="#FFFFFF"/>
    </style:style>
    <style:style style:name="T2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73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7" style:parent-style-name="Standard" style:family="paragraph">
      <style:paragraph-properties fo:margin-bottom="0in" style:line-height-at-least="0.1979in" fo:background-color="#FFFFFF"/>
    </style:style>
    <style:style style:name="T2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3" style:parent-style-name="Standard" style:family="paragraph">
      <style:paragraph-properties fo:margin-bottom="0in" style:line-height-at-least="0.1979in" fo:background-color="#FFFFFF"/>
    </style:style>
    <style:style style:name="T2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9" style:parent-style-name="Standard" style:family="paragraph">
      <style:paragraph-properties fo:margin-bottom="0in" style:line-height-at-least="0.1979in" fo:background-color="#FFFFFF"/>
    </style:style>
    <style:style style:name="T2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55" style:parent-style-name="Standard" style:family="paragraph">
      <style:paragraph-properties fo:margin-bottom="0in" style:line-height-at-least="0.1979in" fo:background-color="#FFFFFF"/>
    </style:style>
    <style:style style:name="T2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61" style:parent-style-name="Standard" style:family="paragraph">
      <style:paragraph-properties fo:margin-bottom="0in" style:line-height-at-least="0.1979in" fo:background-color="#FFFFFF"/>
    </style:style>
    <style:style style:name="T2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67" style:parent-style-name="Standard" style:family="paragraph">
      <style:paragraph-properties fo:margin-bottom="0in" style:line-height-at-least="0.1979in" fo:background-color="#FFFFFF"/>
    </style:style>
    <style:style style:name="T27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73" style:parent-style-name="Standard" style:family="paragraph">
      <style:paragraph-properties fo:margin-bottom="0in" style:line-height-at-least="0.1979in" fo:background-color="#FFFFFF"/>
    </style:style>
    <style:style style:name="T2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79" style:parent-style-name="Standard" style:family="paragraph">
      <style:paragraph-properties fo:margin-bottom="0in" style:line-height-at-least="0.1979in" fo:background-color="#FFFFFF"/>
    </style:style>
    <style:style style:name="T27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78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8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86" style:parent-style-name="Standard" style:family="paragraph">
      <style:paragraph-properties fo:margin-bottom="0in" style:line-height-at-least="0.1979in" fo:background-color="#FFFFFF"/>
    </style:style>
    <style:style style:name="T2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92" style:parent-style-name="Standard" style:family="paragraph">
      <style:paragraph-properties fo:margin-bottom="0in" style:line-height-at-least="0.1979in" fo:background-color="#FFFFFF"/>
    </style:style>
    <style:style style:name="T2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98" style:parent-style-name="Standard" style:family="paragraph">
      <style:paragraph-properties fo:margin-bottom="0in" style:line-height-at-least="0.1979in" fo:background-color="#FFFFFF"/>
    </style:style>
    <style:style style:name="T2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04" style:parent-style-name="Standard" style:family="paragraph">
      <style:paragraph-properties fo:margin-bottom="0in" style:line-height-at-least="0.1979in" fo:background-color="#FFFFFF"/>
    </style:style>
    <style:style style:name="T2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10" style:parent-style-name="Standard" style:family="paragraph">
      <style:paragraph-properties fo:margin-bottom="0in" style:line-height-at-least="0.1979in" fo:background-color="#FFFFFF"/>
    </style:style>
    <style:style style:name="T2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16" style:parent-style-name="Standard" style:family="paragraph">
      <style:paragraph-properties fo:margin-bottom="0in" style:line-height-at-least="0.1979in" fo:background-color="#FFFFFF"/>
    </style:style>
    <style:style style:name="T2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22" style:parent-style-name="Standard" style:family="paragraph">
      <style:paragraph-properties fo:margin-bottom="0in" style:line-height-at-least="0.1979in" fo:background-color="#FFFFFF"/>
    </style:style>
    <style:style style:name="T2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28" style:parent-style-name="Standard" style:family="paragraph">
      <style:paragraph-properties fo:margin-bottom="0in" style:line-height-at-least="0.1979in" fo:background-color="#FFFFFF"/>
    </style:style>
    <style:style style:name="T2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8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35" style:parent-style-name="Standard" style:family="paragraph">
      <style:paragraph-properties fo:margin-bottom="0in" style:line-height-at-least="0.1979in" fo:background-color="#FFFFFF"/>
    </style:style>
    <style:style style:name="T2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41" style:parent-style-name="Standard" style:family="paragraph">
      <style:paragraph-properties fo:margin-bottom="0in" style:line-height-at-least="0.1979in" fo:background-color="#FFFFFF"/>
    </style:style>
    <style:style style:name="T28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47" style:parent-style-name="Standard" style:family="paragraph">
      <style:paragraph-properties fo:margin-bottom="0in" style:line-height-at-least="0.1979in" fo:background-color="#FFFFFF"/>
    </style:style>
    <style:style style:name="T2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53" style:parent-style-name="Standard" style:family="paragraph">
      <style:paragraph-properties fo:margin-bottom="0in" style:line-height-at-least="0.1979in" fo:background-color="#FFFFFF"/>
    </style:style>
    <style:style style:name="T2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59" style:parent-style-name="Standard" style:family="paragraph">
      <style:paragraph-properties fo:margin-bottom="0in" style:line-height-at-least="0.1979in" fo:background-color="#FFFFFF"/>
    </style:style>
    <style:style style:name="T2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65" style:parent-style-name="Standard" style:family="paragraph">
      <style:paragraph-properties fo:margin-bottom="0in" style:line-height-at-least="0.1979in" fo:background-color="#FFFFFF"/>
    </style:style>
    <style:style style:name="T2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71" style:parent-style-name="Standard" style:family="paragraph">
      <style:paragraph-properties fo:margin-bottom="0in" style:line-height-at-least="0.1979in" fo:background-color="#FFFFFF"/>
    </style:style>
    <style:style style:name="T2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77" style:parent-style-name="Standard" style:family="paragraph">
      <style:paragraph-properties fo:margin-bottom="0in" style:line-height-at-least="0.1979in" fo:background-color="#FFFFFF"/>
    </style:style>
    <style:style style:name="T2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882" style:parent-style-name="Standard" style:family="paragraph">
      <style:paragraph-properties fo:margin-bottom="0in" style:line-height-at-least="0.1979in" fo:background-color="#FFFFFF"/>
    </style:style>
    <style:style style:name="T2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8" style:parent-style-name="Standard" style:family="paragraph">
      <style:paragraph-properties fo:margin-bottom="0in" style:line-height-at-least="0.1979in" fo:background-color="#FFFFFF"/>
    </style:style>
    <style:style style:name="T2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2" style:parent-style-name="Standard" style:family="paragraph">
      <style:paragraph-properties fo:margin-bottom="0in" style:line-height-at-least="0.1979in" fo:background-color="#FFFFFF"/>
    </style:style>
    <style:style style:name="T2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6" style:parent-style-name="Standard" style:family="paragraph">
      <style:paragraph-properties fo:margin-bottom="0in" style:line-height-at-least="0.1979in" fo:background-color="#FFFFFF"/>
    </style:style>
    <style:style style:name="T2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5" style:parent-style-name="Standard" style:family="paragraph">
      <style:paragraph-properties fo:margin-bottom="0in" style:line-height-at-least="0.1979in" fo:background-color="#FFFFFF"/>
    </style:style>
    <style:style style:name="T29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0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8" style:parent-style-name="Standard" style:family="paragraph">
      <style:paragraph-properties fo:margin-bottom="0in" style:line-height-at-least="0.1979in" fo:background-color="#FFFFFF"/>
    </style:style>
    <style:style style:name="T29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13" style:parent-style-name="Standard" style:family="paragraph">
      <style:paragraph-properties fo:margin-bottom="0in" style:line-height-at-least="0.1979in" fo:background-color="#FFFFFF"/>
    </style:style>
    <style:style style:name="T29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16" style:parent-style-name="Standard" style:family="paragraph">
      <style:paragraph-properties fo:margin-bottom="0in" style:line-height-at-least="0.1979in" fo:background-color="#FFFFFF"/>
    </style:style>
    <style:style style:name="T2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22" style:parent-style-name="Standard" style:family="paragraph">
      <style:paragraph-properties fo:margin-bottom="0in" style:line-height-at-least="0.1979in" fo:background-color="#FFFFFF"/>
    </style:style>
    <style:style style:name="T2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28" style:parent-style-name="Standard" style:family="paragraph">
      <style:paragraph-properties fo:margin-bottom="0in" style:line-height-at-least="0.1979in" fo:background-color="#FFFFFF"/>
    </style:style>
    <style:style style:name="T2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34" style:parent-style-name="Standard" style:family="paragraph">
      <style:paragraph-properties fo:margin-bottom="0in" style:line-height-at-least="0.1979in" fo:background-color="#FFFFFF"/>
    </style:style>
    <style:style style:name="T2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1" style:parent-style-name="Standard" style:family="paragraph">
      <style:paragraph-properties fo:margin-bottom="0in" style:line-height-at-least="0.1979in" fo:background-color="#FFFFFF"/>
    </style:style>
    <style:style style:name="T29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4" style:parent-style-name="Standard" style:family="paragraph">
      <style:paragraph-properties fo:margin-bottom="0in" style:line-height-at-least="0.1979in" fo:background-color="#FFFFFF"/>
    </style:style>
    <style:style style:name="T2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1" style:parent-style-name="Standard" style:family="paragraph">
      <style:paragraph-properties fo:margin-bottom="0in" style:line-height-at-least="0.1979in" fo:background-color="#FFFFFF"/>
    </style:style>
    <style:style style:name="T29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4" style:parent-style-name="Standard" style:family="paragraph">
      <style:paragraph-properties fo:margin-bottom="0in" style:line-height-at-least="0.1979in" fo:background-color="#FFFFFF"/>
    </style:style>
    <style:style style:name="T2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1" style:parent-style-name="Standard" style:family="paragraph">
      <style:paragraph-properties fo:margin-bottom="0in" style:line-height-at-least="0.1979in" fo:background-color="#FFFFFF"/>
    </style:style>
    <style:style style:name="T29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4" style:parent-style-name="Standard" style:family="paragraph">
      <style:paragraph-properties fo:margin-bottom="0in" style:line-height-at-least="0.1979in" fo:background-color="#FFFFFF"/>
    </style:style>
    <style:style style:name="T2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70" style:parent-style-name="Standard" style:family="paragraph">
      <style:paragraph-properties fo:margin-bottom="0in" style:line-height-at-least="0.1979in" fo:background-color="#FFFFFF"/>
    </style:style>
    <style:style style:name="T2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76" style:parent-style-name="Standard" style:family="paragraph">
      <style:paragraph-properties fo:margin-bottom="0in" style:line-height-at-least="0.1979in" fo:background-color="#FFFFFF"/>
    </style:style>
    <style:style style:name="T2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3" style:parent-style-name="Standard" style:family="paragraph">
      <style:paragraph-properties fo:margin-bottom="0in" style:line-height-at-least="0.1979in" fo:background-color="#FFFFFF"/>
    </style:style>
    <style:style style:name="T29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6" style:parent-style-name="Standard" style:family="paragraph">
      <style:paragraph-properties fo:margin-bottom="0in" style:line-height-at-least="0.1979in" fo:background-color="#FFFFFF"/>
    </style:style>
    <style:style style:name="T2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92" style:parent-style-name="Standard" style:family="paragraph">
      <style:paragraph-properties fo:margin-bottom="0in" style:line-height-at-least="0.1979in" fo:background-color="#FFFFFF"/>
    </style:style>
    <style:style style:name="T2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98" style:parent-style-name="Standard" style:family="paragraph">
      <style:paragraph-properties fo:margin-bottom="0in" style:line-height-at-least="0.1979in" fo:background-color="#FFFFFF"/>
    </style:style>
    <style:style style:name="T2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05" style:parent-style-name="Standard" style:family="paragraph">
      <style:paragraph-properties fo:margin-bottom="0in" style:line-height-at-least="0.1979in" fo:background-color="#FFFFFF"/>
    </style:style>
    <style:style style:name="T30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2" style:parent-style-name="Standard" style:family="paragraph">
      <style:paragraph-properties fo:margin-bottom="0in" style:line-height-at-least="0.1979in" fo:background-color="#FFFFFF"/>
    </style:style>
    <style:style style:name="T30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9" style:parent-style-name="Standard" style:family="paragraph">
      <style:paragraph-properties fo:margin-bottom="0in" style:line-height-at-least="0.1979in" fo:background-color="#FFFFFF"/>
    </style:style>
    <style:style style:name="T30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22" style:parent-style-name="Standard" style:family="paragraph">
      <style:paragraph-properties fo:margin-bottom="0in" style:line-height-at-least="0.1979in" fo:background-color="#FFFFFF"/>
    </style:style>
    <style:style style:name="T3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3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031" style:parent-style-name="Standard" style:family="paragraph">
      <style:paragraph-properties fo:margin-bottom="0in" style:line-height-at-least="0.1979in" fo:background-color="#FFFFFF"/>
    </style:style>
    <style:style style:name="T30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0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div&gt;</text:span></text:p>
      <text:p text:style-name="P6"><text:span text:style-name="T7">   <text:s/></text:span><text:span text:style-name="T8">&lt;div</text:span><text:span text:style-name="T9"><text:s/></text:span><text:span text:style-name="T10">class</text:span><text:span text:style-name="T11">=</text:span><text:span text:style-name="T12">"row"</text:span><text:span text:style-name="T13">&gt;</text:span></text:p>
      <text:p text:style-name="P14"><text:span text:style-name="T15">     <text:s/></text:span><text:span text:style-name="T16">&lt;div</text:span></text:p>
      <text:p text:style-name="P17"><text:span text:style-name="T18">       <text:s/></text:span><text:span text:style-name="T19">class</text:span><text:span text:style-name="T20">=</text:span><text:span text:style-name="T21">"col-lg-6"</text:span></text:p>
      <text:p text:style-name="P22"><text:span text:style-name="T23">       <text:s/></text:span><text:span text:style-name="T24">style</text:span><text:span text:style-name="T25">="</text:span><text:span text:style-name="T26">display</text:span><text:span text:style-name="T27">:<text:s/></text:span><text:span text:style-name="T28">flex</text:span><text:span text:style-name="T29">;<text:s/></text:span><text:span text:style-name="T30">justify-content</text:span><text:span text:style-name="T31">:<text:s/></text:span><text:span text:style-name="T32">space-between</text:span><text:span text:style-name="T33">;<text:s/></text:span><text:span text:style-name="T34">align-items</text:span><text:span text:style-name="T35">:<text:s/></text:span><text:span text:style-name="T36">center</text:span><text:span text:style-name="T37">"</text:span></text:p>
      <text:p text:style-name="P38"><text:span text:style-name="T39">     <text:s/></text:span><text:span text:style-name="T40">&gt;</text:span></text:p>
      <text:p text:style-name="P41"><text:span text:style-name="T42">       <text:s/></text:span><text:span text:style-name="T43">&lt;h1&gt;</text:span></text:p>
      <text:p text:style-name="P44"><text:span text:style-name="T45">          Benachrichtigungssystem - Übersicht ({{<text:s/></text:span><text:span text:style-name="T46">benachrichtigungsystem</text:span><text:span text:style-name="T47"><text:s/>}}) - {{<text:s/></text:span><text:span text:style-name="T48">niederlassung</text:span><text:span text:style-name="T49"><text:s/>}}</text:span></text:p>
      <text:p text:style-name="P50"><text:span text:style-name="T51">       <text:s/></text:span><text:span text:style-name="T52">&lt;/h1&gt;</text:span></text:p>
      <text:p text:style-name="P53"><text:span text:style-name="T54">       <text:s/></text:span><text:span text:style-name="T55">&lt;scale-button</text:span></text:p>
      <text:p text:style-name="P56"><text:span text:style-name="T57">         <text:s/></text:span><text:span text:style-name="T58">id</text:span><text:span text:style-name="T59">=</text:span><text:span text:style-name="T60">"benachrichtigungModal"</text:span></text:p>
      <text:p text:style-name="P61"><text:span text:style-name="T62">         <text:s/></text:span><text:span text:style-name="T63">variant</text:span><text:span text:style-name="T64">=</text:span><text:span text:style-name="T65">"secondary"</text:span></text:p>
      <text:p text:style-name="P66"><text:span text:style-name="T67">         <text:s/></text:span><text:span text:style-name="T68">icon-only</text:span></text:p>
      <text:p text:style-name="P69"><text:span text:style-name="T70">         <text:s/></text:span><text:span text:style-name="T71">aria-label</text:span><text:span text:style-name="T72">=</text:span><text:span text:style-name="T73">"Benachrichtigung anlegen"</text:span></text:p>
      <text:p text:style-name="P74"><text:span text:style-name="T75">         <text:s/></text:span><text:span text:style-name="T76">title</text:span><text:span text:style-name="T77">=</text:span><text:span text:style-name="T78">"Benachrichtigung anlegen"</text:span></text:p>
      <text:p text:style-name="P79"><text:span text:style-name="T80">          @</text:span><text:span text:style-name="T81">click</text:span><text:span text:style-name="T82">="</text:span><text:span text:style-name="T83">openBearbeitenModal</text:span><text:span text:style-name="T84">"</text:span></text:p>
      <text:p text:style-name="P85"><text:span text:style-name="T86">       <text:s/></text:span><text:span text:style-name="T87">&gt;</text:span></text:p>
      <text:p text:style-name="P88"><text:span text:style-name="T89">         <text:s/></text:span><text:span text:style-name="T90">&lt;scale-icon-action-add</text:span><text:span text:style-name="T91"><text:s/></text:span><text:span text:style-name="T92">accessibility-title</text:span><text:span text:style-name="T93">=</text:span><text:span text:style-name="T94">"add"</text:span><text:span text:style-name="T95"><text:s/></text:span><text:span text:style-name="T96">/&gt;</text:span></text:p>
      <text:p text:style-name="P97"><text:span text:style-name="T98">       <text:s/></text:span><text:span text:style-name="T99">&lt;/scale-button&gt;</text:span></text:p>
      <text:p text:style-name="P100"><text:span text:style-name="T101">     <text:s/></text:span><text:span text:style-name="T102">&lt;/div&gt;</text:span></text:p>
      <text:p text:style-name="P103"><text:span text:style-name="T104">   <text:s/></text:span><text:span text:style-name="T105">&lt;/div&gt;</text:span></text:p>
      <text:p text:style-name="P106"/>
      <text:p text:style-name="P107"><text:span text:style-name="T108">   <text:s/></text:span><text:span text:style-name="T109">&lt;scale-segmented-button&gt;</text:span></text:p>
      <text:p text:style-name="P110"><text:span text:style-name="T111">     <text:s/></text:span><text:span text:style-name="T112">&lt;scale-segment</text:span><text:span text:style-name="T113"><text:s/></text:span><text:span text:style-name="T114">selected</text:span><text:span text:style-name="T115">&gt;</text:span><text:span text:style-name="T116"><text:s/>Alle Benachrichtigungen<text:s/></text:span><text:span text:style-name="T117">&lt;/scale-segment&gt;</text:span></text:p>
      <text:p text:style-name="P118"><text:span text:style-name="T119">     <text:s/></text:span><text:span text:style-name="T120">&lt;scale-segment&gt;</text:span></text:p>
      <text:p text:style-name="P121"><text:span text:style-name="T122">       <text:s/></text:span><text:span text:style-name="T123">&lt;scale-icon-communication-email</text:span><text:span text:style-name="T124"><text:s/></text:span><text:span text:style-name="T125">slot</text:span><text:span text:style-name="T126">=</text:span><text:span text:style-name="T127">"segment-icon"</text:span><text:span text:style-name="T128">&gt;&lt;/scale-icon-communication-email&gt;</text:span></text:p>
      <text:p text:style-name="P129"><text:span text:style-name="T130">       <text:s/></text:span><text:span text:style-name="T131">Aktive Benachrichtigungen</text:span></text:p>
      <text:p text:style-name="P132"><text:span text:style-name="T133">     <text:s/></text:span><text:span text:style-name="T134">&lt;/scale-segment&gt;</text:span></text:p>
      <text:p text:style-name="P135"><text:span text:style-name="T136">     <text:s/></text:span><text:span text:style-name="T137">&lt;scale-segment&gt;</text:span></text:p>
      <text:p text:style-name="P138"><text:span text:style-name="T139">       <text:s/></text:span><text:span text:style-name="T140">&lt;scale-icon-communication-email</text:span><text:span text:style-name="T141"><text:s/></text:span><text:span text:style-name="T142">slot</text:span><text:span text:style-name="T143">=</text:span><text:span text:style-name="T144">"segment-icon"</text:span><text:span text:style-name="T145">&gt;&lt;/scale-icon-communication-email&gt;</text:span></text:p>
      <text:p text:style-name="P146"><text:span text:style-name="T147">       <text:s/></text:span><text:span text:style-name="T148">Aktive Benachrichtigungen (nur Sofortversand)</text:span></text:p>
      <text:p text:style-name="P149"><text:span text:style-name="T150">     <text:s/></text:span><text:span text:style-name="T151">&lt;/scale-segment&gt;</text:span></text:p>
      <text:p text:style-name="P152"><text:span text:style-name="T153">     <text:s/></text:span><text:span text:style-name="T154">&lt;scale-segment&gt;</text:span></text:p>
      <text:p text:style-name="P155"><text:span text:style-name="T156">       <text:s/></text:span><text:span text:style-name="T157">&lt;scale-icon-communication-mail-opened</text:span></text:p>
      <text:p text:style-name="P158"><text:span text:style-name="T159">         <text:s/></text:span><text:span text:style-name="T160">slot</text:span><text:span text:style-name="T161">=</text:span><text:span text:style-name="T162">"segment-icon"</text:span></text:p>
      <text:p text:style-name="P163"><text:span text:style-name="T164">       <text:s/></text:span><text:span text:style-name="T165">&gt;&lt;/scale-icon-communication-mail-opened&gt;</text:span></text:p>
      <text:p text:style-name="P166">        Inaktive Benachrichtigungen</text:p>
      <text:p text:style-name="P167"><text:span text:style-name="T168">     <text:s/></text:span><text:span text:style-name="T169">&lt;/scale-segment&gt;</text:span></text:p>
      <text:p text:style-name="P170"><text:span text:style-name="T171">   <text:s/></text:span><text:span text:style-name="T172">&lt;/scale-segmented-button&gt;</text:span></text:p>
      <text:p text:style-name="P173"><text:span text:style-name="T174">   <text:s/></text:span><text:span text:style-name="T175">&lt;space /&gt;</text:span></text:p>
      <text:p text:style-name="P176"/>
      <text:p text:style-name="P177"><text:span text:style-name="T178">   <text:s/></text:span><text:span text:style-name="T179">&lt;div</text:span><text:span text:style-name="T180"><text:s/></text:span><text:span text:style-name="T181">class</text:span><text:span text:style-name="T182">=</text:span><text:span text:style-name="T183">"row"</text:span><text:span text:style-name="T184">&gt;</text:span></text:p>
      <text:p text:style-name="P185"><text:span text:style-name="T186">     <text:s/></text:span><text:span text:style-name="T187">&lt;div</text:span></text:p>
      <text:p text:style-name="P188"><text:span text:style-name="T189">       <text:s/></text:span><text:span text:style-name="T190">class</text:span><text:span text:style-name="T191">=</text:span><text:span text:style-name="T192">"col-l-3"</text:span></text:p>
      <text:p text:style-name="P193"><text:span text:style-name="T194">       <text:s/></text:span><text:span text:style-name="T195">style</text:span><text:span text:style-name="T196">="</text:span></text:p>
      <text:p text:style-name="P197"><text:span text:style-name="T198">         <text:s/></text:span><text:span text:style-name="T199">display</text:span><text:span text:style-name="T200">:<text:s/></text:span><text:span text:style-name="T201">flex</text:span><text:span text:style-name="T202">;</text:span></text:p>
      <text:p text:style-name="P203"><text:span text:style-name="T204">         <text:s/></text:span><text:span text:style-name="T205">justify-content</text:span><text:span text:style-name="T206">:<text:s/></text:span><text:span text:style-name="T207">center</text:span><text:span text:style-name="T208">;</text:span></text:p>
      <text:p text:style-name="P209"><text:span text:style-name="T210">         <text:s/></text:span><text:span text:style-name="T211">align-content</text:span><text:span text:style-name="T212">:<text:s/></text:span><text:span text:style-name="T213">center</text:span><text:span text:style-name="T214">;</text:span></text:p>
      <text:p text:style-name="P215"><text:span text:style-name="T216">         <text:s/></text:span><text:span text:style-name="T217">flex-direction</text:span><text:span text:style-name="T218">:<text:s/></text:span><text:span text:style-name="T219">column</text:span><text:span text:style-name="T220">;</text:span></text:p>
      <text:p text:style-name="P221"><text:span text:style-name="T222">       <text:s/></text:span><text:span text:style-name="T223">"</text:span></text:p>
      <text:p text:style-name="P224"><text:span text:style-name="T225">     <text:s/></text:span><text:span text:style-name="T226">&gt;</text:span></text:p>
      <text:p text:style-name="P227">        7 von 7 Einträgen</text:p>
      <text:p text:style-name="P228"><text:span text:style-name="T229">     <text:s/></text:span><text:span text:style-name="T230">&lt;/div&gt;</text:span></text:p>
      <text:p text:style-name="P231"><text:span text:style-name="T232">     <text:s/></text:span><text:span text:style-name="T233">&lt;div</text:span><text:span text:style-name="T234"><text:s/></text:span><text:span text:style-name="T235">class</text:span><text:span text:style-name="T236">=</text:span><text:span text:style-name="T237">"col-l-9"</text:span><text:span text:style-name="T238">&gt;</text:span></text:p>
      <text:p text:style-name="P239"><text:span text:style-name="T240">       <text:s/></text:span><text:span text:style-name="T241">&lt;div</text:span><text:span text:style-name="T242"><text:s/></text:span><text:span text:style-name="T243">class</text:span><text:span text:style-name="T244">=</text:span><text:span text:style-name="T245">"col-l-4"</text:span><text:span text:style-name="T246"><text:s/></text:span><text:span text:style-name="T247">style</text:span><text:span text:style-name="T248">="</text:span><text:span text:style-name="T249">align-items</text:span><text:span text:style-name="T250">:<text:s/></text:span><text:span text:style-name="T251">center</text:span><text:span text:style-name="T252">;<text:s/></text:span><text:span text:style-name="T253">float</text:span><text:span text:style-name="T254">:<text:s/></text:span><text:span text:style-name="T255">center</text:span><text:span text:style-name="T256">"</text:span><text:span text:style-name="T257">&gt;</text:span></text:p>
      <text:p text:style-name="P258"><text:span text:style-name="T259">         <text:s/></text:span><text:span text:style-name="T260">&lt;scale-text-field</text:span></text:p>
      <text:p text:style-name="P261"><text:span text:style-name="T262">           <text:s/></text:span><text:span text:style-name="T263">label</text:span><text:span text:style-name="T264">=</text:span><text:span text:style-name="T265">"Suche"</text:span></text:p>
      <text:p text:style-name="P266"><text:span text:style-name="T267">           <text:s/></text:span><text:span text:style-name="T268">placeholder</text:span><text:span text:style-name="T269">=</text:span><text:span text:style-name="T270">"WebApp"</text:span></text:p>
      <text:p text:style-name="P271"><text:span text:style-name="T272">           <text:s/></text:span><text:span text:style-name="T273">input-mode-type</text:span><text:span text:style-name="T274">=</text:span><text:span text:style-name="T275">"search"</text:span></text:p>
      <text:p text:style-name="P276"><text:span text:style-name="T277">           <text:s/></text:span><text:span text:style-name="T278">id</text:span><text:span text:style-name="T279">=</text:span><text:span text:style-name="T280">"suche-container"</text:span></text:p>
      <text:p text:style-name="P281"><text:span text:style-name="T282">           <text:s/></text:span><text:span text:style-name="T283">input-id</text:span><text:span text:style-name="T284">=</text:span><text:span text:style-name="T285">"suche"</text:span></text:p>
      <text:p text:style-name="P286"><text:span text:style-name="T287">           <text:s/></text:span><text:span text:style-name="T288">styles</text:span><text:span text:style-name="T289">=</text:span><text:span text:style-name="T290">"input { padding-left: 31px !important; } label { padding-left: 20px !important; }"</text:span></text:p>
      <text:p text:style-name="P291"><text:span text:style-name="T292">           <text:s/></text:span><text:span text:style-name="T293">&gt;&lt;div</text:span><text:span text:style-name="T294"><text:s/></text:span><text:span text:style-name="T295">slot</text:span><text:span text:style-name="T296">=</text:span><text:span text:style-name="T297">"default"</text:span><text:span text:style-name="T298"><text:s/></text:span><text:span text:style-name="T299">id</text:span><text:span text:style-name="T300">=</text:span><text:span text:style-name="T301">"suche-lupe"</text:span><text:span text:style-name="T302"><text:s/></text:span><text:span text:style-name="T303">aria-role</text:span><text:span text:style-name="T304">=</text:span><text:span text:style-name="T305">"presentation"</text:span><text:span text:style-name="T306">&gt;</text:span></text:p>
      <text:p text:style-name="P307"><text:span text:style-name="T308">             <text:s/></text:span><text:span text:style-name="T309">&lt;scale-icon-action-search</text:span><text:span text:style-name="T310"><text:s/></text:span><text:span text:style-name="T311">/&gt;</text:span></text:p>
      <text:p text:style-name="P312"><text:span text:style-name="T313">           <text:s/></text:span><text:span text:style-name="T314">&lt;/div&gt;</text:span></text:p>
      <text:p text:style-name="P315"><text:span text:style-name="T316">           <text:s/></text:span><text:span text:style-name="T317">&lt;div</text:span><text:span text:style-name="T318"><text:s/></text:span><text:span text:style-name="T319">slot</text:span><text:span text:style-name="T320">=</text:span><text:span text:style-name="T321">"icon"</text:span><text:span text:style-name="T322"><text:s/></text:span><text:span text:style-name="T323">id</text:span><text:span text:style-name="T324">=</text:span><text:span text:style-name="T325">"test"</text:span><text:span text:style-name="T326">&gt;</text:span></text:p>
      <text:p text:style-name="P327"><text:span text:style-name="T328">             <text:s/></text:span><text:span text:style-name="T329">&lt;scale-button</text:span></text:p>
      <text:p text:style-name="P330"><text:span text:style-name="T331">               <text:s/></text:span><text:span text:style-name="T332">size</text:span><text:span text:style-name="T333">=</text:span><text:span text:style-name="T334">"small"</text:span></text:p>
      <text:p text:style-name="P335"><text:span text:style-name="T336">               <text:s/></text:span><text:span text:style-name="T337">icon-only</text:span></text:p>
      <text:p text:style-name="P338"><text:span text:style-name="T339">               <text:s/></text:span><text:span text:style-name="T340">variant</text:span><text:span text:style-name="T341">=</text:span><text:span text:style-name="T342">"ghost"</text:span></text:p>
      <text:p text:style-name="P343"><text:span text:style-name="T344">               <text:s/></text:span><text:span text:style-name="T345">style</text:span><text:span text:style-name="T346">="</text:span><text:span text:style-name="T347">--color-ghost</text:span><text:span text:style-name="T348">:<text:s/></text:span><text:span text:style-name="T349">var</text:span><text:span text:style-name="T350">(</text:span><text:span text:style-name="T351">--telekom-color-text-and-icon-standard</text:span><text:span text:style-name="T352">)"</text:span></text:p>
      <text:p text:style-name="P353"><text:span text:style-name="T354">                @</text:span><text:span text:style-name="T355">click</text:span><text:span text:style-name="T356">="</text:span><text:span text:style-name="T357">console</text:span><text:span text:style-name="T358">.</text:span><text:span text:style-name="T359">log</text:span><text:span text:style-name="T360">(</text:span><text:span text:style-name="T361">$event</text:span><text:span text:style-name="T362">)"</text:span></text:p>
      <text:p text:style-name="P363"><text:span text:style-name="T364">               <text:s/></text:span><text:span text:style-name="T365">&gt;&lt;scale-icon-action-close</text:span></text:p>
      <text:p text:style-name="P366"><text:span text:style-name="T367">             <text:s/></text:span><text:span text:style-name="T368">/&gt;&lt;/scale-button&gt;</text:span></text:p>
      <text:p text:style-name="P369"><text:span text:style-name="T370">           <text:s/></text:span><text:span text:style-name="T371">&lt;/div&gt;</text:span></text:p>
      <text:p text:style-name="P372"><text:span text:style-name="T373">         <text:s/></text:span><text:span text:style-name="T374">&lt;/scale-text-field&gt;</text:span></text:p>
      <text:p text:style-name="P375"><text:span text:style-name="T376">       <text:s/></text:span><text:span text:style-name="T377">&lt;/div&gt;</text:span></text:p>
      <text:p text:style-name="P378"><text:span text:style-name="T379">       <text:s/></text:span><text:span text:style-name="T380">&lt;div</text:span><text:span text:style-name="T381"><text:s/></text:span><text:span text:style-name="T382">class</text:span><text:span text:style-name="T383">=</text:span><text:span text:style-name="T384">"col-l-6"</text:span><text:span text:style-name="T385"><text:s/></text:span><text:span text:style-name="T386">style</text:span><text:span text:style-name="T387">="</text:span><text:span text:style-name="T388">display</text:span><text:span text:style-name="T389">:<text:s/></text:span><text:span text:style-name="T390">flex</text:span><text:span text:style-name="T391">;<text:s/></text:span><text:span text:style-name="T392">align-items</text:span><text:span text:style-name="T393">:<text:s/></text:span><text:span text:style-name="T394">center</text:span><text:span text:style-name="T395">;<text:s/></text:span><text:span text:style-name="T396">float</text:span><text:span text:style-name="T397">:<text:s/></text:span><text:span text:style-name="T398">right</text:span><text:span text:style-name="T399">"</text:span><text:span text:style-name="T400">&gt;</text:span></text:p>
      <text:p text:style-name="P401">          Beliebte Filter</text:p>
      <text:p text:style-name="P402"><text:span text:style-name="T403">         <text:s/></text:span><text:span text:style-name="T404">&lt;scale-button</text:span><text:span text:style-name="T405"><text:s/></text:span><text:span text:style-name="T406">variant</text:span><text:span text:style-name="T407">=</text:span><text:span text:style-name="T408">"secondary"</text:span><text:span text:style-name="T409"><text:s/></text:span><text:span text:style-name="T410">style</text:span><text:span text:style-name="T411">="</text:span><text:span text:style-name="T412">padding</text:span><text:span text:style-name="T413">:<text:s/></text:span><text:span text:style-name="T414">5px</text:span><text:span text:style-name="T415">"</text:span><text:span text:style-name="T416">&gt;</text:span><text:span text:style-name="T417">Betreff (1)</text:span><text:span text:style-name="T418">&lt;/scale-button&gt;</text:span></text:p>
      <text:p text:style-name="P419"><text:span text:style-name="T420">         <text:s/></text:span><text:span text:style-name="T421">&lt;scale-button</text:span><text:span text:style-name="T422"><text:s/></text:span><text:span text:style-name="T423">variant</text:span><text:span text:style-name="T424">=</text:span><text:span text:style-name="T425">"secondary"</text:span><text:span text:style-name="T426"><text:s/></text:span><text:span text:style-name="T427">style</text:span><text:span text:style-name="T428">="</text:span><text:span text:style-name="T429">padding-right</text:span><text:span text:style-name="T430">:<text:s/></text:span><text:span text:style-name="T431">5px</text:span><text:span text:style-name="T432">"</text:span><text:span text:style-name="T433">&gt;</text:span><text:span text:style-name="T434">Inhalt (2)</text:span><text:span text:style-name="T435">&lt;/scale-button&gt;</text:span></text:p>
      <text:p text:style-name="P436"><text:span text:style-name="T437">         <text:s/></text:span><text:span text:style-name="T438">&lt;scale-button</text:span><text:span text:style-name="T439"><text:s/></text:span><text:span text:style-name="T440">variant</text:span><text:span text:style-name="T441">=</text:span><text:span text:style-name="T442">"secondary"</text:span><text:span text:style-name="T443"><text:s/></text:span><text:span text:style-name="T444">style</text:span><text:span text:style-name="T445">="</text:span><text:span text:style-name="T446">padding-right</text:span><text:span text:style-name="T447">:<text:s/></text:span><text:span text:style-name="T448">5px</text:span><text:span text:style-name="T449">"</text:span><text:span text:style-name="T450">&gt;</text:span><text:span text:style-name="T451">Termin/-serie</text:span><text:span text:style-name="T452">&lt;/scale-button&gt;</text:span></text:p>
      <text:p text:style-name="P453"><text:span text:style-name="T454">         <text:s/></text:span><text:span text:style-name="T455">&lt;scale-button</text:span><text:span text:style-name="T456"><text:s/></text:span><text:span text:style-name="T457">variant</text:span><text:span text:style-name="T458">=</text:span><text:span text:style-name="T459">"secondary"</text:span><text:span text:style-name="T460"><text:s/></text:span><text:span text:style-name="T461">style</text:span><text:span text:style-name="T462">="</text:span><text:span text:style-name="T463">padding-right</text:span><text:span text:style-name="T464">:<text:s/></text:span><text:span text:style-name="T465">5px</text:span><text:span text:style-name="T466">"</text:span></text:p>
      <text:p text:style-name="P467"><text:span text:style-name="T468">           <text:s/></text:span><text:span text:style-name="T469">&gt;</text:span><text:span text:style-name="T470">Versandzeitpunkt</text:span><text:span text:style-name="T471">&lt;/scale-button</text:span></text:p>
      <text:p text:style-name="P472"><text:span text:style-name="T473">         <text:s/></text:span><text:span text:style-name="T474">&gt;</text:span></text:p>
      <text:p text:style-name="P475">          Filter</text:p>
      <text:p text:style-name="P476"><text:span text:style-name="T477">         <text:s/></text:span><text:span text:style-name="T478">&lt;scale-button</text:span></text:p>
      <text:p text:style-name="P479"><text:span text:style-name="T480">           <text:s/></text:span><text:span text:style-name="T481">variant</text:span><text:span text:style-name="T482">=</text:span><text:span text:style-name="T483">"secondary"</text:span></text:p>
      <text:p text:style-name="P484"><text:span text:style-name="T485">           <text:s/></text:span><text:span text:style-name="T486">style</text:span><text:span text:style-name="T487">="</text:span><text:span text:style-name="T488">padding-left</text:span><text:span text:style-name="T489">:<text:s/></text:span><text:span text:style-name="T490">5px</text:span><text:span text:style-name="T491">;<text:s/></text:span><text:span text:style-name="T492">display</text:span><text:span text:style-name="T493">:<text:s/></text:span><text:span text:style-name="T494">flex</text:span><text:span text:style-name="T495">;<text:s/></text:span><text:span text:style-name="T496">align-items</text:span><text:span text:style-name="T497">:<text:s/></text:span><text:span text:style-name="T498">center</text:span><text:span text:style-name="T499">;<text:s/></text:span><text:span text:style-name="T500">float</text:span><text:span text:style-name="T501">:<text:s/></text:span><text:span text:style-name="T502">right</text:span><text:span text:style-name="T503">"</text:span></text:p>
      <text:p text:style-name="P504"><text:span text:style-name="T505">           <text:s/></text:span><text:span text:style-name="T506">icon-only</text:span></text:p>
      <text:p text:style-name="P507"><text:span text:style-name="T508">            @</text:span><text:span text:style-name="T509">click</text:span><text:span text:style-name="T510">="</text:span><text:span text:style-name="T511">openFilterModal</text:span><text:span text:style-name="T512">"</text:span></text:p>
      <text:p text:style-name="P513"><text:span text:style-name="T514">           <text:s/></text:span><text:span text:style-name="T515">&gt;&lt;scale-icon-action-filter</text:span><text:span text:style-name="T516"><text:s/></text:span><text:span text:style-name="T517">size</text:span><text:span text:style-name="T518">=</text:span><text:span text:style-name="T519">"16"</text:span></text:p>
      <text:p text:style-name="P520"><text:span text:style-name="T521">         <text:s/></text:span><text:span text:style-name="T522">/&gt;&lt;/scale-button&gt;</text:span></text:p>
      <text:p text:style-name="P523"><text:span text:style-name="T524">       <text:s/></text:span><text:span text:style-name="T525">&lt;/div&gt;</text:span></text:p>
      <text:p text:style-name="P526"><text:span text:style-name="T527">     <text:s/></text:span><text:span text:style-name="T528">&lt;/div&gt;</text:span></text:p>
      <text:p text:style-name="P529"><text:span text:style-name="T530">   <text:s/></text:span><text:span text:style-name="T531">&lt;/div&gt;</text:span></text:p>
      <text:p text:style-name="P532"/>
      <text:p text:style-name="P533"><text:span text:style-name="T534">   <text:s/></text:span><text:span text:style-name="T535">&lt;bearbeiten-modal</text:span><text:span text:style-name="T536"><text:s/></text:span><text:span text:style-name="T537">ref</text:span><text:span text:style-name="T538">=</text:span><text:span text:style-name="T539">"bearbeitenModal"</text:span><text:span text:style-name="T540"><text:s/>:</text:span><text:span text:style-name="T541">isModalOpen</text:span><text:span text:style-name="T542">="</text:span><text:span text:style-name="T543">isModalOpen</text:span><text:span text:style-name="T544">" @</text:span><text:span text:style-name="T545">closeModal</text:span><text:span text:style-name="T546">="</text:span><text:span text:style-name="T547">closeModal</text:span><text:span text:style-name="T548">"<text:s/></text:span><text:span text:style-name="T549">/&gt;</text:span></text:p>
      <text:p text:style-name="P550"><text:span text:style-name="T551">   <text:s/></text:span><text:span text:style-name="T552">&lt;filter-modal</text:span><text:span text:style-name="T553"><text:s/></text:span><text:span text:style-name="T554">ref</text:span><text:span text:style-name="T555">=</text:span><text:span text:style-name="T556">"filterModal"</text:span><text:span text:style-name="T557"><text:s/>:</text:span><text:span text:style-name="T558">isModalOpen</text:span><text:span text:style-name="T559">="</text:span><text:span text:style-name="T560">isModalOpen</text:span><text:span text:style-name="T561">" @</text:span><text:span text:style-name="T562">closeModal</text:span><text:span text:style-name="T563">="</text:span><text:span text:style-name="T564">closeModal</text:span><text:span text:style-name="T565">"<text:s/></text:span><text:span text:style-name="T566">/&gt;</text:span></text:p>
      <text:p text:style-name="P567"><text:span text:style-name="T568">   <text:s/></text:span><text:span text:style-name="T569">&lt;scale-table</text:span><text:span text:style-name="T570"><text:s/></text:span><text:span text:style-name="T571">class</text:span><text:span text:style-name="T572">=</text:span><text:span text:style-name="T573">"tableShadow"</text:span><text:span text:style-name="T574"><text:s/></text:span><text:span text:style-name="T575">show-sort</text:span><text:span text:style-name="T576"><text:s/></text:span><text:span text:style-name="T577">style</text:span><text:span text:style-name="T578">="</text:span><text:span text:style-name="T579">margin-top</text:span><text:span text:style-name="T580">:<text:s/></text:span><text:span text:style-name="T581">20px</text:span><text:span text:style-name="T582">"</text:span><text:span text:style-name="T583">&gt;</text:span></text:p>
      <text:p text:style-name="P584"><text:span text:style-name="T585">     <text:s/></text:span><text:span text:style-name="T586">&lt;table&gt;</text:span></text:p>
      <text:p text:style-name="P587"><text:span text:style-name="T588">       <text:s/></text:span><text:span text:style-name="T589">&lt;thead&gt;</text:span></text:p>
      <text:p text:style-name="P590"><text:span text:style-name="T591">         <text:s/></text:span><text:span text:style-name="T592">&lt;tr&gt;</text:span></text:p>
      <text:p text:style-name="P593"><text:span text:style-name="T594">           <text:s/></text:span><text:span text:style-name="T595">&lt;th</text:span><text:span text:style-name="T596"><text:s/></text:span><text:span text:style-name="T597">aria-disabled</text:span><text:span text:style-name="T598">=</text:span><text:span text:style-name="T599">"true"</text:span><text:span text:style-name="T600">&gt;</text:span><text:span text:style-name="T601">Funktionen</text:span><text:span text:style-name="T602">&lt;/th&gt;</text:span></text:p>
      <text:p text:style-name="P603"><text:span text:style-name="T604">           <text:s/></text:span><text:span text:style-name="T605">&lt;th</text:span></text:p>
      <text:p text:style-name="P606"><text:span text:style-name="T607">             <text:s/></text:span><text:span text:style-name="T608">tabindex</text:span><text:span text:style-name="T609">=</text:span><text:span text:style-name="T610">"0"</text:span></text:p>
      <text:p text:style-name="P611"><text:span text:style-name="T612">             <text:s/></text:span><text:span text:style-name="T613">aria-sort</text:span><text:span text:style-name="T614">=</text:span><text:span text:style-name="T615">"descending"</text:span></text:p>
      <text:p text:style-name="P616"><text:span text:style-name="T617">              @</text:span><text:span text:style-name="T618">click</text:span><text:span text:style-name="T619">="</text:span><text:span text:style-name="T620">sortTable</text:span><text:span text:style-name="T621">(</text:span><text:span text:style-name="T622">'lfdnr'</text:span><text:span text:style-name="T623">)"</text:span></text:p>
      <text:p text:style-name="P624"><text:span text:style-name="T625">              :</text:span><text:span text:style-name="T626">class</text:span><text:span text:style-name="T627">="{<text:s/></text:span><text:span text:style-name="T628">sorted</text:span><text:span text:style-name="T629">:<text:s/></text:span><text:span text:style-name="T630">sortBy</text:span><text:span text:style-name="T631"><text:s/></text:span><text:span text:style-name="T632">===</text:span><text:span text:style-name="T633"><text:s/></text:span><text:span text:style-name="T634">'lfdnr'</text:span><text:span text:style-name="T635"><text:s/>}"</text:span></text:p>
      <text:p text:style-name="P636"><text:span text:style-name="T637">           <text:s/></text:span><text:span text:style-name="T638">&gt;</text:span></text:p>
      <text:p text:style-name="P639">              Lfd. Nr.</text:p>
      <text:p text:style-name="P640"><text:span text:style-name="T641">           <text:s/></text:span><text:span text:style-name="T642">&lt;/th&gt;</text:span></text:p>
      <text:p text:style-name="P643"><text:span text:style-name="T644">           <text:s/></text:span><text:span text:style-name="T645">&lt;th</text:span></text:p>
      <text:p text:style-name="P646"><text:span text:style-name="T647">             <text:s/></text:span><text:span text:style-name="T648">tabindex</text:span><text:span text:style-name="T649">=</text:span><text:span text:style-name="T650">"0"</text:span></text:p>
      <text:p text:style-name="P651"><text:span text:style-name="T652">             <text:s/></text:span><text:span text:style-name="T653">aria-sort</text:span><text:span text:style-name="T654">=</text:span><text:span text:style-name="T655">"descending"</text:span></text:p>
      <text:p text:style-name="P656"><text:span text:style-name="T657">              @</text:span><text:span text:style-name="T658">click</text:span><text:span text:style-name="T659">="</text:span><text:span text:style-name="T660">sortTable</text:span><text:span text:style-name="T661">(</text:span><text:span text:style-name="T662">'status'</text:span><text:span text:style-name="T663">)"</text:span></text:p>
      <text:p text:style-name="P664"><text:span text:style-name="T665">              :</text:span><text:span text:style-name="T666">class</text:span><text:span text:style-name="T667">="{<text:s/></text:span><text:span text:style-name="T668">sorted</text:span><text:span text:style-name="T669">:<text:s/></text:span><text:span text:style-name="T670">sortBy</text:span><text:span text:style-name="T671"><text:s/></text:span><text:span text:style-name="T672">===</text:span><text:span text:style-name="T673"><text:s/></text:span><text:span text:style-name="T674">'status'</text:span><text:span text:style-name="T675"><text:s/>}"</text:span></text:p>
      <text:p text:style-name="P676"><text:span text:style-name="T677">           <text:s/></text:span><text:span text:style-name="T678">&gt;</text:span></text:p>
      <text:p text:style-name="P679">              Status</text:p>
      <text:p text:style-name="P680"><text:span text:style-name="T681">           <text:s/></text:span><text:span text:style-name="T682">&lt;/th&gt;</text:span></text:p>
      <text:p text:style-name="P683"><text:span text:style-name="T684">           <text:s/></text:span><text:span text:style-name="T685">&lt;th</text:span></text:p>
      <text:p text:style-name="P686"><text:span text:style-name="T687">             <text:s/></text:span><text:span text:style-name="T688">tabindex</text:span><text:span text:style-name="T689">=</text:span><text:span text:style-name="T690">"0"</text:span></text:p>
      <text:p text:style-name="P691"><text:span text:style-name="T692">             <text:s/></text:span><text:span text:style-name="T693">aria-sort</text:span><text:span text:style-name="T694">=</text:span><text:span text:style-name="T695">"descending"</text:span></text:p>
      <text:p text:style-name="P696"><text:span text:style-name="T697">              @</text:span><text:span text:style-name="T698">click</text:span><text:span text:style-name="T699">="</text:span><text:span text:style-name="T700">sortTable</text:span><text:span text:style-name="T701">(</text:span><text:span text:style-name="T702">'typ'</text:span><text:span text:style-name="T703">)"</text:span></text:p>
      <text:p text:style-name="P704"><text:span text:style-name="T705">              :</text:span><text:span text:style-name="T706">class</text:span><text:span text:style-name="T707">="{<text:s/></text:span><text:span text:style-name="T708">sorted</text:span><text:span text:style-name="T709">:<text:s/></text:span><text:span text:style-name="T710">sortBy</text:span><text:span text:style-name="T711"><text:s/></text:span><text:span text:style-name="T712">===</text:span><text:span text:style-name="T713"><text:s/></text:span><text:span text:style-name="T714">'typ'</text:span><text:span text:style-name="T715"><text:s/>}"</text:span></text:p>
      <text:p text:style-name="P716"><text:span text:style-name="T717">           <text:s/></text:span><text:span text:style-name="T718">&gt;</text:span></text:p>
      <text:p text:style-name="P719">              Benachrichtigungstyp</text:p>
      <text:p text:style-name="P720"><text:span text:style-name="T721">           <text:s/></text:span><text:span text:style-name="T722">&lt;/th&gt;</text:span></text:p>
      <text:p text:style-name="P723"><text:span text:style-name="T724">           <text:s/></text:span><text:span text:style-name="T725">&lt;th</text:span></text:p>
      <text:p text:style-name="P726"><text:span text:style-name="T727">             <text:s/></text:span><text:span text:style-name="T728">tabindex</text:span><text:span text:style-name="T729">=</text:span><text:span text:style-name="T730">"0"</text:span></text:p>
      <text:p text:style-name="P731"><text:span text:style-name="T732">             <text:s/></text:span><text:span text:style-name="T733">aria-sort</text:span><text:span text:style-name="T734">=</text:span><text:span text:style-name="T735">"descending"</text:span></text:p>
      <text:p text:style-name="P736"><text:span text:style-name="T737">              @</text:span><text:span text:style-name="T738">click</text:span><text:span text:style-name="T739">="</text:span><text:span text:style-name="T740">sortTable</text:span><text:span text:style-name="T741">(</text:span><text:span text:style-name="T742">'betreff'</text:span><text:span text:style-name="T743">)"</text:span></text:p>
      <text:p text:style-name="P744"><text:span text:style-name="T745">              :</text:span><text:span text:style-name="T746">class</text:span><text:span text:style-name="T747">="{<text:s/></text:span><text:span text:style-name="T748">sorted</text:span><text:span text:style-name="T749">:<text:s/></text:span><text:span text:style-name="T750">sortBy</text:span><text:span text:style-name="T751"><text:s/></text:span><text:span text:style-name="T752">===</text:span><text:span text:style-name="T753"><text:s/></text:span><text:span text:style-name="T754">'betreff'</text:span><text:span text:style-name="T755"><text:s/>}"</text:span></text:p>
      <text:p text:style-name="P756"><text:span text:style-name="T757">           <text:s/></text:span><text:span text:style-name="T758">&gt;</text:span></text:p>
      <text:p text:style-name="P759">              Betreff</text:p>
      <text:p text:style-name="P760"><text:span text:style-name="T761">           <text:s/></text:span><text:span text:style-name="T762">&lt;/th&gt;</text:span></text:p>
      <text:p text:style-name="P763"><text:span text:style-name="T764">           <text:s/></text:span><text:span text:style-name="T765">&lt;th</text:span></text:p>
      <text:p text:style-name="P766"><text:span text:style-name="T767">             <text:s/></text:span><text:span text:style-name="T768">tabindex</text:span><text:span text:style-name="T769">=</text:span><text:span text:style-name="T770">"0"</text:span></text:p>
      <text:p text:style-name="P771"><text:span text:style-name="T772">             <text:s/></text:span><text:span text:style-name="T773">aria-sort</text:span><text:span text:style-name="T774">=</text:span><text:span text:style-name="T775">"descending"</text:span></text:p>
      <text:p text:style-name="P776"><text:span text:style-name="T777">              @</text:span><text:span text:style-name="T778">click</text:span><text:span text:style-name="T779">="</text:span><text:span text:style-name="T780">sortTable</text:span><text:span text:style-name="T781">(</text:span><text:span text:style-name="T782">'termin'</text:span><text:span text:style-name="T783">)"</text:span></text:p>
      <text:p text:style-name="P784"><text:span text:style-name="T785">              :</text:span><text:span text:style-name="T786">class</text:span><text:span text:style-name="T787">="{<text:s/></text:span><text:span text:style-name="T788">sorted</text:span><text:span text:style-name="T789">:<text:s/></text:span><text:span text:style-name="T790">sortBy</text:span><text:span text:style-name="T791"><text:s/></text:span><text:span text:style-name="T792">===</text:span><text:span text:style-name="T793"><text:s/></text:span><text:span text:style-name="T794">'termin'</text:span><text:span text:style-name="T795"><text:s/>}"</text:span></text:p>
      <text:p text:style-name="P796"><text:span text:style-name="T797">           <text:s/></text:span><text:span text:style-name="T798">&gt;</text:span></text:p>
      <text:p text:style-name="P799">              Termin / -serie</text:p>
      <text:p text:style-name="P800"><text:span text:style-name="T801">           <text:s/></text:span><text:span text:style-name="T802">&lt;/th&gt;</text:span></text:p>
      <text:p text:style-name="P803"><text:span text:style-name="T804">           <text:s/></text:span><text:span text:style-name="T805">&lt;th</text:span></text:p>
      <text:p text:style-name="P806"><text:span text:style-name="T807">             <text:s/></text:span><text:span text:style-name="T808">tabindex</text:span><text:span text:style-name="T809">=</text:span><text:span text:style-name="T810">"0"</text:span></text:p>
      <text:p text:style-name="P811"><text:span text:style-name="T812">             <text:s/></text:span><text:span text:style-name="T813">aria-sort</text:span><text:span text:style-name="T814">=</text:span><text:span text:style-name="T815">"descending"</text:span></text:p>
      <text:p text:style-name="P816"><text:span text:style-name="T817">              @</text:span><text:span text:style-name="T818">click</text:span><text:span text:style-name="T819">="</text:span><text:span text:style-name="T820">sortTable</text:span><text:span text:style-name="T821">(</text:span><text:span text:style-name="T822">'erstellt'</text:span><text:span text:style-name="T823">)"</text:span></text:p>
      <text:p text:style-name="P824"><text:span text:style-name="T825">              :</text:span><text:span text:style-name="T826">class</text:span><text:span text:style-name="T827">="{<text:s/></text:span><text:span text:style-name="T828">sorted</text:span><text:span text:style-name="T829">:<text:s/></text:span><text:span text:style-name="T830">sortBy</text:span><text:span text:style-name="T831"><text:s/></text:span><text:span text:style-name="T832">===</text:span><text:span text:style-name="T833"><text:s/></text:span><text:span text:style-name="T834">'erstellt'</text:span><text:span text:style-name="T835"><text:s/>}"</text:span></text:p>
      <text:p text:style-name="P836"><text:span text:style-name="T837">           <text:s/></text:span><text:span text:style-name="T838">&gt;</text:span></text:p>
      <text:p text:style-name="P839">              Erstellt</text:p>
      <text:p text:style-name="P840"><text:span text:style-name="T841">           <text:s/></text:span><text:span text:style-name="T842">&lt;/th&gt;</text:span></text:p>
      <text:p text:style-name="P843"><text:span text:style-name="T844">           <text:s/></text:span><text:span text:style-name="T845">&lt;th</text:span></text:p>
      <text:p text:style-name="P846"><text:span text:style-name="T847">             <text:s/></text:span><text:span text:style-name="T848">tabindex</text:span><text:span text:style-name="T849">=</text:span><text:span text:style-name="T850">"0"</text:span></text:p>
      <text:p text:style-name="P851"><text:span text:style-name="T852">             <text:s/></text:span><text:span text:style-name="T853">aria-sort</text:span><text:span text:style-name="T854">=</text:span><text:span text:style-name="T855">"descending"</text:span></text:p>
      <text:p text:style-name="P856"><text:span text:style-name="T857">              @</text:span><text:span text:style-name="T858">click</text:span><text:span text:style-name="T859">="</text:span><text:span text:style-name="T860">sortTable</text:span><text:span text:style-name="T861">(</text:span><text:span text:style-name="T862">'geaendert'</text:span><text:span text:style-name="T863">)"</text:span></text:p>
      <text:p text:style-name="P864"><text:span text:style-name="T865">              :</text:span><text:span text:style-name="T866">class</text:span><text:span text:style-name="T867">="{<text:s/></text:span><text:span text:style-name="T868">sorted</text:span><text:span text:style-name="T869">:<text:s/></text:span><text:span text:style-name="T870">sortBy</text:span><text:span text:style-name="T871"><text:s/></text:span><text:span text:style-name="T872">===</text:span><text:span text:style-name="T873"><text:s/></text:span><text:span text:style-name="T874">'geaendert'</text:span><text:span text:style-name="T875"><text:s/>}"</text:span></text:p>
      <text:p text:style-name="P876"><text:span text:style-name="T877">           <text:s/></text:span><text:span text:style-name="T878">&gt;</text:span></text:p>
      <text:p text:style-name="P879">              Geändert</text:p>
      <text:p text:style-name="P880"><text:span text:style-name="T881">           <text:s/></text:span><text:span text:style-name="T882">&lt;/th&gt;</text:span></text:p>
      <text:p text:style-name="P883"><text:span text:style-name="T884">           <text:s/></text:span><text:span text:style-name="T885">&lt;th</text:span></text:p>
      <text:p text:style-name="P886"><text:span text:style-name="T887">             <text:s/></text:span><text:span text:style-name="T888">tabindex</text:span><text:span text:style-name="T889">=</text:span><text:span text:style-name="T890">"0"</text:span></text:p>
      <text:p text:style-name="P891"><text:span text:style-name="T892">             <text:s/></text:span><text:span text:style-name="T893">aria-sort</text:span><text:span text:style-name="T894">=</text:span><text:span text:style-name="T895">"descending"</text:span></text:p>
      <text:p text:style-name="P896"><text:span text:style-name="T897">              @</text:span><text:span text:style-name="T898">click</text:span><text:span text:style-name="T899">="</text:span><text:span text:style-name="T900">sortTable</text:span><text:span text:style-name="T901">(</text:span><text:span text:style-name="T902">'versandt'</text:span><text:span text:style-name="T903">)"</text:span></text:p>
      <text:p text:style-name="P904"><text:span text:style-name="T905">              :</text:span><text:span text:style-name="T906">class</text:span><text:span text:style-name="T907">="{<text:s/></text:span><text:span text:style-name="T908">sorted</text:span><text:span text:style-name="T909">:<text:s/></text:span><text:span text:style-name="T910">sortBy</text:span><text:span text:style-name="T911"><text:s/></text:span><text:span text:style-name="T912">===</text:span><text:span text:style-name="T913"><text:s/></text:span><text:span text:style-name="T914">'versandt'</text:span><text:span text:style-name="T915"><text:s/>}"</text:span></text:p>
      <text:p text:style-name="P916"><text:span text:style-name="T917">           <text:s/></text:span><text:span text:style-name="T918">&gt;</text:span></text:p>
      <text:p text:style-name="P919">              Versandzeitpunkt</text:p>
      <text:p text:style-name="P920"><text:span text:style-name="T921">           <text:s/></text:span><text:span text:style-name="T922">&lt;/th&gt;</text:span></text:p>
      <text:p text:style-name="P923"><text:span text:style-name="T924">         <text:s/></text:span><text:span text:style-name="T925">&lt;/tr&gt;</text:span></text:p>
      <text:p text:style-name="P926"><text:span text:style-name="T927">       <text:s/></text:span><text:span text:style-name="T928">&lt;/thead&gt;</text:span></text:p>
      <text:p text:style-name="P929"><text:span text:style-name="T930">       <text:s/></text:span><text:span text:style-name="T931">&lt;tbody&gt;</text:span></text:p>
      <text:p text:style-name="P932"><text:span text:style-name="T933">         <text:s/></text:span><text:span text:style-name="T934">&lt;tr</text:span><text:span text:style-name="T935"><text:s/></text:span><text:span text:style-name="T936">v-for</text:span><text:span text:style-name="T937">="</text:span><text:span text:style-name="T938">LfdNr</text:span><text:span text:style-name="T939"><text:s/></text:span><text:span text:style-name="T940">of</text:span><text:span text:style-name="T941"><text:s/></text:span><text:span text:style-name="T942">paginationList</text:span><text:span text:style-name="T943">" :</text:span><text:span text:style-name="T944">key</text:span><text:span text:style-name="T945">="</text:span><text:span text:style-name="T946">LfdNr</text:span><text:span text:style-name="T947">.</text:span><text:span text:style-name="T948">id</text:span><text:span text:style-name="T949">"</text:span><text:span text:style-name="T950">&gt;</text:span></text:p>
      <text:p text:style-name="P951"><text:span text:style-name="T952">           <text:s/></text:span><text:span text:style-name="T953">&lt;td&gt;</text:span></text:p>
      <text:p text:style-name="P954"><text:span text:style-name="T955">             <text:s/></text:span><text:span text:style-name="T956">&lt;scale-menu-flyout&gt;</text:span></text:p>
      <text:p text:style-name="P957"><text:span text:style-name="T958">               <text:s/></text:span><text:span text:style-name="T959">&lt;scale-button</text:span><text:span text:style-name="T960"><text:s/></text:span><text:span text:style-name="T961">slot</text:span><text:span text:style-name="T962">=</text:span><text:span text:style-name="T963">"trigger"</text:span><text:span text:style-name="T964"><text:s/></text:span><text:span text:style-name="T965">variant</text:span><text:span text:style-name="T966">=</text:span><text:span text:style-name="T967">"secondary"</text:span><text:span text:style-name="T968"><text:s/></text:span><text:span text:style-name="T969">icon-only</text:span><text:span text:style-name="T970"><text:s/></text:span><text:span text:style-name="T971">size</text:span><text:span text:style-name="T972">=</text:span><text:span text:style-name="T973">"small"</text:span><text:span text:style-name="T974">&gt;</text:span></text:p>
      <text:p text:style-name="P975"><text:span text:style-name="T976">                 <text:s/></text:span><text:span text:style-name="T977">&lt;scale-icon-action-menu</text:span><text:span text:style-name="T978"><text:s/></text:span><text:span text:style-name="T979">accessibility-title</text:span><text:span text:style-name="T980">=</text:span><text:span text:style-name="T981">"Funktionen"</text:span><text:span text:style-name="T982"><text:s/></text:span><text:span text:style-name="T983">/&gt;</text:span></text:p>
      <text:p text:style-name="P984"><text:span text:style-name="T985">               <text:s/></text:span><text:span text:style-name="T986">&lt;/scale-button&gt;</text:span></text:p>
      <text:p text:style-name="P987"><text:span text:style-name="T988">               <text:s/></text:span><text:span text:style-name="T989">&lt;scale-menu-flyout-list&gt;</text:span></text:p>
      <text:p text:style-name="P990"><text:span text:style-name="T991">                 <text:s/></text:span><text:span text:style-name="T992">&lt;scale-menu-flyout-item</text:span><text:span text:style-name="T993"><text:s/>@</text:span><text:span text:style-name="T994">click</text:span><text:span text:style-name="T995">="</text:span><text:span text:style-name="T996">benachrichtigungBearbeiten</text:span><text:span text:style-name="T997">(</text:span><text:span text:style-name="T998">LfdNr</text:span><text:span text:style-name="T999">)"</text:span></text:p>
      <text:p text:style-name="P1000"><text:span text:style-name="T1001">                   <text:s/></text:span><text:span text:style-name="T1002">&gt;</text:span><text:span text:style-name="T1003">Bearbeiten</text:span><text:span text:style-name="T1004">&lt;/scale-menu-flyout-item</text:span></text:p>
      <text:p text:style-name="P1005"><text:span text:style-name="T1006">                 <text:s/></text:span><text:span text:style-name="T1007">&gt;</text:span></text:p>
      <text:p text:style-name="P1008"><text:span text:style-name="T1009">                 <text:s/></text:span><text:span text:style-name="T1010">&lt;scale-menu-flyout-item&gt;</text:span><text:span text:style-name="T1011">Kopieren</text:span><text:span text:style-name="T1012">&lt;/scale-menu-flyout-item&gt;</text:span></text:p>
      <text:p text:style-name="P1013"><text:span text:style-name="T1014">                 <text:s/></text:span><text:span text:style-name="T1015">&lt;scale-menu-flyout-item&gt;</text:span><text:span text:style-name="T1016">Löschen</text:span><text:span text:style-name="T1017">&lt;/scale-menu-flyout-item&gt;</text:span></text:p>
      <text:p text:style-name="P1018"><text:span text:style-name="T1019">                 <text:s/></text:span><text:span text:style-name="T1020">&lt;scale-menu-flyout-divider&gt;&lt;/scale-menu-flyout-divider&gt;</text:span></text:p>
      <text:p text:style-name="P1021"><text:span text:style-name="T1022">                 <text:s/></text:span><text:span text:style-name="T1023">&lt;scale-menu-flyout-item&gt;</text:span><text:span text:style-name="T1024">Deaktivieren</text:span><text:span text:style-name="T1025">&lt;/scale-menu-flyout-item&gt;</text:span></text:p>
      <text:p text:style-name="P1026"><text:span text:style-name="T1027">                 <text:s/></text:span><text:span text:style-name="T1028">&lt;scale-menu-flyout-divider&gt;&lt;/scale-menu-flyout-divider&gt;</text:span></text:p>
      <text:p text:style-name="P1029"><text:span text:style-name="T1030">                 <text:s/></text:span><text:span text:style-name="T1031">&lt;scale-menu-flyout-item&gt;</text:span><text:span text:style-name="T1032">E-Mail Vorschau</text:span><text:span text:style-name="T1033">&lt;/scale-menu-flyout-item&gt;</text:span></text:p>
      <text:p text:style-name="P1034"><text:span text:style-name="T1035">               <text:s/></text:span><text:span text:style-name="T1036">&lt;/scale-menu-flyout-list&gt;</text:span></text:p>
      <text:p text:style-name="P1037"><text:span text:style-name="T1038">             <text:s/></text:span><text:span text:style-name="T1039">&lt;/scale-menu-flyout&gt;</text:span></text:p>
      <text:p text:style-name="P1040"><text:span text:style-name="T1041">           <text:s/></text:span><text:span text:style-name="T1042">&lt;/td&gt;</text:span></text:p>
      <text:p text:style-name="P1043"><text:span text:style-name="T1044">           <text:s/></text:span><text:span text:style-name="T1045">&lt;td</text:span><text:span text:style-name="T1046"><text:s/>:</text:span><text:span text:style-name="T1047">title</text:span><text:span text:style-name="T1048">="</text:span><text:span text:style-name="T1049">LfdNr</text:span><text:span text:style-name="T1050">?.</text:span><text:span text:style-name="T1051">betreff</text:span><text:span text:style-name="T1052">?.</text:span><text:span text:style-name="T1053">length</text:span><text:span text:style-name="T1054"><text:s/></text:span><text:span text:style-name="T1055">&gt;</text:span><text:span text:style-name="T1056"><text:s/></text:span><text:span text:style-name="T1057">40</text:span><text:span text:style-name="T1058"><text:s/></text:span><text:span text:style-name="T1059">?</text:span><text:span text:style-name="T1060"><text:s/></text:span><text:span text:style-name="T1061">LfdNr</text:span><text:span text:style-name="T1062">?.</text:span><text:span text:style-name="T1063">betreff</text:span><text:span text:style-name="T1064"><text:s/></text:span><text:span text:style-name="T1065">:</text:span><text:span text:style-name="T1066"><text:s/></text:span><text:span text:style-name="T1067">undefined</text:span><text:span text:style-name="T1068">"</text:span><text:span text:style-name="T1069">&gt;</text:span></text:p>
      <text:p text:style-name="P1070"><text:span text:style-name="T1071">              {{<text:s/></text:span><text:span text:style-name="T1072">LfdNr</text:span><text:span text:style-name="T1073">?.</text:span><text:span text:style-name="T1074">lfdnr</text:span><text:span text:style-name="T1075"><text:s/>}}</text:span></text:p>
      <text:p text:style-name="P1076"><text:span text:style-name="T1077">           <text:s/></text:span><text:span text:style-name="T1078">&lt;/td&gt;</text:span></text:p>
      <text:p text:style-name="P1079"><text:span text:style-name="T1080">           <text:s/></text:span><text:span text:style-name="T1081">&lt;td</text:span><text:span text:style-name="T1082"><text:s/>:</text:span><text:span text:style-name="T1083">title</text:span><text:span text:style-name="T1084">="</text:span><text:span text:style-name="T1085">LfdNr</text:span><text:span text:style-name="T1086">?.</text:span><text:span text:style-name="T1087">status</text:span><text:span text:style-name="T1088">?.</text:span><text:span text:style-name="T1089">length</text:span><text:span text:style-name="T1090"><text:s/></text:span><text:span text:style-name="T1091">&gt;</text:span><text:span text:style-name="T1092"><text:s/></text:span><text:span text:style-name="T1093">40</text:span><text:span text:style-name="T1094"><text:s/></text:span><text:span text:style-name="T1095">?</text:span><text:span text:style-name="T1096"><text:s/></text:span><text:span text:style-name="T1097">LfdNr</text:span><text:span text:style-name="T1098">.</text:span><text:span text:style-name="T1099">status</text:span><text:span text:style-name="T1100"><text:s/></text:span><text:span text:style-name="T1101">:</text:span><text:span text:style-name="T1102"><text:s/></text:span><text:span text:style-name="T1103">undefined</text:span><text:span text:style-name="T1104">"</text:span><text:span text:style-name="T1105">&gt;</text:span></text:p>
      <text:p text:style-name="P1106"><text:span text:style-name="T1107">             <text:s/></text:span><text:span text:style-name="T1108">&lt;scale-icon-communication-email</text:span><text:span text:style-name="T1109"><text:s/></text:span><text:span text:style-name="T1110">v-if</text:span><text:span text:style-name="T1111">="</text:span><text:span text:style-name="T1112">LfdNr</text:span><text:span text:style-name="T1113">?.</text:span><text:span text:style-name="T1114">status</text:span><text:span text:style-name="T1115"><text:s/></text:span><text:span text:style-name="T1116">===</text:span><text:span text:style-name="T1117"><text:s/></text:span><text:span text:style-name="T1118">'aktiv'</text:span><text:span text:style-name="T1119">"<text:s/></text:span><text:span text:style-name="T1120">/&gt;</text:span></text:p>
      <text:p text:style-name="P1121"><text:span text:style-name="T1122">             <text:s/></text:span><text:span text:style-name="T1123">&lt;scale-icon-communication-mail-opened</text:span><text:span text:style-name="T1124"><text:s/></text:span><text:span text:style-name="T1125">v-else</text:span><text:span text:style-name="T1126"><text:s/></text:span><text:span text:style-name="T1127">/&gt;</text:span></text:p>
      <text:p text:style-name="P1128"><text:span text:style-name="T1129">              {{<text:s/></text:span><text:span text:style-name="T1130">LfdNr</text:span><text:span text:style-name="T1131">?.</text:span><text:span text:style-name="T1132">status</text:span><text:span text:style-name="T1133"><text:s/>}}</text:span></text:p>
      <text:p text:style-name="P1134"><text:span text:style-name="T1135">           <text:s/></text:span><text:span text:style-name="T1136">&lt;/td&gt;</text:span></text:p>
      <text:p text:style-name="P1137"><text:span text:style-name="T1138">           <text:s/></text:span><text:span text:style-name="T1139">&lt;td</text:span><text:span text:style-name="T1140"><text:s/>:</text:span><text:span text:style-name="T1141">title</text:span><text:span text:style-name="T1142">="</text:span><text:span text:style-name="T1143">LfdNr</text:span><text:span text:style-name="T1144">?.</text:span><text:span text:style-name="T1145">typ</text:span><text:span text:style-name="T1146">?.</text:span><text:span text:style-name="T1147">length</text:span><text:span text:style-name="T1148"><text:s/></text:span><text:span text:style-name="T1149">&gt;</text:span><text:span text:style-name="T1150"><text:s/></text:span><text:span text:style-name="T1151">40</text:span><text:span text:style-name="T1152"><text:s/></text:span><text:span text:style-name="T1153">?</text:span><text:span text:style-name="T1154"><text:s/></text:span><text:span text:style-name="T1155">LfdNr</text:span><text:span text:style-name="T1156">.</text:span><text:span text:style-name="T1157">typ</text:span><text:span text:style-name="T1158"><text:s/></text:span><text:span text:style-name="T1159">:</text:span><text:span text:style-name="T1160"><text:s/></text:span><text:span text:style-name="T1161">undefined</text:span><text:span text:style-name="T1162">"</text:span><text:span text:style-name="T1163">&gt;</text:span><text:span text:style-name="T1164">{{<text:s/></text:span><text:span text:style-name="T1165">LfdNr</text:span><text:span text:style-name="T1166">?.</text:span><text:span text:style-name="T1167">typ</text:span><text:span text:style-name="T1168"><text:s/>}}</text:span><text:span text:style-name="T1169">&lt;/td&gt;</text:span></text:p>
      <text:p text:style-name="P1170"><text:span text:style-name="T1171">           <text:s/></text:span><text:span text:style-name="T1172">&lt;td</text:span><text:span text:style-name="T1173"><text:s/>:</text:span><text:span text:style-name="T1174">title</text:span><text:span text:style-name="T1175">="</text:span><text:span text:style-name="T1176">LfdNr</text:span><text:span text:style-name="T1177">?.</text:span><text:span text:style-name="T1178">betreff</text:span><text:span text:style-name="T1179">?.</text:span><text:span text:style-name="T1180">length</text:span><text:span text:style-name="T1181"><text:s/></text:span><text:span text:style-name="T1182">&gt;</text:span><text:span text:style-name="T1183"><text:s/></text:span><text:span text:style-name="T1184">40</text:span><text:span text:style-name="T1185"><text:s/></text:span><text:span text:style-name="T1186">?</text:span><text:span text:style-name="T1187"><text:s/></text:span><text:span text:style-name="T1188">LfdNr</text:span><text:span text:style-name="T1189">?.</text:span><text:span text:style-name="T1190">betreff</text:span><text:span text:style-name="T1191"><text:s/></text:span><text:span text:style-name="T1192">:</text:span><text:span text:style-name="T1193"><text:s/></text:span><text:span text:style-name="T1194">undefined</text:span><text:span text:style-name="T1195">"</text:span><text:span text:style-name="T1196">&gt;</text:span></text:p>
      <text:p text:style-name="P1197"><text:span text:style-name="T1198">              {{<text:s/></text:span><text:span text:style-name="T1199">LfdNr</text:span><text:span text:style-name="T1200">?.</text:span><text:span text:style-name="T1201">betreff</text:span><text:span text:style-name="T1202"><text:s/>}}</text:span></text:p>
      <text:p text:style-name="P1203"><text:span text:style-name="T1204">           <text:s/></text:span><text:span text:style-name="T1205">&lt;/td&gt;</text:span></text:p>
      <text:p text:style-name="P1206"><text:span text:style-name="T1207">           <text:s/></text:span><text:span text:style-name="T1208">&lt;td</text:span><text:span text:style-name="T1209"><text:s/>:</text:span><text:span text:style-name="T1210">title</text:span><text:span text:style-name="T1211">="</text:span><text:span text:style-name="T1212">LfdNr</text:span><text:span text:style-name="T1213">?.</text:span><text:span text:style-name="T1214">termin</text:span><text:span text:style-name="T1215">?.</text:span><text:span text:style-name="T1216">length</text:span><text:span text:style-name="T1217"><text:s/></text:span><text:span text:style-name="T1218">&gt;</text:span><text:span text:style-name="T1219"><text:s/></text:span><text:span text:style-name="T1220">40</text:span><text:span text:style-name="T1221"><text:s/></text:span><text:span text:style-name="T1222">?</text:span><text:span text:style-name="T1223"><text:s/></text:span><text:span text:style-name="T1224">LfdNr</text:span><text:span text:style-name="T1225">.</text:span><text:span text:style-name="T1226">termin</text:span><text:span text:style-name="T1227"><text:s/></text:span><text:span text:style-name="T1228">:</text:span><text:span text:style-name="T1229"><text:s/></text:span><text:span text:style-name="T1230">undefined</text:span><text:span text:style-name="T1231">"</text:span><text:span text:style-name="T1232">&gt;</text:span></text:p>
      <text:p text:style-name="P1233"><text:span text:style-name="T1234">              {{<text:s/></text:span><text:span text:style-name="T1235">LfdNr</text:span><text:span text:style-name="T1236">?.</text:span><text:span text:style-name="T1237">termin</text:span><text:span text:style-name="T1238"><text:s/>}}</text:span></text:p>
      <text:p text:style-name="P1239"><text:span text:style-name="T1240">           <text:s/></text:span><text:span text:style-name="T1241">&lt;/td&gt;</text:span></text:p>
      <text:p text:style-name="P1242"><text:span text:style-name="T1243">           <text:s/></text:span><text:span text:style-name="T1244">&lt;td</text:span><text:span text:style-name="T1245"><text:s/>:</text:span><text:span text:style-name="T1246">title</text:span><text:span text:style-name="T1247">="</text:span><text:span text:style-name="T1248">LfdNr</text:span><text:span text:style-name="T1249">?.</text:span><text:span text:style-name="T1250">erstellt</text:span><text:span text:style-name="T1251">?.</text:span><text:span text:style-name="T1252">length</text:span><text:span text:style-name="T1253"><text:s/></text:span><text:span text:style-name="T1254">&gt;</text:span><text:span text:style-name="T1255"><text:s/></text:span><text:span text:style-name="T1256">40</text:span><text:span text:style-name="T1257"><text:s/></text:span><text:span text:style-name="T1258">?</text:span><text:span text:style-name="T1259"><text:s/></text:span><text:span text:style-name="T1260">LfdNr</text:span><text:span text:style-name="T1261">.</text:span><text:span text:style-name="T1262">erstellt</text:span><text:span text:style-name="T1263"><text:s/></text:span><text:span text:style-name="T1264">:</text:span><text:span text:style-name="T1265"><text:s/></text:span><text:span text:style-name="T1266">undefined</text:span><text:span text:style-name="T1267">"</text:span><text:span text:style-name="T1268">&gt;</text:span></text:p>
      <text:p text:style-name="P1269"><text:span text:style-name="T1270">              {{<text:s/></text:span><text:span text:style-name="T1271">LfdNr</text:span><text:span text:style-name="T1272">?.</text:span><text:span text:style-name="T1273">erstellt</text:span><text:span text:style-name="T1274"><text:s/>}}</text:span></text:p>
      <text:p text:style-name="P1275"><text:span text:style-name="T1276">           <text:s/></text:span><text:span text:style-name="T1277">&lt;/td&gt;</text:span></text:p>
      <text:p text:style-name="P1278"><text:span text:style-name="T1279">           <text:s/></text:span><text:span text:style-name="T1280">&lt;td</text:span><text:span text:style-name="T1281"><text:s/>:</text:span><text:span text:style-name="T1282">title</text:span><text:span text:style-name="T1283">="</text:span><text:span text:style-name="T1284">LfdNr</text:span><text:span text:style-name="T1285">?.</text:span><text:span text:style-name="T1286">geaendert</text:span><text:span text:style-name="T1287">?.</text:span><text:span text:style-name="T1288">length</text:span><text:span text:style-name="T1289"><text:s/></text:span><text:span text:style-name="T1290">&gt;</text:span><text:span text:style-name="T1291"><text:s/></text:span><text:span text:style-name="T1292">40</text:span><text:span text:style-name="T1293"><text:s/></text:span><text:span text:style-name="T1294">?</text:span><text:span text:style-name="T1295"><text:s/></text:span><text:span text:style-name="T1296">LfdNr</text:span><text:span text:style-name="T1297">.</text:span><text:span text:style-name="T1298">geaendert</text:span><text:span text:style-name="T1299"><text:s/></text:span><text:span text:style-name="T1300">:</text:span><text:span text:style-name="T1301"><text:s/></text:span><text:span text:style-name="T1302">undefined</text:span><text:span text:style-name="T1303">"</text:span><text:span text:style-name="T1304">&gt;</text:span></text:p>
      <text:p text:style-name="P1305"><text:span text:style-name="T1306">              {{<text:s/></text:span><text:span text:style-name="T1307">LfdNr</text:span><text:span text:style-name="T1308">?.</text:span><text:span text:style-name="T1309">geaendert</text:span><text:span text:style-name="T1310"><text:s/>}}</text:span></text:p>
      <text:p text:style-name="P1311"><text:span text:style-name="T1312">           <text:s/></text:span><text:span text:style-name="T1313">&lt;/td&gt;</text:span></text:p>
      <text:p text:style-name="P1314"><text:span text:style-name="T1315">           <text:s/></text:span><text:span text:style-name="T1316">&lt;td</text:span><text:span text:style-name="T1317"><text:s/>:</text:span><text:span text:style-name="T1318">title</text:span><text:span text:style-name="T1319">="</text:span><text:span text:style-name="T1320">LfdNr</text:span><text:span text:style-name="T1321">?.</text:span><text:span text:style-name="T1322">versandt</text:span><text:span text:style-name="T1323">?.</text:span><text:span text:style-name="T1324">length</text:span><text:span text:style-name="T1325"><text:s/></text:span><text:span text:style-name="T1326">&gt;</text:span><text:span text:style-name="T1327"><text:s/></text:span><text:span text:style-name="T1328">40</text:span><text:span text:style-name="T1329"><text:s/></text:span><text:span text:style-name="T1330">?</text:span><text:span text:style-name="T1331"><text:s/></text:span><text:span text:style-name="T1332">LfdNr</text:span><text:span text:style-name="T1333">.</text:span><text:span text:style-name="T1334">versandt</text:span><text:span text:style-name="T1335"><text:s/></text:span><text:span text:style-name="T1336">:</text:span><text:span text:style-name="T1337"><text:s/></text:span><text:span text:style-name="T1338">undefined</text:span><text:span text:style-name="T1339">"</text:span><text:span text:style-name="T1340">&gt;</text:span></text:p>
      <text:p text:style-name="P1341"><text:span text:style-name="T1342">              {{<text:s/></text:span><text:span text:style-name="T1343">LfdNr</text:span><text:span text:style-name="T1344">?.</text:span><text:span text:style-name="T1345">versandt</text:span><text:span text:style-name="T1346"><text:s/>}}</text:span></text:p>
      <text:p text:style-name="P1347"><text:span text:style-name="T1348">           <text:s/></text:span><text:span text:style-name="T1349">&lt;/td&gt;</text:span></text:p>
      <text:p text:style-name="P1350"><text:span text:style-name="T1351">         <text:s/></text:span><text:span text:style-name="T1352">&lt;/tr&gt;</text:span></text:p>
      <text:p text:style-name="P1353"><text:span text:style-name="T1354">       <text:s/></text:span><text:span text:style-name="T1355">&lt;/tbody&gt;</text:span></text:p>
      <text:p text:style-name="P1356"><text:span text:style-name="T1357">     <text:s/></text:span><text:span text:style-name="T1358">&lt;/table&gt;</text:span></text:p>
      <text:p text:style-name="P1359"><text:span text:style-name="T1360">   <text:s/></text:span><text:span text:style-name="T1361">&lt;/scale-table&gt;</text:span></text:p>
      <text:p text:style-name="P1362"><text:span text:style-name="T1363">   <text:s/></text:span><text:span text:style-name="T1364">&lt;table-pagination</text:span><text:span text:style-name="T1365"><text:s/>:</text:span><text:span text:style-name="T1366">list</text:span><text:span text:style-name="T1367">="</text:span><text:span text:style-name="T1368">filteredEmails</text:span><text:span text:style-name="T1369">" @</text:span><text:span text:style-name="T1370">changeList</text:span><text:span text:style-name="T1371">="</text:span><text:span text:style-name="T1372">paginationList</text:span><text:span text:style-name="T1373"><text:s/></text:span><text:span text:style-name="T1374">=</text:span><text:span text:style-name="T1375"><text:s/></text:span><text:span text:style-name="T1376">$event</text:span><text:span text:style-name="T1377">"<text:s/></text:span><text:span text:style-name="T1378">/&gt;</text:span></text:p>
      <text:p text:style-name="P1379"><text:span text:style-name="T1380"> <text:s/></text:span><text:span text:style-name="T1381">&lt;/div&gt;</text:span></text:p>
      <text:p text:style-name="P1382"><text:span text:style-name="T1383">&lt;/template&gt;</text:span></text:p>
      <text:p text:style-name="P1384"><text:span text:style-name="T1385">&lt;script&gt;</text:span></text:p>
      <text:p text:style-name="P1386"><text:span text:style-name="T1387">import</text:span><text:span text:style-name="T1388"><text:s/>{<text:s/></text:span><text:span text:style-name="T1389">globalsStore</text:span><text:span text:style-name="T1390"><text:s/>}<text:s/></text:span><text:span text:style-name="T1391">from</text:span><text:span text:style-name="T1392"><text:s/></text:span><text:span text:style-name="T1393">"../../stores/store"</text:span><text:span text:style-name="T1394">;</text:span></text:p>
      <text:p text:style-name="P1395"><text:span text:style-name="T1396">import</text:span><text:span text:style-name="T1397"><text:s/></text:span><text:span text:style-name="T1398">bearbeitenModal</text:span><text:span text:style-name="T1399"><text:s/></text:span><text:span text:style-name="T1400">from</text:span><text:span text:style-name="T1401"><text:s/></text:span><text:span text:style-name="T1402">"./modals/bearbeitenModal.vue"</text:span><text:span text:style-name="T1403">;</text:span></text:p>
      <text:p text:style-name="P1404"><text:span text:style-name="T1405">import</text:span><text:span text:style-name="T1406"><text:s/></text:span><text:span text:style-name="T1407">dayjs</text:span><text:span text:style-name="T1408"><text:s/></text:span><text:span text:style-name="T1409">from</text:span><text:span text:style-name="T1410"><text:s/></text:span><text:span text:style-name="T1411">"dayjs"</text:span><text:span text:style-name="T1412">;</text:span></text:p>
      <text:p text:style-name="P1413"><text:span text:style-name="T1414">import</text:span><text:span text:style-name="T1415"><text:s/></text:span><text:span text:style-name="T1416">filterModal</text:span><text:span text:style-name="T1417"><text:s/></text:span><text:span text:style-name="T1418">from</text:span><text:span text:style-name="T1419"><text:s/></text:span><text:span text:style-name="T1420">"./modals/filterModal.vue"</text:span><text:span text:style-name="T1421">;</text:span></text:p>
      <text:p text:style-name="P1422"/>
      <text:p text:style-name="P1423"><text:span text:style-name="T1424">/*</text:span></text:p>
      <text:p text:style-name="P1425"><text:span text:style-name="T1426">Aufbau der Emails aus der API:</text:span></text:p>
      <text:p text:style-name="P1427"><text:span text:style-name="T1428">Objekt (Emails):</text:span></text:p>
      <text:p text:style-name="P1429"><text:span text:style-name="T1430">- id:         Int</text:span></text:p>
      <text:p text:style-name="P1431"><text:span text:style-name="T1432">- status:     Enum  aktiv/inaktiv</text:span></text:p>
      <text:p text:style-name="P1433"><text:span text:style-name="T1434">- typ:        Enum  Information/Massnahme</text:span></text:p>
      <text:p text:style-name="P1435"><text:span text:style-name="T1436">- betreff:    Str  <text:s/></text:span></text:p>
      <text:p text:style-name="P1437"><text:span text:style-name="T1438">- termin:     Str   cronjob * * * * * Notation</text:span></text:p>
      <text:p text:style-name="P1439"><text:span text:style-name="T1440">- serie:      Bool</text:span></text:p>
      <text:p text:style-name="P1441"><text:span text:style-name="T1442">- erstellt:   Date</text:span></text:p>
      <text:p text:style-name="P1443"><text:span text:style-name="T1444">- aenderung:  Date</text:span></text:p>
      <text:p text:style-name="P1445"><text:span text:style-name="T1446">- versandt:   Date?</text:span></text:p>
      <text:p text:style-name="P1447"><text:span text:style-name="T1448">- an:         Str   in Datenbank vielleicht später JSON</text:span></text:p>
      <text:p text:style-name="P1449"><text:span text:style-name="T1450">- cc:         Str   in Datenbank vielleicht später JSON</text:span></text:p>
      <text:p text:style-name="P1451"><text:span text:style-name="T1452">- inhalt:     Json  Filter aus gewählten Themenblöcken/Dimensionen</text:span></text:p>
      <text:p text:style-name="P1453"/>
      <text:p text:style-name="P1454"><text:span text:style-name="T1455">Objekt (GesendeteEmails):</text:span></text:p>
      <text:p text:style-name="P1456"><text:span text:style-name="T1457">- id:       Int</text:span></text:p>
      <text:p text:style-name="P1458"><text:span text:style-name="T1459">- emailId:  Int   @fk zu Emails</text:span></text:p>
      <text:p text:style-name="P1460"><text:span text:style-name="T1461">- datum:    Date</text:span></text:p>
      <text:p text:style-name="P1462"><text:span text:style-name="T1463">- status:   Bool  gesendet/gescheitert</text:span></text:p>
      <text:p text:style-name="P1464"><text:span text:style-name="T1465">*/</text:span></text:p>
      <text:p text:style-name="P1466"/>
      <text:p text:style-name="P1467"><text:span text:style-name="T1468">export</text:span><text:span text:style-name="T1469"><text:s/></text:span><text:span text:style-name="T1470">default</text:span><text:span text:style-name="T1471"><text:s/>{</text:span></text:p>
      <text:p text:style-name="P1472"><text:span text:style-name="T1473"> <text:s/></text:span><text:span text:style-name="T1474">name:</text:span><text:span text:style-name="T1475"><text:s/></text:span><text:span text:style-name="T1476">"MassnahmenEmail"</text:span><text:span text:style-name="T1477">,</text:span></text:p>
      <text:p text:style-name="P1478"><text:span text:style-name="T1479"> <text:s/></text:span><text:span text:style-name="T1480">components:</text:span><text:span text:style-name="T1481"><text:s/>{</text:span></text:p>
      <text:p text:style-name="P1482"><text:span text:style-name="T1483">   <text:s/></text:span><text:span text:style-name="T1484">bearbeitenModal</text:span><text:span text:style-name="T1485">,</text:span></text:p>
      <text:p text:style-name="P1486"><text:span text:style-name="T1487">   <text:s/></text:span><text:span text:style-name="T1488">filterModal</text:span></text:p>
      <text:p text:style-name="P1489">  },</text:p>
      <text:p text:style-name="P1490"><text:span text:style-name="T1491"> <text:s/></text:span><text:span text:style-name="T1492">data</text:span><text:span text:style-name="T1493">() {</text:span></text:p>
      <text:p text:style-name="P1494"><text:span text:style-name="T1495">   <text:s/></text:span><text:span text:style-name="T1496">return</text:span><text:span text:style-name="T1497"><text:s/>{</text:span></text:p>
      <text:p text:style-name="P1498"><text:span text:style-name="T1499">     <text:s/></text:span><text:span text:style-name="T1500">globals:</text:span><text:span text:style-name="T1501"><text:s/></text:span><text:span text:style-name="T1502">globalsStore</text:span><text:span text:style-name="T1503">(),</text:span></text:p>
      <text:p text:style-name="P1504"><text:span text:style-name="T1505">     <text:s/></text:span><text:span text:style-name="T1506">hasRights:</text:span><text:span text:style-name="T1507"><text:s/></text:span><text:span text:style-name="T1508">false</text:span><text:span text:style-name="T1509">,</text:span></text:p>
      <text:p text:style-name="P1510"><text:span text:style-name="T1511">     <text:s/></text:span><text:span text:style-name="T1512">requiredRights:</text:span><text:span text:style-name="T1513"><text:s/>[</text:span><text:span text:style-name="T1514">"LE"</text:span><text:span text:style-name="T1515">,<text:s/></text:span><text:span text:style-name="T1516">"LM"</text:span><text:span text:style-name="T1517">,<text:s/></text:span><text:span text:style-name="T1518">"LOw"</text:span><text:span text:style-name="T1519">],</text:span></text:p>
      <text:p text:style-name="P1520"><text:span text:style-name="T1521">     <text:s/></text:span><text:span text:style-name="T1522">rollenId:</text:span><text:span text:style-name="T1523"><text:s/></text:span><text:span text:style-name="T1524">undefined</text:span><text:span text:style-name="T1525">,</text:span></text:p>
      <text:p text:style-name="P1526"><text:span text:style-name="T1527">     <text:s/></text:span><text:span text:style-name="T1528">isModalOpen:</text:span><text:span text:style-name="T1529"><text:s/></text:span><text:span text:style-name="T1530">false</text:span><text:span text:style-name="T1531">,</text:span></text:p>
      <text:p text:style-name="P1532"><text:span text:style-name="T1533">     <text:s/></text:span><text:span text:style-name="T1534">benachrichtigungsystem:</text:span><text:span text:style-name="T1535"><text:s/></text:span><text:span text:style-name="T1536">"Maßnahmen E-Mail"</text:span><text:span text:style-name="T1537">,</text:span></text:p>
      <text:p text:style-name="P1538"><text:span text:style-name="T1539">     <text:s/></text:span><text:span text:style-name="T1540">niederlassung:</text:span><text:span text:style-name="T1541"><text:s/></text:span><text:span text:style-name="T1542">"Technik Niederlassung Ost"</text:span><text:span text:style-name="T1543">,</text:span></text:p>
      <text:p text:style-name="P1544"><text:span text:style-name="T1545">     <text:s/></text:span><text:span text:style-name="T1546">sortBy:</text:span><text:span text:style-name="T1547"><text:s/></text:span><text:span text:style-name="T1548">null</text:span><text:span text:style-name="T1549">,</text:span></text:p>
      <text:p text:style-name="P1550"><text:span text:style-name="T1551">     <text:s/></text:span><text:span text:style-name="T1552">sortDesc:</text:span><text:span text:style-name="T1553"><text:s/></text:span><text:span text:style-name="T1554">false</text:span><text:span text:style-name="T1555">,</text:span></text:p>
      <text:p text:style-name="P1556"><text:span text:style-name="T1557">     <text:s/></text:span><text:span text:style-name="T1558">paginationList:</text:span><text:span text:style-name="T1559"><text:s/>[],</text:span></text:p>
      <text:p text:style-name="P1560"><text:span text:style-name="T1561">     <text:s/></text:span><text:span text:style-name="T1562">benachrichtigung:</text:span><text:span text:style-name="T1563"><text:s/></text:span><text:span text:style-name="T1564">null</text:span></text:p>
      <text:p text:style-name="P1565">    };</text:p>
      <text:p text:style-name="P1566">  },</text:p>
      <text:p text:style-name="P1567"><text:span text:style-name="T1568"> <text:s/></text:span><text:span text:style-name="T1569">methods:</text:span><text:span text:style-name="T1570"><text:s/>{</text:span></text:p>
      <text:p text:style-name="P1571"><text:span text:style-name="T1572">   <text:s/></text:span><text:span text:style-name="T1573">benachrichtigungBearbeiten</text:span><text:span text:style-name="T1574">(</text:span><text:span text:style-name="T1575">benachrichtigung</text:span><text:span text:style-name="T1576">) {</text:span></text:p>
      <text:p text:style-name="P1577"><text:span text:style-name="T1578">     <text:s/></text:span><text:span text:style-name="T1579">this</text:span><text:span text:style-name="T1580">.</text:span><text:span text:style-name="T1581">$router</text:span><text:span text:style-name="T1582">.</text:span><text:span text:style-name="T1583">push</text:span><text:span text:style-name="T1584">({</text:span></text:p>
      <text:p text:style-name="P1585"><text:span text:style-name="T1586">       <text:s/></text:span><text:span text:style-name="T1587">name:</text:span><text:span text:style-name="T1588"><text:s/></text:span><text:span text:style-name="T1589">"MassnahmenEmailBearbeiten"</text:span><text:span text:style-name="T1590">,</text:span></text:p>
      <text:p text:style-name="P1591"><text:span text:style-name="T1592">       <text:s/></text:span><text:span text:style-name="T1593">params:</text:span><text:span text:style-name="T1594"><text:s/>{<text:s/></text:span><text:span text:style-name="T1595">lfdnr:</text:span><text:span text:style-name="T1596"><text:s/></text:span><text:span text:style-name="T1597">benachrichtigung</text:span><text:span text:style-name="T1598">.</text:span><text:span text:style-name="T1599">lfdnr</text:span><text:span text:style-name="T1600"><text:s/>}</text:span></text:p>
      <text:p text:style-name="P1601"><text:span text:style-name="T1602">     <text:s/></text:span><text:span text:style-name="T1603">});</text:span></text:p>
      <text:p text:style-name="P1604">    },</text:p>
      <text:p text:style-name="P1605"><text:span text:style-name="T1606">   <text:s/></text:span><text:span text:style-name="T1607">editStundenplan</text:span><text:span text:style-name="T1608">(</text:span><text:span text:style-name="T1609">id</text:span><text:span text:style-name="T1610">) {</text:span></text:p>
      <text:p text:style-name="P1611"><text:span text:style-name="T1612">     <text:s/></text:span><text:span text:style-name="T1613">this</text:span><text:span text:style-name="T1614">.</text:span><text:span text:style-name="T1615">$router</text:span><text:span text:style-name="T1616">.</text:span><text:span text:style-name="T1617">push</text:span><text:span text:style-name="T1618">(</text:span><text:span text:style-name="T1619">"/konfiguration/shopfloor/stundenplan/edit/"</text:span><text:span text:style-name="T1620"><text:s/></text:span><text:span text:style-name="T1621">+</text:span><text:span text:style-name="T1622"><text:s/></text:span><text:span text:style-name="T1623">id</text:span><text:span text:style-name="T1624">);</text:span></text:p>
      <text:p text:style-name="P1625">    },</text:p>
      <text:p text:style-name="P1626"><text:span text:style-name="T1627">   <text:s/></text:span><text:span text:style-name="T1628">sortTable</text:span><text:span text:style-name="T1629">(</text:span><text:span text:style-name="T1630">field</text:span><text:span text:style-name="T1631">) {</text:span></text:p>
      <text:p text:style-name="P1632"><text:span text:style-name="T1633">     <text:s/></text:span><text:span text:style-name="T1634">if</text:span><text:span text:style-name="T1635"><text:s/>(</text:span><text:span text:style-name="T1636">this</text:span><text:span text:style-name="T1637">.</text:span><text:span text:style-name="T1638">sortBy</text:span><text:span text:style-name="T1639"><text:s/></text:span><text:span text:style-name="T1640">===</text:span><text:span text:style-name="T1641"><text:s/></text:span><text:span text:style-name="T1642">field</text:span><text:span text:style-name="T1643">) {</text:span></text:p>
      <text:p text:style-name="P1644"><text:span text:style-name="T1645">       <text:s/></text:span><text:span text:style-name="T1646">this</text:span><text:span text:style-name="T1647">.</text:span><text:span text:style-name="T1648">sortDesc</text:span><text:span text:style-name="T1649"><text:s/></text:span><text:span text:style-name="T1650">=</text:span><text:span text:style-name="T1651"><text:s/></text:span><text:span text:style-name="T1652">!</text:span><text:span text:style-name="T1653">this</text:span><text:span text:style-name="T1654">.</text:span><text:span text:style-name="T1655">sortDesc</text:span><text:span text:style-name="T1656">;</text:span></text:p>
      <text:p text:style-name="P1657"><text:span text:style-name="T1658">      }<text:s/></text:span><text:span text:style-name="T1659">else</text:span><text:span text:style-name="T1660"><text:s/>{</text:span></text:p>
      <text:p text:style-name="P1661"><text:span text:style-name="T1662">       <text:s/></text:span><text:span text:style-name="T1663">this</text:span><text:span text:style-name="T1664">.</text:span><text:span text:style-name="T1665">sortBy</text:span><text:span text:style-name="T1666"><text:s/></text:span><text:span text:style-name="T1667">=</text:span><text:span text:style-name="T1668"><text:s/></text:span><text:span text:style-name="T1669">field</text:span><text:span text:style-name="T1670">;</text:span></text:p>
      <text:p text:style-name="P1671"><text:span text:style-name="T1672">       <text:s/></text:span><text:span text:style-name="T1673">this</text:span><text:span text:style-name="T1674">.</text:span><text:span text:style-name="T1675">sortDesc</text:span><text:span text:style-name="T1676"><text:s/></text:span><text:span text:style-name="T1677">=</text:span><text:span text:style-name="T1678"><text:s/></text:span><text:span text:style-name="T1679">false</text:span><text:span text:style-name="T1680">;</text:span></text:p>
      <text:p text:style-name="P1681">      }</text:p>
      <text:p text:style-name="P1682">    },</text:p>
      <text:p text:style-name="P1683"><text:span text:style-name="T1684">   <text:s/></text:span><text:span text:style-name="T1685">compareValues</text:span><text:span text:style-name="T1686">(</text:span><text:span text:style-name="T1687">key</text:span><text:span text:style-name="T1688">,<text:s/></text:span><text:span text:style-name="T1689">order</text:span><text:span text:style-name="T1690"><text:s/></text:span><text:span text:style-name="T1691">=</text:span><text:span text:style-name="T1692"><text:s/></text:span><text:span text:style-name="T1693">"asc"</text:span><text:span text:style-name="T1694">) {</text:span></text:p>
      <text:p text:style-name="P1695"><text:span text:style-name="T1696">     <text:s/></text:span><text:span text:style-name="T1697">return</text:span><text:span text:style-name="T1698"><text:s/></text:span><text:span text:style-name="T1699">function</text:span><text:span text:style-name="T1700"><text:s/></text:span><text:span text:style-name="T1701">innerSort</text:span><text:span text:style-name="T1702">(</text:span><text:span text:style-name="T1703">a</text:span><text:span text:style-name="T1704">,<text:s/></text:span><text:span text:style-name="T1705">b</text:span><text:span text:style-name="T1706">) {</text:span></text:p>
      <text:p text:style-name="P1707"><text:span text:style-name="T1708">       <text:s/></text:span><text:span text:style-name="T1709">if</text:span><text:span text:style-name="T1710"><text:s/>(</text:span><text:span text:style-name="T1711">!</text:span><text:span text:style-name="T1712">a</text:span><text:span text:style-name="T1713">.</text:span><text:span text:style-name="T1714">hasOwnProperty</text:span><text:span text:style-name="T1715">(</text:span><text:span text:style-name="T1716">key</text:span><text:span text:style-name="T1717">)<text:s/></text:span><text:span text:style-name="T1718">||</text:span><text:span text:style-name="T1719"><text:s/></text:span><text:span text:style-name="T1720">!</text:span><text:span text:style-name="T1721">b</text:span><text:span text:style-name="T1722">.</text:span><text:span text:style-name="T1723">hasOwnProperty</text:span><text:span text:style-name="T1724">(</text:span><text:span text:style-name="T1725">key</text:span><text:span text:style-name="T1726">)) {</text:span></text:p>
      <text:p text:style-name="P1727"><text:span text:style-name="T1728">         <text:s/></text:span><text:span text:style-name="T1729">return</text:span><text:span text:style-name="T1730"><text:s/></text:span><text:span text:style-name="T1731">0</text:span><text:span text:style-name="T1732">;</text:span></text:p>
      <text:p text:style-name="P1733">        }</text:p>
      <text:p text:style-name="P1734"/>
      <text:p text:style-name="P1735"><text:span text:style-name="T1736">       <text:s/></text:span><text:span text:style-name="T1737">const</text:span><text:span text:style-name="T1738"><text:s/></text:span><text:span text:style-name="T1739">valueA</text:span><text:span text:style-name="T1740"><text:s/></text:span><text:span text:style-name="T1741">=</text:span><text:span text:style-name="T1742"><text:s/></text:span><text:span text:style-name="T1743">typeof</text:span><text:span text:style-name="T1744"><text:s/></text:span><text:span text:style-name="T1745">a</text:span><text:span text:style-name="T1746">[</text:span><text:span text:style-name="T1747">key</text:span><text:span text:style-name="T1748">]<text:s/></text:span><text:span text:style-name="T1749">===</text:span><text:span text:style-name="T1750"><text:s/></text:span><text:span text:style-name="T1751">"string"</text:span><text:span text:style-name="T1752"><text:s/></text:span><text:span text:style-name="T1753">?</text:span><text:span text:style-name="T1754"><text:s/></text:span><text:span text:style-name="T1755">a</text:span><text:span text:style-name="T1756">[</text:span><text:span text:style-name="T1757">key</text:span><text:span text:style-name="T1758">].</text:span><text:span text:style-name="T1759">toUpperCase</text:span><text:span text:style-name="T1760">()<text:s/></text:span><text:span text:style-name="T1761">:</text:span><text:span text:style-name="T1762"><text:s/></text:span><text:span text:style-name="T1763">a</text:span><text:span text:style-name="T1764">[</text:span><text:span text:style-name="T1765">key</text:span><text:span text:style-name="T1766">];</text:span></text:p>
      <text:p text:style-name="P1767"><text:span text:style-name="T1768">       <text:s/></text:span><text:span text:style-name="T1769">const</text:span><text:span text:style-name="T1770"><text:s/></text:span><text:span text:style-name="T1771">valueB</text:span><text:span text:style-name="T1772"><text:s/></text:span><text:span text:style-name="T1773">=</text:span><text:span text:style-name="T1774"><text:s/></text:span><text:span text:style-name="T1775">typeof</text:span><text:span text:style-name="T1776"><text:s/></text:span><text:span text:style-name="T1777">b</text:span><text:span text:style-name="T1778">[</text:span><text:span text:style-name="T1779">key</text:span><text:span text:style-name="T1780">]<text:s/></text:span><text:span text:style-name="T1781">===</text:span><text:span text:style-name="T1782"><text:s/></text:span><text:span text:style-name="T1783">"string"</text:span><text:span text:style-name="T1784"><text:s/></text:span><text:span text:style-name="T1785">?</text:span><text:span text:style-name="T1786"><text:s/></text:span><text:span text:style-name="T1787">b</text:span><text:span text:style-name="T1788">[</text:span><text:span text:style-name="T1789">key</text:span><text:span text:style-name="T1790">].</text:span><text:span text:style-name="T1791">toUpperCase</text:span><text:span text:style-name="T1792">()<text:s/></text:span><text:span text:style-name="T1793">:</text:span><text:span text:style-name="T1794"><text:s/></text:span><text:span text:style-name="T1795">b</text:span><text:span text:style-name="T1796">[</text:span><text:span text:style-name="T1797">key</text:span><text:span text:style-name="T1798">];</text:span></text:p>
      <text:p text:style-name="P1799"/>
      <text:p text:style-name="P1800"><text:span text:style-name="T1801">       <text:s/></text:span><text:span text:style-name="T1802">let</text:span><text:span text:style-name="T1803"><text:s/></text:span><text:span text:style-name="T1804">comparison</text:span><text:span text:style-name="T1805"><text:s/></text:span><text:span text:style-name="T1806">=</text:span><text:span text:style-name="T1807"><text:s/></text:span><text:span text:style-name="T1808">0</text:span><text:span text:style-name="T1809">;</text:span></text:p>
      <text:p text:style-name="P1810"><text:span text:style-name="T1811">       <text:s/></text:span><text:span text:style-name="T1812">if</text:span><text:span text:style-name="T1813"><text:s/>(</text:span><text:span text:style-name="T1814">valueA</text:span><text:span text:style-name="T1815"><text:s/></text:span><text:span text:style-name="T1816">&gt;</text:span><text:span text:style-name="T1817"><text:s/></text:span><text:span text:style-name="T1818">valueB</text:span><text:span text:style-name="T1819">) {</text:span></text:p>
      <text:p text:style-name="P1820"><text:span text:style-name="T1821">         <text:s/></text:span><text:span text:style-name="T1822">comparison</text:span><text:span text:style-name="T1823"><text:s/></text:span><text:span text:style-name="T1824">=</text:span><text:span text:style-name="T1825"><text:s/></text:span><text:span text:style-name="T1826">1</text:span><text:span text:style-name="T1827">;</text:span></text:p>
      <text:p text:style-name="P1828"><text:span text:style-name="T1829">        }<text:s/></text:span><text:span text:style-name="T1830">else</text:span><text:span text:style-name="T1831"><text:s/></text:span><text:span text:style-name="T1832">if</text:span><text:span text:style-name="T1833"><text:s/>(</text:span><text:span text:style-name="T1834">valueA</text:span><text:span text:style-name="T1835"><text:s/></text:span><text:span text:style-name="T1836">&lt;</text:span><text:span text:style-name="T1837"><text:s/></text:span><text:span text:style-name="T1838">valueB</text:span><text:span text:style-name="T1839">) {</text:span></text:p>
      <text:p text:style-name="P1840"><text:span text:style-name="T1841">         <text:s/></text:span><text:span text:style-name="T1842">comparison</text:span><text:span text:style-name="T1843"><text:s/></text:span><text:span text:style-name="T1844">=</text:span><text:span text:style-name="T1845"><text:s/></text:span><text:span text:style-name="T1846">-</text:span><text:span text:style-name="T1847">1</text:span><text:span text:style-name="T1848">;</text:span></text:p>
      <text:p text:style-name="P1849">        }</text:p>
      <text:p text:style-name="P1850"><text:span text:style-name="T1851">       <text:s/></text:span><text:span text:style-name="T1852">return</text:span><text:span text:style-name="T1853"><text:s/></text:span><text:span text:style-name="T1854">order</text:span><text:span text:style-name="T1855"><text:s/></text:span><text:span text:style-name="T1856">===</text:span><text:span text:style-name="T1857"><text:s/></text:span><text:span text:style-name="T1858">"desc"</text:span><text:span text:style-name="T1859"><text:s/></text:span><text:span text:style-name="T1860">?</text:span><text:span text:style-name="T1861"><text:s/></text:span><text:span text:style-name="T1862">comparison</text:span><text:span text:style-name="T1863"><text:s/></text:span><text:span text:style-name="T1864">*</text:span><text:span text:style-name="T1865"><text:s/></text:span><text:span text:style-name="T1866">-</text:span><text:span text:style-name="T1867">1</text:span><text:span text:style-name="T1868"><text:s/></text:span><text:span text:style-name="T1869">:</text:span><text:span text:style-name="T1870"><text:s/></text:span><text:span text:style-name="T1871">comparison</text:span><text:span text:style-name="T1872">;</text:span></text:p>
      <text:p text:style-name="P1873">      };</text:p>
      <text:p text:style-name="P1874">    },</text:p>
      <text:p text:style-name="P1875"><text:span text:style-name="T1876">   <text:s/></text:span><text:span text:style-name="T1877">openBearbeitenModal</text:span><text:span text:style-name="T1878">() {</text:span></text:p>
      <text:p text:style-name="P1879"><text:span text:style-name="T1880">     <text:s/></text:span><text:span text:style-name="T1881">this</text:span><text:span text:style-name="T1882">.</text:span><text:span text:style-name="T1883">isModalOpen</text:span><text:span text:style-name="T1884"><text:s/></text:span><text:span text:style-name="T1885">=</text:span><text:span text:style-name="T1886"><text:s/></text:span><text:span text:style-name="T1887">true</text:span><text:span text:style-name="T1888">;</text:span></text:p>
      <text:p text:style-name="P1889"><text:span text:style-name="T1890">     <text:s/></text:span><text:span text:style-name="T1891">this</text:span><text:span text:style-name="T1892">.</text:span><text:span text:style-name="T1893">$refs</text:span><text:span text:style-name="T1894">.</text:span><text:span text:style-name="T1895">bearbeitenModal</text:span><text:span text:style-name="T1896">.</text:span><text:span text:style-name="T1897">open</text:span><text:span text:style-name="T1898">();</text:span></text:p>
      <text:p text:style-name="P1899">    },</text:p>
      <text:p text:style-name="P1900"><text:span text:style-name="T1901">   <text:s/></text:span><text:span text:style-name="T1902">closeBearbeitenModal</text:span><text:span text:style-name="T1903">() {</text:span></text:p>
      <text:p text:style-name="P1904"><text:span text:style-name="T1905">     <text:s/></text:span><text:span text:style-name="T1906">this</text:span><text:span text:style-name="T1907">.</text:span><text:span text:style-name="T1908">isModalOpen</text:span><text:span text:style-name="T1909"><text:s/></text:span><text:span text:style-name="T1910">=</text:span><text:span text:style-name="T1911"><text:s/></text:span><text:span text:style-name="T1912">false</text:span><text:span text:style-name="T1913">;</text:span></text:p>
      <text:p text:style-name="P1914"><text:span text:style-name="T1915">     <text:s/></text:span><text:span text:style-name="T1916">this</text:span><text:span text:style-name="T1917">.</text:span><text:span text:style-name="T1918">$refs</text:span><text:span text:style-name="T1919">.</text:span><text:span text:style-name="T1920">bearbeitenModal</text:span><text:span text:style-name="T1921">.</text:span><text:span text:style-name="T1922">close</text:span><text:span text:style-name="T1923">();</text:span></text:p>
      <text:p text:style-name="P1924">    },</text:p>
      <text:p text:style-name="P1925"/>
      <text:p text:style-name="P1926"><text:span text:style-name="T1927">   <text:s/></text:span><text:span text:style-name="T1928">openFilterModal</text:span><text:span text:style-name="T1929">() {</text:span></text:p>
      <text:p text:style-name="P1930"><text:span text:style-name="T1931">     <text:s/></text:span><text:span text:style-name="T1932">this</text:span><text:span text:style-name="T1933">.</text:span><text:span text:style-name="T1934">isModalOpen</text:span><text:span text:style-name="T1935"><text:s/></text:span><text:span text:style-name="T1936">=</text:span><text:span text:style-name="T1937"><text:s/></text:span><text:span text:style-name="T1938">true</text:span><text:span text:style-name="T1939">;</text:span></text:p>
      <text:p text:style-name="P1940"><text:span text:style-name="T1941">     <text:s/></text:span><text:span text:style-name="T1942">this</text:span><text:span text:style-name="T1943">.</text:span><text:span text:style-name="T1944">$refs</text:span><text:span text:style-name="T1945">.</text:span><text:span text:style-name="T1946">filterModal</text:span><text:span text:style-name="T1947">.</text:span><text:span text:style-name="T1948">filterModalOpen</text:span><text:span text:style-name="T1949">();</text:span></text:p>
      <text:p text:style-name="P1950">    },</text:p>
      <text:p text:style-name="P1951"><text:span text:style-name="T1952">   <text:s/></text:span><text:span text:style-name="T1953">closeFilterModal</text:span><text:span text:style-name="T1954">() {</text:span></text:p>
      <text:p text:style-name="P1955"><text:span text:style-name="T1956">     <text:s/></text:span><text:span text:style-name="T1957">this</text:span><text:span text:style-name="T1958">.</text:span><text:span text:style-name="T1959">isModalOpen</text:span><text:span text:style-name="T1960"><text:s/></text:span><text:span text:style-name="T1961">=</text:span><text:span text:style-name="T1962"><text:s/></text:span><text:span text:style-name="T1963">false</text:span><text:span text:style-name="T1964">;</text:span></text:p>
      <text:p text:style-name="P1965"><text:span text:style-name="T1966">     <text:s/></text:span><text:span text:style-name="T1967">this</text:span><text:span text:style-name="T1968">.</text:span><text:span text:style-name="T1969">$refs</text:span><text:span text:style-name="T1970">.</text:span><text:span text:style-name="T1971">filterModal</text:span><text:span text:style-name="T1972">.</text:span><text:span text:style-name="T1973">filterModalClose</text:span><text:span text:style-name="T1974">();</text:span></text:p>
      <text:p text:style-name="P1975">    },</text:p>
      <text:p text:style-name="P1976"><text:span text:style-name="T1977">   <text:s/></text:span><text:span text:style-name="T1978">async</text:span><text:span text:style-name="T1979"><text:s/></text:span><text:span text:style-name="T1980">getRoleId</text:span><text:span text:style-name="T1981">() {</text:span></text:p>
      <text:p text:style-name="P1982"><text:span text:style-name="T1983">     <text:s/></text:span><text:span text:style-name="T1984">const</text:span><text:span text:style-name="T1985"><text:s/></text:span><text:span text:style-name="T1986">team</text:span><text:span text:style-name="T1987"><text:s/></text:span><text:span text:style-name="T1988">=</text:span><text:span text:style-name="T1989"><text:s/></text:span><text:span text:style-name="T1990">await</text:span><text:span text:style-name="T1991"><text:s/></text:span><text:span text:style-name="T1992">this</text:span><text:span text:style-name="T1993">.</text:span><text:span text:style-name="T1994">globals</text:span><text:span text:style-name="T1995">.</text:span><text:span text:style-name="T1996">getTeamsWithRoles</text:span><text:span text:style-name="T1997">(</text:span><text:span text:style-name="T1998">this</text:span><text:span text:style-name="T1999">.</text:span><text:span text:style-name="T2000">globals</text:span><text:span text:style-name="T2001">.</text:span><text:span text:style-name="T2002">team</text:span><text:span text:style-name="T2003">);</text:span></text:p>
      <text:p text:style-name="P2004"><text:span text:style-name="T2005">     <text:s/></text:span><text:span text:style-name="T2006">const</text:span><text:span text:style-name="T2007"><text:s/></text:span><text:span text:style-name="T2008">rolle</text:span><text:span text:style-name="T2009"><text:s/></text:span><text:span text:style-name="T2010">=</text:span></text:p>
      <text:p text:style-name="P2011"><text:span text:style-name="T2012">       <text:s/></text:span><text:span text:style-name="T2013">team</text:span><text:span text:style-name="T2014">.</text:span><text:span text:style-name="T2015">length</text:span><text:span text:style-name="T2016"><text:s/></text:span><text:span text:style-name="T2017">&gt;</text:span><text:span text:style-name="T2018"><text:s/></text:span><text:span text:style-name="T2019">0</text:span></text:p>
      <text:p text:style-name="P2020"><text:span text:style-name="T2021">         <text:s/></text:span><text:span text:style-name="T2022">?</text:span><text:span text:style-name="T2023"><text:s/></text:span><text:span text:style-name="T2024">team</text:span><text:span text:style-name="T2025">[</text:span><text:span text:style-name="T2026">0</text:span><text:span text:style-name="T2027">].</text:span><text:span text:style-name="T2028">roles</text:span><text:span text:style-name="T2029">.</text:span><text:span text:style-name="T2030">filter</text:span><text:span text:style-name="T2031">((</text:span><text:span text:style-name="T2032">role</text:span><text:span text:style-name="T2033">)<text:s/></text:span><text:span text:style-name="T2034">=&gt;</text:span><text:span text:style-name="T2035"><text:s/>[</text:span><text:span text:style-name="T2036">"LE"</text:span><text:span text:style-name="T2037">,<text:s/></text:span><text:span text:style-name="T2038">"LM"</text:span><text:span text:style-name="T2039">,<text:s/></text:span><text:span text:style-name="T2040">"LOw"</text:span><text:span text:style-name="T2041">].</text:span><text:span text:style-name="T2042">includes</text:span><text:span text:style-name="T2043">(</text:span><text:span text:style-name="T2044">role</text:span><text:span text:style-name="T2045">.</text:span><text:span text:style-name="T2046">type</text:span><text:span text:style-name="T2047">.</text:span><text:span text:style-name="T2048">kurzform</text:span><text:span text:style-name="T2049">))</text:span></text:p>
      <text:p text:style-name="P2050"><text:span text:style-name="T2051">         <text:s/></text:span><text:span text:style-name="T2052">:</text:span><text:span text:style-name="T2053"><text:s/>[];</text:span></text:p>
      <text:p text:style-name="P2054"><text:span text:style-name="T2055">     <text:s/></text:span><text:span text:style-name="T2056">return</text:span><text:span text:style-name="T2057"><text:s/></text:span><text:span text:style-name="T2058">rolle</text:span><text:span text:style-name="T2059">.</text:span><text:span text:style-name="T2060">length</text:span><text:span text:style-name="T2061"><text:s/></text:span><text:span text:style-name="T2062">&gt;</text:span><text:span text:style-name="T2063"><text:s/></text:span><text:span text:style-name="T2064">0</text:span><text:span text:style-name="T2065"><text:s/></text:span><text:span text:style-name="T2066">?</text:span><text:span text:style-name="T2067"><text:s/></text:span><text:span text:style-name="T2068">rolle</text:span><text:span text:style-name="T2069">[</text:span><text:span text:style-name="T2070">0</text:span><text:span text:style-name="T2071">].</text:span><text:span text:style-name="T2072">id</text:span><text:span text:style-name="T2073"><text:s/></text:span><text:span text:style-name="T2074">:</text:span><text:span text:style-name="T2075"><text:s/></text:span><text:span text:style-name="T2076">0</text:span><text:span text:style-name="T2077">;</text:span></text:p>
      <text:p text:style-name="P2078">    },</text:p>
      <text:p text:style-name="P2079"><text:span text:style-name="T2080">   <text:s/></text:span><text:span text:style-name="T2081">async</text:span><text:span text:style-name="T2082"><text:s/></text:span><text:span text:style-name="T2083">loadData</text:span><text:span text:style-name="T2084">() {</text:span></text:p>
      <text:p text:style-name="P2085"><text:span text:style-name="T2086">     <text:s/></text:span><text:span text:style-name="T2087">this</text:span><text:span text:style-name="T2088">.</text:span><text:span text:style-name="T2089">hasRights</text:span><text:span text:style-name="T2090"><text:s/></text:span><text:span text:style-name="T2091">=</text:span><text:span text:style-name="T2092"><text:s/></text:span><text:span text:style-name="T2093">await</text:span><text:span text:style-name="T2094"><text:s/></text:span><text:span text:style-name="T2095">this</text:span><text:span text:style-name="T2096">.</text:span><text:span text:style-name="T2097">globals</text:span><text:span text:style-name="T2098">.</text:span><text:span text:style-name="T2099">checkRoles</text:span><text:span text:style-name="T2100">(</text:span><text:span text:style-name="T2101">this</text:span><text:span text:style-name="T2102">.</text:span><text:span text:style-name="T2103">requiredRights</text:span><text:span text:style-name="T2104">);</text:span></text:p>
      <text:p text:style-name="P2105"><text:span text:style-name="T2106">     <text:s/></text:span><text:span text:style-name="T2107">if</text:span><text:span text:style-name="T2108"><text:s/>(</text:span><text:span text:style-name="T2109">!</text:span><text:span text:style-name="T2110">this</text:span><text:span text:style-name="T2111">.</text:span><text:span text:style-name="T2112">hasRights</text:span><text:span text:style-name="T2113">)<text:s/></text:span><text:span text:style-name="T2114">return</text:span><text:span text:style-name="T2115">;</text:span></text:p>
      <text:p text:style-name="P2116"/>
      <text:p text:style-name="P2117"><text:span text:style-name="T2118">     <text:s/></text:span><text:span text:style-name="T2119">this</text:span><text:span text:style-name="T2120">.</text:span><text:span text:style-name="T2121">rollenId</text:span><text:span text:style-name="T2122"><text:s/></text:span><text:span text:style-name="T2123">=</text:span><text:span text:style-name="T2124"><text:s/></text:span><text:span text:style-name="T2125">await</text:span><text:span text:style-name="T2126"><text:s/></text:span><text:span text:style-name="T2127">this</text:span><text:span text:style-name="T2128">.</text:span><text:span text:style-name="T2129">getRoleId</text:span><text:span text:style-name="T2130">();</text:span></text:p>
      <text:p text:style-name="P2131">    }</text:p>
      <text:p text:style-name="P2132">  },</text:p>
      <text:p text:style-name="P2133"><text:span text:style-name="T2134"> <text:s/></text:span><text:span text:style-name="T2135">computed:</text:span><text:span text:style-name="T2136"><text:s/>{</text:span></text:p>
      <text:p text:style-name="P2137"><text:span text:style-name="T2138">   <text:s/></text:span><text:span text:style-name="T2139">filteredEmails</text:span><text:span text:style-name="T2140">() {</text:span></text:p>
      <text:p text:style-name="P2141"><text:span text:style-name="T2142">     <text:s/></text:span><text:span text:style-name="T2143">return</text:span><text:span text:style-name="T2144"><text:s/>[</text:span></text:p>
      <text:p text:style-name="P2145">        {</text:p>
      <text:p text:style-name="P2146"><text:span text:style-name="T2147">         <text:s/></text:span><text:span text:style-name="T2148">lfdnr:</text:span><text:span text:style-name="T2149"><text:s/></text:span><text:span text:style-name="T2150">"1"</text:span><text:span text:style-name="T2151">,</text:span></text:p>
      <text:p text:style-name="P2152"><text:span text:style-name="T2153">         <text:s/></text:span><text:span text:style-name="T2154">status:</text:span><text:span text:style-name="T2155"><text:s/></text:span><text:span text:style-name="T2156">"aktiv"</text:span><text:span text:style-name="T2157">,</text:span></text:p>
      <text:p text:style-name="P2158"><text:span text:style-name="T2159">         <text:s/></text:span><text:span text:style-name="T2160">typ:</text:span><text:span text:style-name="T2161"><text:s/></text:span><text:span text:style-name="T2162">"Maßnahmen-Email"</text:span><text:span text:style-name="T2163">,</text:span></text:p>
      <text:p text:style-name="P2164"><text:span text:style-name="T2165">         <text:s/></text:span><text:span text:style-name="T2166">betreff:</text:span></text:p>
      <text:p text:style-name="P2167"><text:span text:style-name="T2168">           <text:s/></text:span><text:span text:style-name="T2169">"Betreff 1 bloß deutlich länger, damit man testen kann, ob der Text an einer bestimmten Stelle abgeschnitten wird, wie das gefordert wurde."</text:span><text:span text:style-name="T2170">,</text:span></text:p>
      <text:p text:style-name="P2171"><text:span text:style-name="T2172">         <text:s/></text:span><text:span text:style-name="T2173">termin:</text:span><text:span text:style-name="T2174"><text:s/></text:span><text:span text:style-name="T2175">"Termin 1"</text:span><text:span text:style-name="T2176">,</text:span></text:p>
      <text:p text:style-name="P2177"><text:span text:style-name="T2178">         <text:s/></text:span><text:span text:style-name="T2179">erstellt:</text:span><text:span text:style-name="T2180"><text:s/></text:span><text:span text:style-name="T2181">"31.08.2023 15:24"</text:span><text:span text:style-name="T2182">,</text:span></text:p>
      <text:p text:style-name="P2183"><text:span text:style-name="T2184">         <text:s/></text:span><text:span text:style-name="T2185">geaendert:</text:span><text:span text:style-name="T2186"><text:s/></text:span><text:span text:style-name="T2187">"02.09.2023 08:12"</text:span><text:span text:style-name="T2188">,</text:span></text:p>
      <text:p text:style-name="P2189"><text:span text:style-name="T2190">         <text:s/></text:span><text:span text:style-name="T2191">versandt:</text:span><text:span text:style-name="T2192"><text:s/></text:span><text:span text:style-name="T2193">"21.09.2023 12:30"</text:span></text:p>
      <text:p text:style-name="P2194">        },</text:p>
      <text:p text:style-name="P2195">        {</text:p>
      <text:p text:style-name="P2196"><text:span text:style-name="T2197">         <text:s/></text:span><text:span text:style-name="T2198">lfdnr:</text:span><text:span text:style-name="T2199"><text:s/></text:span><text:span text:style-name="T2200">"29"</text:span><text:span text:style-name="T2201">,</text:span></text:p>
      <text:p text:style-name="P2202"><text:span text:style-name="T2203">         <text:s/></text:span><text:span text:style-name="T2204">status:</text:span><text:span text:style-name="T2205"><text:s/></text:span><text:span text:style-name="T2206">"aktiv"</text:span><text:span text:style-name="T2207">,</text:span></text:p>
      <text:p text:style-name="P2208"><text:span text:style-name="T2209">         <text:s/></text:span><text:span text:style-name="T2210">typ:</text:span><text:span text:style-name="T2211"><text:s/></text:span><text:span text:style-name="T2212">"Maßnahmen-Email"</text:span><text:span text:style-name="T2213">,</text:span></text:p>
      <text:p text:style-name="P2214"><text:span text:style-name="T2215">         <text:s/></text:span><text:span text:style-name="T2216">betreff:</text:span><text:span text:style-name="T2217"><text:s/></text:span><text:span text:style-name="T2218">"Betreff 2"</text:span><text:span text:style-name="T2219">,</text:span></text:p>
      <text:p text:style-name="P2220"><text:span text:style-name="T2221">         <text:s/></text:span><text:span text:style-name="T2222">termin:</text:span><text:span text:style-name="T2223"><text:s/></text:span><text:span text:style-name="T2224">"Termin 2"</text:span><text:span text:style-name="T2225">,</text:span></text:p>
      <text:p text:style-name="P2226"><text:span text:style-name="T2227">         <text:s/></text:span><text:span text:style-name="T2228">erstellt:</text:span><text:span text:style-name="T2229"><text:s/></text:span><text:span text:style-name="T2230">"29.08.2023 15:00"</text:span><text:span text:style-name="T2231">,</text:span></text:p>
      <text:p text:style-name="P2232"><text:span text:style-name="T2233">         <text:s/></text:span><text:span text:style-name="T2234">geaendert:</text:span><text:span text:style-name="T2235"><text:s/></text:span><text:span text:style-name="T2236">"29.08.2023 15:00"</text:span><text:span text:style-name="T2237">,</text:span></text:p>
      <text:p text:style-name="P2238"><text:span text:style-name="T2239">         <text:s/></text:span><text:span text:style-name="T2240">versandt:</text:span><text:span text:style-name="T2241"><text:s/></text:span><text:span text:style-name="T2242">"31.08.2023 15:00"</text:span></text:p>
      <text:p text:style-name="P2243">        },</text:p>
      <text:p text:style-name="P2244">        {</text:p>
      <text:p text:style-name="P2245"><text:span text:style-name="T2246">         <text:s/></text:span><text:span text:style-name="T2247">lfdnr:</text:span><text:span text:style-name="T2248"><text:s/></text:span><text:span text:style-name="T2249">"281"</text:span><text:span text:style-name="T2250">,</text:span></text:p>
      <text:p text:style-name="P2251"><text:span text:style-name="T2252">         <text:s/></text:span><text:span text:style-name="T2253">status:</text:span><text:span text:style-name="T2254"><text:s/></text:span><text:span text:style-name="T2255">"inaktiv"</text:span><text:span text:style-name="T2256">,</text:span></text:p>
      <text:p text:style-name="P2257"><text:span text:style-name="T2258">         <text:s/></text:span><text:span text:style-name="T2259">typ:</text:span><text:span text:style-name="T2260"><text:s/></text:span><text:span text:style-name="T2261">"Maßnahmen-Email"</text:span><text:span text:style-name="T2262">,</text:span></text:p>
      <text:p text:style-name="P2263"><text:span text:style-name="T2264">         <text:s/></text:span><text:span text:style-name="T2265">betreff:</text:span><text:span text:style-name="T2266"><text:s/></text:span><text:span text:style-name="T2267">"Betreff 3"</text:span><text:span text:style-name="T2268">,</text:span></text:p>
      <text:p text:style-name="P2269"><text:span text:style-name="T2270">         <text:s/></text:span><text:span text:style-name="T2271">termin:</text:span><text:span text:style-name="T2272"><text:s/></text:span><text:span text:style-name="T2273">"Termin 3"</text:span><text:span text:style-name="T2274">,</text:span></text:p>
      <text:p text:style-name="P2275"><text:span text:style-name="T2276">         <text:s/></text:span><text:span text:style-name="T2277">erstellt:</text:span><text:span text:style-name="T2278"><text:s/></text:span><text:span text:style-name="T2279">"29.08.2023 15:00"</text:span><text:span text:style-name="T2280">,</text:span></text:p>
      <text:p text:style-name="P2281"><text:span text:style-name="T2282">         <text:s/></text:span><text:span text:style-name="T2283">geaendert:</text:span><text:span text:style-name="T2284"><text:s/></text:span><text:span text:style-name="T2285">"31.08.2023 15:24"</text:span><text:span text:style-name="T2286">,</text:span></text:p>
      <text:p text:style-name="P2287"><text:span text:style-name="T2288">         <text:s/></text:span><text:span text:style-name="T2289">versandt:</text:span><text:span text:style-name="T2290"><text:s/></text:span><text:span text:style-name="T2291">"21.09.2023 12:30"</text:span></text:p>
      <text:p text:style-name="P2292">        },</text:p>
      <text:p text:style-name="P2293">        {</text:p>
      <text:p text:style-name="P2294"><text:span text:style-name="T2295">         <text:s/></text:span><text:span text:style-name="T2296">lfdnr:</text:span><text:span text:style-name="T2297"><text:s/></text:span><text:span text:style-name="T2298">"72617"</text:span><text:span text:style-name="T2299">,</text:span></text:p>
      <text:p text:style-name="P2300"><text:span text:style-name="T2301">         <text:s/></text:span><text:span text:style-name="T2302">status:</text:span><text:span text:style-name="T2303"><text:s/></text:span><text:span text:style-name="T2304">"aktiv"</text:span><text:span text:style-name="T2305">,</text:span></text:p>
      <text:p text:style-name="P2306"><text:span text:style-name="T2307">         <text:s/></text:span><text:span text:style-name="T2308">typ:</text:span><text:span text:style-name="T2309"><text:s/></text:span><text:span text:style-name="T2310">"Maßnahmen-Email"</text:span><text:span text:style-name="T2311">,</text:span></text:p>
      <text:p text:style-name="P2312"><text:span text:style-name="T2313">         <text:s/></text:span><text:span text:style-name="T2314">betreff:</text:span><text:span text:style-name="T2315"><text:s/></text:span><text:span text:style-name="T2316">"Betreff 4"</text:span><text:span text:style-name="T2317">,</text:span></text:p>
      <text:p text:style-name="P2318"><text:span text:style-name="T2319">         <text:s/></text:span><text:span text:style-name="T2320">termin:</text:span><text:span text:style-name="T2321"><text:s/></text:span><text:span text:style-name="T2322">"Termin 4"</text:span><text:span text:style-name="T2323">,</text:span></text:p>
      <text:p text:style-name="P2324"><text:span text:style-name="T2325">         <text:s/></text:span><text:span text:style-name="T2326">erstellt:</text:span><text:span text:style-name="T2327"><text:s/></text:span><text:span text:style-name="T2328">"31.08.2023 15:02"</text:span><text:span text:style-name="T2329">,</text:span></text:p>
      <text:p text:style-name="P2330"><text:span text:style-name="T2331">         <text:s/></text:span><text:span text:style-name="T2332">geaendert:</text:span><text:span text:style-name="T2333"><text:s/></text:span><text:span text:style-name="T2334">"31.08.2023 15:05"</text:span><text:span text:style-name="T2335">,</text:span></text:p>
      <text:p text:style-name="P2336"><text:span text:style-name="T2337">         <text:s/></text:span><text:span text:style-name="T2338">versandt:</text:span><text:span text:style-name="T2339"><text:s/></text:span><text:span text:style-name="T2340">"21.09.2023 12:30"</text:span></text:p>
      <text:p text:style-name="P2341">        },</text:p>
      <text:p text:style-name="P2342">        {</text:p>
      <text:p text:style-name="P2343"><text:span text:style-name="T2344">         <text:s/></text:span><text:span text:style-name="T2345">lfdnr:</text:span><text:span text:style-name="T2346"><text:s/></text:span><text:span text:style-name="T2347">"202020"</text:span><text:span text:style-name="T2348">,</text:span></text:p>
      <text:p text:style-name="P2349"><text:span text:style-name="T2350">         <text:s/></text:span><text:span text:style-name="T2351">status:</text:span><text:span text:style-name="T2352"><text:s/></text:span><text:span text:style-name="T2353">"inaktiv"</text:span><text:span text:style-name="T2354">,</text:span></text:p>
      <text:p text:style-name="P2355"><text:span text:style-name="T2356">         <text:s/></text:span><text:span text:style-name="T2357">typ:</text:span><text:span text:style-name="T2358"><text:s/></text:span><text:span text:style-name="T2359">"Maßnahmen-Email"</text:span><text:span text:style-name="T2360">,</text:span></text:p>
      <text:p text:style-name="P2361"><text:span text:style-name="T2362">         <text:s/></text:span><text:span text:style-name="T2363">betreff:</text:span><text:span text:style-name="T2364"><text:s/></text:span><text:span text:style-name="T2365">"Betreff 5"</text:span><text:span text:style-name="T2366">,</text:span></text:p>
      <text:p text:style-name="P2367"><text:span text:style-name="T2368">         <text:s/></text:span><text:span text:style-name="T2369">termin:</text:span><text:span text:style-name="T2370"><text:s/></text:span><text:span text:style-name="T2371">"Termin 5"</text:span><text:span text:style-name="T2372">,</text:span></text:p>
      <text:p text:style-name="P2373"><text:span text:style-name="T2374">         <text:s/></text:span><text:span text:style-name="T2375">erstellt:</text:span><text:span text:style-name="T2376"><text:s/></text:span><text:span text:style-name="T2377">"31.08.2023 15:05"</text:span><text:span text:style-name="T2378">,</text:span></text:p>
      <text:p text:style-name="P2379"><text:span text:style-name="T2380">         <text:s/></text:span><text:span text:style-name="T2381">geaendert:</text:span><text:span text:style-name="T2382"><text:s/></text:span><text:span text:style-name="T2383">"10.10.2023 09:39"</text:span><text:span text:style-name="T2384">,</text:span></text:p>
      <text:p text:style-name="P2385"><text:span text:style-name="T2386">         <text:s/></text:span><text:span text:style-name="T2387">versandt:</text:span><text:span text:style-name="T2388"><text:s/></text:span><text:span text:style-name="T2389">"02.10.2023 14:30"</text:span></text:p>
      <text:p text:style-name="P2390">        },</text:p>
      <text:p text:style-name="P2391">        {</text:p>
      <text:p text:style-name="P2392"><text:span text:style-name="T2393">         <text:s/></text:span><text:span text:style-name="T2394">lfdnr:</text:span><text:span text:style-name="T2395"><text:s/></text:span><text:span text:style-name="T2396">"1"</text:span><text:span text:style-name="T2397">,</text:span></text:p>
      <text:p text:style-name="P2398"><text:span text:style-name="T2399">         <text:s/></text:span><text:span text:style-name="T2400">status:</text:span><text:span text:style-name="T2401"><text:s/></text:span><text:span text:style-name="T2402">"aktiv"</text:span><text:span text:style-name="T2403">,</text:span></text:p>
      <text:p text:style-name="P2404"><text:span text:style-name="T2405">         <text:s/></text:span><text:span text:style-name="T2406">typ:</text:span><text:span text:style-name="T2407"><text:s/></text:span><text:span text:style-name="T2408">"Maßnahmen-Email"</text:span><text:span text:style-name="T2409">,</text:span></text:p>
      <text:p text:style-name="P2410"><text:span text:style-name="T2411">         <text:s/></text:span><text:span text:style-name="T2412">betreff:</text:span></text:p>
      <text:p text:style-name="P2413"><text:span text:style-name="T2414">           <text:s/></text:span><text:span text:style-name="T2415">"Betreff 1 bloß deutlich länger, damit man testen kann, ob der Text an einer bestimmten Stelle abgeschnitten wird, wie das gefordert wurde."</text:span><text:span text:style-name="T2416">,</text:span></text:p>
      <text:p text:style-name="P2417"><text:span text:style-name="T2418">         <text:s/></text:span><text:span text:style-name="T2419">termin:</text:span><text:span text:style-name="T2420"><text:s/></text:span><text:span text:style-name="T2421">"Termin 1"</text:span><text:span text:style-name="T2422">,</text:span></text:p>
      <text:p text:style-name="P2423"><text:span text:style-name="T2424">         <text:s/></text:span><text:span text:style-name="T2425">erstellt:</text:span><text:span text:style-name="T2426"><text:s/></text:span><text:span text:style-name="T2427">"31.08.2023 15:24"</text:span><text:span text:style-name="T2428">,</text:span></text:p>
      <text:p text:style-name="P2429"><text:span text:style-name="T2430">         <text:s/></text:span><text:span text:style-name="T2431">geaendert:</text:span><text:span text:style-name="T2432"><text:s/></text:span><text:span text:style-name="T2433">"02.09.2023 08:12"</text:span><text:span text:style-name="T2434">,</text:span></text:p>
      <text:p text:style-name="P2435"><text:span text:style-name="T2436">         <text:s/></text:span><text:span text:style-name="T2437">versandt:</text:span><text:span text:style-name="T2438"><text:s/></text:span><text:span text:style-name="T2439">"21.09.2023 12:30"</text:span></text:p>
      <text:p text:style-name="P2440">        },</text:p>
      <text:p text:style-name="P2441">        {</text:p>
      <text:p text:style-name="P2442"><text:span text:style-name="T2443">         <text:s/></text:span><text:span text:style-name="T2444">lfdnr:</text:span><text:span text:style-name="T2445"><text:s/></text:span><text:span text:style-name="T2446">"29"</text:span><text:span text:style-name="T2447">,</text:span></text:p>
      <text:p text:style-name="P2448"><text:span text:style-name="T2449">         <text:s/></text:span><text:span text:style-name="T2450">status:</text:span><text:span text:style-name="T2451"><text:s/></text:span><text:span text:style-name="T2452">"aktiv"</text:span><text:span text:style-name="T2453">,</text:span></text:p>
      <text:p text:style-name="P2454"><text:span text:style-name="T2455">         <text:s/></text:span><text:span text:style-name="T2456">typ:</text:span><text:span text:style-name="T2457"><text:s/></text:span><text:span text:style-name="T2458">"Maßnahmen-Email"</text:span><text:span text:style-name="T2459">,</text:span></text:p>
      <text:p text:style-name="P2460"><text:span text:style-name="T2461">         <text:s/></text:span><text:span text:style-name="T2462">betreff:</text:span><text:span text:style-name="T2463"><text:s/></text:span><text:span text:style-name="T2464">"Betreff 2"</text:span><text:span text:style-name="T2465">,</text:span></text:p>
      <text:p text:style-name="P2466"><text:span text:style-name="T2467">         <text:s/></text:span><text:span text:style-name="T2468">termin:</text:span><text:span text:style-name="T2469"><text:s/></text:span><text:span text:style-name="T2470">"Termin 2"</text:span><text:span text:style-name="T2471">,</text:span></text:p>
      <text:p text:style-name="P2472"><text:span text:style-name="T2473">         <text:s/></text:span><text:span text:style-name="T2474">erstellt:</text:span><text:span text:style-name="T2475"><text:s/></text:span><text:span text:style-name="T2476">"29.08.2023 15:00"</text:span><text:span text:style-name="T2477">,</text:span></text:p>
      <text:p text:style-name="P2478"><text:span text:style-name="T2479">         <text:s/></text:span><text:span text:style-name="T2480">geaendert:</text:span><text:span text:style-name="T2481"><text:s/></text:span><text:span text:style-name="T2482">"29.08.2023 15:00"</text:span><text:span text:style-name="T2483">,</text:span></text:p>
      <text:p text:style-name="P2484"><text:span text:style-name="T2485">         <text:s/></text:span><text:span text:style-name="T2486">versandt:</text:span><text:span text:style-name="T2487"><text:s/></text:span><text:span text:style-name="T2488">"31.08.2023 15:00"</text:span></text:p>
      <text:p text:style-name="P2489">        },</text:p>
      <text:p text:style-name="P2490">        {</text:p>
      <text:p text:style-name="P2491"><text:span text:style-name="T2492">         <text:s/></text:span><text:span text:style-name="T2493">lfdnr:</text:span><text:span text:style-name="T2494"><text:s/></text:span><text:span text:style-name="T2495">"281"</text:span><text:span text:style-name="T2496">,</text:span></text:p>
      <text:p text:style-name="P2497"><text:span text:style-name="T2498">         <text:s/></text:span><text:span text:style-name="T2499">status:</text:span><text:span text:style-name="T2500"><text:s/></text:span><text:span text:style-name="T2501">"inaktiv"</text:span><text:span text:style-name="T2502">,</text:span></text:p>
      <text:p text:style-name="P2503"><text:span text:style-name="T2504">         <text:s/></text:span><text:span text:style-name="T2505">typ:</text:span><text:span text:style-name="T2506"><text:s/></text:span><text:span text:style-name="T2507">"Maßnahmen-Email"</text:span><text:span text:style-name="T2508">,</text:span></text:p>
      <text:p text:style-name="P2509"><text:span text:style-name="T2510">         <text:s/></text:span><text:span text:style-name="T2511">betreff:</text:span><text:span text:style-name="T2512"><text:s/></text:span><text:span text:style-name="T2513">"Betreff 3"</text:span><text:span text:style-name="T2514">,</text:span></text:p>
      <text:p text:style-name="P2515"><text:span text:style-name="T2516">         <text:s/></text:span><text:span text:style-name="T2517">termin:</text:span><text:span text:style-name="T2518"><text:s/></text:span><text:span text:style-name="T2519">"Termin 3"</text:span><text:span text:style-name="T2520">,</text:span></text:p>
      <text:p text:style-name="P2521"><text:span text:style-name="T2522">         <text:s/></text:span><text:span text:style-name="T2523">erstellt:</text:span><text:span text:style-name="T2524"><text:s/></text:span><text:span text:style-name="T2525">"29.08.2023 15:00"</text:span><text:span text:style-name="T2526">,</text:span></text:p>
      <text:p text:style-name="P2527"><text:span text:style-name="T2528">         <text:s/></text:span><text:span text:style-name="T2529">geaendert:</text:span><text:span text:style-name="T2530"><text:s/></text:span><text:span text:style-name="T2531">"31.08.2023 15:24"</text:span><text:span text:style-name="T2532">,</text:span></text:p>
      <text:p text:style-name="P2533"><text:span text:style-name="T2534">         <text:s/></text:span><text:span text:style-name="T2535">versandt:</text:span><text:span text:style-name="T2536"><text:s/></text:span><text:span text:style-name="T2537">"21.09.2023 12:30"</text:span></text:p>
      <text:p text:style-name="P2538">        },</text:p>
      <text:p text:style-name="P2539">        {</text:p>
      <text:p text:style-name="P2540"><text:span text:style-name="T2541">         <text:s/></text:span><text:span text:style-name="T2542">lfdnr:</text:span><text:span text:style-name="T2543"><text:s/></text:span><text:span text:style-name="T2544">"72617"</text:span><text:span text:style-name="T2545">,</text:span></text:p>
      <text:p text:style-name="P2546"><text:span text:style-name="T2547">         <text:s/></text:span><text:span text:style-name="T2548">status:</text:span><text:span text:style-name="T2549"><text:s/></text:span><text:span text:style-name="T2550">"aktiv"</text:span><text:span text:style-name="T2551">,</text:span></text:p>
      <text:p text:style-name="P2552"><text:span text:style-name="T2553">         <text:s/></text:span><text:span text:style-name="T2554">typ:</text:span><text:span text:style-name="T2555"><text:s/></text:span><text:span text:style-name="T2556">"Maßnahmen-Email"</text:span><text:span text:style-name="T2557">,</text:span></text:p>
      <text:p text:style-name="P2558"><text:span text:style-name="T2559">         <text:s/></text:span><text:span text:style-name="T2560">betreff:</text:span><text:span text:style-name="T2561"><text:s/></text:span><text:span text:style-name="T2562">"Betreff 4"</text:span><text:span text:style-name="T2563">,</text:span></text:p>
      <text:p text:style-name="P2564"><text:span text:style-name="T2565">         <text:s/></text:span><text:span text:style-name="T2566">termin:</text:span><text:span text:style-name="T2567"><text:s/></text:span><text:span text:style-name="T2568">"Termin 4"</text:span><text:span text:style-name="T2569">,</text:span></text:p>
      <text:p text:style-name="P2570"><text:span text:style-name="T2571">         <text:s/></text:span><text:span text:style-name="T2572">erstellt:</text:span><text:span text:style-name="T2573"><text:s/></text:span><text:span text:style-name="T2574">"31.08.2023 15:02"</text:span><text:span text:style-name="T2575">,</text:span></text:p>
      <text:p text:style-name="P2576"><text:span text:style-name="T2577">         <text:s/></text:span><text:span text:style-name="T2578">geaendert:</text:span><text:span text:style-name="T2579"><text:s/></text:span><text:span text:style-name="T2580">"31.08.2023 15:05"</text:span><text:span text:style-name="T2581">,</text:span></text:p>
      <text:p text:style-name="P2582"><text:span text:style-name="T2583">         <text:s/></text:span><text:span text:style-name="T2584">versandt:</text:span><text:span text:style-name="T2585"><text:s/></text:span><text:span text:style-name="T2586">"21.09.2023 12:30"</text:span></text:p>
      <text:p text:style-name="P2587">        },</text:p>
      <text:p text:style-name="P2588">        {</text:p>
      <text:p text:style-name="P2589"><text:span text:style-name="T2590">         <text:s/></text:span><text:span text:style-name="T2591">lfdnr:</text:span><text:span text:style-name="T2592"><text:s/></text:span><text:span text:style-name="T2593">"202020"</text:span><text:span text:style-name="T2594">,</text:span></text:p>
      <text:p text:style-name="P2595"><text:span text:style-name="T2596">         <text:s/></text:span><text:span text:style-name="T2597">status:</text:span><text:span text:style-name="T2598"><text:s/></text:span><text:span text:style-name="T2599">"inaktiv"</text:span><text:span text:style-name="T2600">,</text:span></text:p>
      <text:p text:style-name="P2601"><text:span text:style-name="T2602">         <text:s/></text:span><text:span text:style-name="T2603">typ:</text:span><text:span text:style-name="T2604"><text:s/></text:span><text:span text:style-name="T2605">"Maßnahmen-Email"</text:span><text:span text:style-name="T2606">,</text:span></text:p>
      <text:p text:style-name="P2607"><text:span text:style-name="T2608">         <text:s/></text:span><text:span text:style-name="T2609">betreff:</text:span><text:span text:style-name="T2610"><text:s/></text:span><text:span text:style-name="T2611">"Betreff 5"</text:span><text:span text:style-name="T2612">,</text:span></text:p>
      <text:p text:style-name="P2613"><text:span text:style-name="T2614">         <text:s/></text:span><text:span text:style-name="T2615">termin:</text:span><text:span text:style-name="T2616"><text:s/></text:span><text:span text:style-name="T2617">"Termin 5"</text:span><text:span text:style-name="T2618">,</text:span></text:p>
      <text:p text:style-name="P2619"><text:span text:style-name="T2620">         <text:s/></text:span><text:span text:style-name="T2621">erstellt:</text:span><text:span text:style-name="T2622"><text:s/></text:span><text:span text:style-name="T2623">"31.08.2023 15:05"</text:span><text:span text:style-name="T2624">,</text:span></text:p>
      <text:p text:style-name="P2625"><text:span text:style-name="T2626">         <text:s/></text:span><text:span text:style-name="T2627">geaendert:</text:span><text:span text:style-name="T2628"><text:s/></text:span><text:span text:style-name="T2629">"10.10.2023 09:39"</text:span><text:span text:style-name="T2630">,</text:span></text:p>
      <text:p text:style-name="P2631"><text:span text:style-name="T2632">         <text:s/></text:span><text:span text:style-name="T2633">versandt:</text:span><text:span text:style-name="T2634"><text:s/></text:span><text:span text:style-name="T2635">"02.10.2023 14:30"</text:span></text:p>
      <text:p text:style-name="P2636">        },</text:p>
      <text:p text:style-name="P2637">        {</text:p>
      <text:p text:style-name="P2638"><text:span text:style-name="T2639">         <text:s/></text:span><text:span text:style-name="T2640">lfdnr:</text:span><text:span text:style-name="T2641"><text:s/></text:span><text:span text:style-name="T2642">"1"</text:span><text:span text:style-name="T2643">,</text:span></text:p>
      <text:p text:style-name="P2644"><text:span text:style-name="T2645">         <text:s/></text:span><text:span text:style-name="T2646">status:</text:span><text:span text:style-name="T2647"><text:s/></text:span><text:span text:style-name="T2648">"aktiv"</text:span><text:span text:style-name="T2649">,</text:span></text:p>
      <text:p text:style-name="P2650"><text:span text:style-name="T2651">         <text:s/></text:span><text:span text:style-name="T2652">typ:</text:span><text:span text:style-name="T2653"><text:s/></text:span><text:span text:style-name="T2654">"Maßnahmen-Email"</text:span><text:span text:style-name="T2655">,</text:span></text:p>
      <text:p text:style-name="P2656"><text:span text:style-name="T2657">         <text:s/></text:span><text:span text:style-name="T2658">betreff:</text:span></text:p>
      <text:p text:style-name="P2659"><text:span text:style-name="T2660">           <text:s/></text:span><text:span text:style-name="T2661">"Betreff 1 bloß deutlich länger, damit man testen kann, ob der Text an einer bestimmten Stelle abgeschnitten wird, wie das gefordert wurde."</text:span><text:span text:style-name="T2662">,</text:span></text:p>
      <text:p text:style-name="P2663"><text:span text:style-name="T2664">         <text:s/></text:span><text:span text:style-name="T2665">termin:</text:span><text:span text:style-name="T2666"><text:s/></text:span><text:span text:style-name="T2667">"Termin 1"</text:span><text:span text:style-name="T2668">,</text:span></text:p>
      <text:p text:style-name="P2669"><text:span text:style-name="T2670">         <text:s/></text:span><text:span text:style-name="T2671">erstellt:</text:span><text:span text:style-name="T2672"><text:s/></text:span><text:span text:style-name="T2673">"31.08.2023 15:24"</text:span><text:span text:style-name="T2674">,</text:span></text:p>
      <text:p text:style-name="P2675"><text:span text:style-name="T2676">         <text:s/></text:span><text:span text:style-name="T2677">geaendert:</text:span><text:span text:style-name="T2678"><text:s/></text:span><text:span text:style-name="T2679">"02.09.2023 08:12"</text:span><text:span text:style-name="T2680">,</text:span></text:p>
      <text:p text:style-name="P2681"><text:span text:style-name="T2682">         <text:s/></text:span><text:span text:style-name="T2683">versandt:</text:span><text:span text:style-name="T2684"><text:s/></text:span><text:span text:style-name="T2685">"21.09.2023 12:30"</text:span></text:p>
      <text:p text:style-name="P2686">        },</text:p>
      <text:p text:style-name="P2687">        {</text:p>
      <text:p text:style-name="P2688"><text:span text:style-name="T2689">         <text:s/></text:span><text:span text:style-name="T2690">lfdnr:</text:span><text:span text:style-name="T2691"><text:s/></text:span><text:span text:style-name="T2692">"29"</text:span><text:span text:style-name="T2693">,</text:span></text:p>
      <text:p text:style-name="P2694"><text:span text:style-name="T2695">         <text:s/></text:span><text:span text:style-name="T2696">status:</text:span><text:span text:style-name="T2697"><text:s/></text:span><text:span text:style-name="T2698">"aktiv"</text:span><text:span text:style-name="T2699">,</text:span></text:p>
      <text:p text:style-name="P2700"><text:span text:style-name="T2701">         <text:s/></text:span><text:span text:style-name="T2702">typ:</text:span><text:span text:style-name="T2703"><text:s/></text:span><text:span text:style-name="T2704">"Maßnahmen-Email"</text:span><text:span text:style-name="T2705">,</text:span></text:p>
      <text:p text:style-name="P2706"><text:span text:style-name="T2707">         <text:s/></text:span><text:span text:style-name="T2708">betreff:</text:span><text:span text:style-name="T2709"><text:s/></text:span><text:span text:style-name="T2710">"Betreff 2"</text:span><text:span text:style-name="T2711">,</text:span></text:p>
      <text:p text:style-name="P2712"><text:span text:style-name="T2713">         <text:s/></text:span><text:span text:style-name="T2714">termin:</text:span><text:span text:style-name="T2715"><text:s/></text:span><text:span text:style-name="T2716">"Termin 2"</text:span><text:span text:style-name="T2717">,</text:span></text:p>
      <text:p text:style-name="P2718"><text:span text:style-name="T2719">         <text:s/></text:span><text:span text:style-name="T2720">erstellt:</text:span><text:span text:style-name="T2721"><text:s/></text:span><text:span text:style-name="T2722">"29.08.2023 15:00"</text:span><text:span text:style-name="T2723">,</text:span></text:p>
      <text:p text:style-name="P2724"><text:span text:style-name="T2725">         <text:s/></text:span><text:span text:style-name="T2726">geaendert:</text:span><text:span text:style-name="T2727"><text:s/></text:span><text:span text:style-name="T2728">"29.08.2023 15:00"</text:span><text:span text:style-name="T2729">,</text:span></text:p>
      <text:p text:style-name="P2730"><text:span text:style-name="T2731">         <text:s/></text:span><text:span text:style-name="T2732">versandt:</text:span><text:span text:style-name="T2733"><text:s/></text:span><text:span text:style-name="T2734">"31.08.2023 15:00"</text:span></text:p>
      <text:p text:style-name="P2735">        },</text:p>
      <text:p text:style-name="P2736">        {</text:p>
      <text:p text:style-name="P2737"><text:span text:style-name="T2738">         <text:s/></text:span><text:span text:style-name="T2739">lfdnr:</text:span><text:span text:style-name="T2740"><text:s/></text:span><text:span text:style-name="T2741">"281"</text:span><text:span text:style-name="T2742">,</text:span></text:p>
      <text:p text:style-name="P2743"><text:span text:style-name="T2744">         <text:s/></text:span><text:span text:style-name="T2745">status:</text:span><text:span text:style-name="T2746"><text:s/></text:span><text:span text:style-name="T2747">"inaktiv"</text:span><text:span text:style-name="T2748">,</text:span></text:p>
      <text:p text:style-name="P2749"><text:span text:style-name="T2750">         <text:s/></text:span><text:span text:style-name="T2751">typ:</text:span><text:span text:style-name="T2752"><text:s/></text:span><text:span text:style-name="T2753">"Maßnahmen-Email"</text:span><text:span text:style-name="T2754">,</text:span></text:p>
      <text:p text:style-name="P2755"><text:span text:style-name="T2756">         <text:s/></text:span><text:span text:style-name="T2757">betreff:</text:span><text:span text:style-name="T2758"><text:s/></text:span><text:span text:style-name="T2759">"Betreff 3"</text:span><text:span text:style-name="T2760">,</text:span></text:p>
      <text:p text:style-name="P2761"><text:span text:style-name="T2762">         <text:s/></text:span><text:span text:style-name="T2763">termin:</text:span><text:span text:style-name="T2764"><text:s/></text:span><text:span text:style-name="T2765">"Termin 3"</text:span><text:span text:style-name="T2766">,</text:span></text:p>
      <text:p text:style-name="P2767"><text:span text:style-name="T2768">         <text:s/></text:span><text:span text:style-name="T2769">erstellt:</text:span><text:span text:style-name="T2770"><text:s/></text:span><text:span text:style-name="T2771">"29.08.2023 15:00"</text:span><text:span text:style-name="T2772">,</text:span></text:p>
      <text:p text:style-name="P2773"><text:span text:style-name="T2774">         <text:s/></text:span><text:span text:style-name="T2775">geaendert:</text:span><text:span text:style-name="T2776"><text:s/></text:span><text:span text:style-name="T2777">"31.08.2023 15:24"</text:span><text:span text:style-name="T2778">,</text:span></text:p>
      <text:p text:style-name="P2779"><text:span text:style-name="T2780">         <text:s/></text:span><text:span text:style-name="T2781">versandt:</text:span><text:span text:style-name="T2782"><text:s/></text:span><text:span text:style-name="T2783">"21.09.2023 12:30"</text:span></text:p>
      <text:p text:style-name="P2784">        },</text:p>
      <text:p text:style-name="P2785">        {</text:p>
      <text:p text:style-name="P2786"><text:span text:style-name="T2787">         <text:s/></text:span><text:span text:style-name="T2788">lfdnr:</text:span><text:span text:style-name="T2789"><text:s/></text:span><text:span text:style-name="T2790">"72617"</text:span><text:span text:style-name="T2791">,</text:span></text:p>
      <text:p text:style-name="P2792"><text:span text:style-name="T2793">         <text:s/></text:span><text:span text:style-name="T2794">status:</text:span><text:span text:style-name="T2795"><text:s/></text:span><text:span text:style-name="T2796">"aktiv"</text:span><text:span text:style-name="T2797">,</text:span></text:p>
      <text:p text:style-name="P2798"><text:span text:style-name="T2799">         <text:s/></text:span><text:span text:style-name="T2800">typ:</text:span><text:span text:style-name="T2801"><text:s/></text:span><text:span text:style-name="T2802">"Maßnahmen-Email"</text:span><text:span text:style-name="T2803">,</text:span></text:p>
      <text:p text:style-name="P2804"><text:span text:style-name="T2805">         <text:s/></text:span><text:span text:style-name="T2806">betreff:</text:span><text:span text:style-name="T2807"><text:s/></text:span><text:span text:style-name="T2808">"Betreff 4"</text:span><text:span text:style-name="T2809">,</text:span></text:p>
      <text:p text:style-name="P2810"><text:span text:style-name="T2811">         <text:s/></text:span><text:span text:style-name="T2812">termin:</text:span><text:span text:style-name="T2813"><text:s/></text:span><text:span text:style-name="T2814">"Termin 4"</text:span><text:span text:style-name="T2815">,</text:span></text:p>
      <text:p text:style-name="P2816"><text:span text:style-name="T2817">         <text:s/></text:span><text:span text:style-name="T2818">erstellt:</text:span><text:span text:style-name="T2819"><text:s/></text:span><text:span text:style-name="T2820">"31.08.2023 15:02"</text:span><text:span text:style-name="T2821">,</text:span></text:p>
      <text:p text:style-name="P2822"><text:span text:style-name="T2823">         <text:s/></text:span><text:span text:style-name="T2824">geaendert:</text:span><text:span text:style-name="T2825"><text:s/></text:span><text:span text:style-name="T2826">"31.08.2023 15:05"</text:span><text:span text:style-name="T2827">,</text:span></text:p>
      <text:p text:style-name="P2828"><text:span text:style-name="T2829">         <text:s/></text:span><text:span text:style-name="T2830">versandt:</text:span><text:span text:style-name="T2831"><text:s/></text:span><text:span text:style-name="T2832">"21.09.2023 12:30"</text:span></text:p>
      <text:p text:style-name="P2833">        },</text:p>
      <text:p text:style-name="P2834">        {</text:p>
      <text:p text:style-name="P2835"><text:span text:style-name="T2836">         <text:s/></text:span><text:span text:style-name="T2837">lfdnr:</text:span><text:span text:style-name="T2838"><text:s/></text:span><text:span text:style-name="T2839">"202020"</text:span><text:span text:style-name="T2840">,</text:span></text:p>
      <text:p text:style-name="P2841"><text:span text:style-name="T2842">         <text:s/></text:span><text:span text:style-name="T2843">status:</text:span><text:span text:style-name="T2844"><text:s/></text:span><text:span text:style-name="T2845">"inaktiv"</text:span><text:span text:style-name="T2846">,</text:span></text:p>
      <text:p text:style-name="P2847"><text:span text:style-name="T2848">         <text:s/></text:span><text:span text:style-name="T2849">typ:</text:span><text:span text:style-name="T2850"><text:s/></text:span><text:span text:style-name="T2851">"Maßnahmen-Email"</text:span><text:span text:style-name="T2852">,</text:span></text:p>
      <text:p text:style-name="P2853"><text:span text:style-name="T2854">         <text:s/></text:span><text:span text:style-name="T2855">betreff:</text:span><text:span text:style-name="T2856"><text:s/></text:span><text:span text:style-name="T2857">"Betreff 5"</text:span><text:span text:style-name="T2858">,</text:span></text:p>
      <text:p text:style-name="P2859"><text:span text:style-name="T2860">         <text:s/></text:span><text:span text:style-name="T2861">termin:</text:span><text:span text:style-name="T2862"><text:s/></text:span><text:span text:style-name="T2863">"Termin 5"</text:span><text:span text:style-name="T2864">,</text:span></text:p>
      <text:p text:style-name="P2865"><text:span text:style-name="T2866">         <text:s/></text:span><text:span text:style-name="T2867">erstellt:</text:span><text:span text:style-name="T2868"><text:s/></text:span><text:span text:style-name="T2869">"31.08.2023 15:05"</text:span><text:span text:style-name="T2870">,</text:span></text:p>
      <text:p text:style-name="P2871"><text:span text:style-name="T2872">         <text:s/></text:span><text:span text:style-name="T2873">geaendert:</text:span><text:span text:style-name="T2874"><text:s/></text:span><text:span text:style-name="T2875">"10.10.2023 09:39"</text:span><text:span text:style-name="T2876">,</text:span></text:p>
      <text:p text:style-name="P2877"><text:span text:style-name="T2878">         <text:s/></text:span><text:span text:style-name="T2879">versandt:</text:span><text:span text:style-name="T2880"><text:s/></text:span><text:span text:style-name="T2881">"02.10.2023 14:30"</text:span></text:p>
      <text:p text:style-name="P2882"><text:span text:style-name="T2883">       <text:s/></text:span><text:span text:style-name="T2884">}</text:span></text:p>
      <text:p text:style-name="P2885">      ];</text:p>
      <text:p text:style-name="P2886">    }</text:p>
      <text:p text:style-name="P2887">  },</text:p>
      <text:p text:style-name="P2888"><text:span text:style-name="T2889"> <text:s/></text:span><text:span text:style-name="T2890">watch:</text:span><text:span text:style-name="T2891"><text:s/>{</text:span></text:p>
      <text:p text:style-name="P2892"><text:span text:style-name="T2893">   <text:s/></text:span><text:span text:style-name="T2894">"globals.team"</text:span><text:span text:style-name="T2895">() {</text:span></text:p>
      <text:p text:style-name="P2896"><text:span text:style-name="T2897">     <text:s/></text:span><text:span text:style-name="T2898">this</text:span><text:span text:style-name="T2899">.</text:span><text:span text:style-name="T2900">loadData</text:span><text:span text:style-name="T2901">();</text:span></text:p>
      <text:p text:style-name="P2902">    }</text:p>
      <text:p text:style-name="P2903">  }</text:p>
      <text:p text:style-name="P2904">};</text:p>
      <text:p text:style-name="P2905"><text:span text:style-name="T2906">&lt;/script&gt;</text:span></text:p>
      <text:p text:style-name="P2907"/>
      <text:p text:style-name="P2908"><text:span text:style-name="T2909">&lt;style</text:span><text:span text:style-name="T2910"><text:s/></text:span><text:span text:style-name="T2911">scoped</text:span><text:span text:style-name="T2912">&gt;</text:span></text:p>
      <text:p text:style-name="P2913"><text:span text:style-name="T2914">td</text:span><text:span text:style-name="T2915"><text:s/>{</text:span></text:p>
      <text:p text:style-name="P2916"><text:span text:style-name="T2917"> <text:s/></text:span><text:span text:style-name="T2918">text-overflow</text:span><text:span text:style-name="T2919">:<text:s/></text:span><text:span text:style-name="T2920">ellipsis</text:span><text:span text:style-name="T2921">;</text:span></text:p>
      <text:p text:style-name="P2922"><text:span text:style-name="T2923"> <text:s/></text:span><text:span text:style-name="T2924">overflow</text:span><text:span text:style-name="T2925">:<text:s/></text:span><text:span text:style-name="T2926">hidden</text:span><text:span text:style-name="T2927">;</text:span></text:p>
      <text:p text:style-name="P2928"><text:span text:style-name="T2929"> <text:s/></text:span><text:span text:style-name="T2930">max-width</text:span><text:span text:style-name="T2931">:<text:s/></text:span><text:span text:style-name="T2932">300px</text:span><text:span text:style-name="T2933">;</text:span></text:p>
      <text:p text:style-name="P2934"><text:span text:style-name="T2935"> <text:s/></text:span><text:span text:style-name="T2936">vertical-align</text:span><text:span text:style-name="T2937">:<text:s/></text:span><text:span text:style-name="T2938">middle</text:span><text:span text:style-name="T2939">;</text:span></text:p>
      <text:p text:style-name="P2940">}</text:p>
      <text:p text:style-name="P2941"><text:span text:style-name="T2942">scale-text-field</text:span><text:span text:style-name="T2943"><text:s/>{</text:span></text:p>
      <text:p text:style-name="P2944"><text:span text:style-name="T2945"> <text:s/></text:span><text:span text:style-name="T2946">display</text:span><text:span text:style-name="T2947">:<text:s/></text:span><text:span text:style-name="T2948">block</text:span><text:span text:style-name="T2949">;</text:span></text:p>
      <text:p text:style-name="P2950">}</text:p>
      <text:p text:style-name="P2951"><text:span text:style-name="T2952">#suche-container</text:span><text:span text:style-name="T2953"><text:s/>{</text:span></text:p>
      <text:p text:style-name="P2954"><text:span text:style-name="T2955"> <text:s/></text:span><text:span text:style-name="T2956">position</text:span><text:span text:style-name="T2957">:<text:s/></text:span><text:span text:style-name="T2958">relative</text:span><text:span text:style-name="T2959">;</text:span></text:p>
      <text:p text:style-name="P2960">}</text:p>
      <text:p text:style-name="P2961"><text:span text:style-name="T2962">#suche-lupe</text:span><text:span text:style-name="T2963"><text:s/>{</text:span></text:p>
      <text:p text:style-name="P2964"><text:span text:style-name="T2965"> <text:s/></text:span><text:span text:style-name="T2966">position</text:span><text:span text:style-name="T2967">:<text:s/></text:span><text:span text:style-name="T2968">absolute</text:span><text:span text:style-name="T2969">;</text:span></text:p>
      <text:p text:style-name="P2970"><text:span text:style-name="T2971"> <text:s/></text:span><text:span text:style-name="T2972">left</text:span><text:span text:style-name="T2973">:<text:s/></text:span><text:span text:style-name="T2974">4px</text:span><text:span text:style-name="T2975">;</text:span></text:p>
      <text:p text:style-name="P2976"><text:span text:style-name="T2977"> <text:s/></text:span><text:span text:style-name="T2978">top</text:span><text:span text:style-name="T2979">:<text:s/></text:span><text:span text:style-name="T2980">12px</text:span><text:span text:style-name="T2981">;</text:span></text:p>
      <text:p text:style-name="P2982">}</text:p>
      <text:p text:style-name="P2983"><text:span text:style-name="T2984">#test</text:span><text:span text:style-name="T2985"><text:s/>{</text:span></text:p>
      <text:p text:style-name="P2986"><text:span text:style-name="T2987"> <text:s/></text:span><text:span text:style-name="T2988">position</text:span><text:span text:style-name="T2989">:<text:s/></text:span><text:span text:style-name="T2990">absolute</text:span><text:span text:style-name="T2991">;</text:span></text:p>
      <text:p text:style-name="P2992"><text:span text:style-name="T2993"> <text:s/></text:span><text:span text:style-name="T2994">right</text:span><text:span text:style-name="T2995">:<text:s/></text:span><text:span text:style-name="T2996">4px</text:span><text:span text:style-name="T2997">;</text:span></text:p>
      <text:p text:style-name="P2998"><text:span text:style-name="T2999"> <text:s/></text:span><text:span text:style-name="T3000">top</text:span><text:span text:style-name="T3001">:<text:s/></text:span><text:span text:style-name="T3002">12px</text:span><text:span text:style-name="T3003">;</text:span></text:p>
      <text:p text:style-name="P3004">}</text:p>
      <text:p text:style-name="P3005"><text:span text:style-name="T3006">#suche-container</text:span><text:span text:style-name="T3007"><text:s/></text:span><text:span text:style-name="T3008">&gt;</text:span><text:span text:style-name="T3009"><text:s/></text:span><text:span text:style-name="T3010">label</text:span><text:span text:style-name="T3011"><text:s/>{</text:span></text:p>
      <text:p text:style-name="P3012"><text:span text:style-name="T3013"> <text:s/></text:span><text:span text:style-name="T3014">padding-left</text:span><text:span text:style-name="T3015">:<text:s/></text:span><text:span text:style-name="T3016">20px</text:span><text:span text:style-name="T3017">;</text:span></text:p>
      <text:p text:style-name="P3018">}</text:p>
      <text:p text:style-name="P3019"><text:span text:style-name="T3020">#suche</text:span><text:span text:style-name="T3021"><text:s/>{</text:span></text:p>
      <text:p text:style-name="P3022"><text:span text:style-name="T3023"> <text:s/></text:span><text:span text:style-name="T3024">padding-left</text:span><text:span text:style-name="T3025">:<text:s/></text:span><text:span text:style-name="T3026">31px</text:span><text:span text:style-name="T3027"><text:s/></text:span><text:span text:style-name="T3028">!important</text:span><text:span text:style-name="T3029">;</text:span></text:p>
      <text:p text:style-name="P3030">}</text:p>
      <text:p text:style-name="P3031"><text:span text:style-name="T3032">&lt;/style&gt;</text:span></text:p>
      <text:p text:style-name="P303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msonormal0" style:display-name="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5:00Z</meta:creation-date>
    <dc:date>2024-09-23T12:05:00Z</dc:date>
    <meta:template xlink:href="Normal.dotm" xlink:type="simple"/>
    <meta:editing-cycles>1</meta:editing-cycles>
    <meta:editing-duration>PT0S</meta:editing-duration>
    <meta:document-statistic meta:page-count="1" meta:paragraph-count="33" meta:word-count="2306" meta:character-count="16802" meta:row-count="121" meta:non-whitespace-character-count="14529"/>
  </office:meta>
</office:document-meta>
</file>